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86" style:master-page-name="MasterPage2" style:family="paragraph" style:name="P85">
      <style:paragraph-properties fo:text-align="center" fo:margin-top="15.6pt" fo:margin-bottom="0pt"/>
      <style:text-properties fo:color="#000000" fo:font-family="FreeSans" style:font-family-asian="华文黑体 - Kelvin" style:font-family-complex="FreeSans" fo:font-size="36pt" style:font-size-complex="36pt" fo:language="en" style:language-complex="hi" fo:country="US" style:country-complex="IN"/>
    </style:style>
    <style:style style:family="text" style:name="T383">
      <style:text-properties fo:font-family="FreeSans" style:font-family-asian="华文黑体 - Kelvin"/>
    </style:style>
    <style:style style:family="text" style:name="T384">
      <style:text-properties fo:font-family="FreeSans" style:font-family-asian="华文黑体 - Kelvin"/>
    </style:style>
    <style:style style:family="text" style:name="T385">
      <style:text-properties fo:font-family="FreeSans" style:font-family-asian="华文黑体 - Kelvin"/>
    </style:style>
    <style:style style:parent-style-name="750" style:family="paragraph" style:name="P8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86">
      <style:text-properties fo:font-family="华文黑体 - Kelvin" style:font-family-asian="华文黑体 - Kelvin" fo:font-size="15pt" style:font-size-complex="15pt"/>
    </style:style>
    <style:style style:family="text" style:name="T387">
      <style:text-properties fo:font-family="华文黑体 - Kelvin" style:font-family-asian="华文黑体 - Kelvin" fo:font-size="15pt" style:font-size-complex="15pt"/>
    </style:style>
    <style:style style:parent-style-name="750" style:family="paragraph" style:name="P88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88">
      <style:text-properties fo:font-family="华文黑体 - Kelvin" style:font-family-asian="华文黑体 - Kelvin" fo:font-size="15pt" style:font-size-complex="15pt"/>
    </style:style>
    <style:style style:family="text" style:name="T389">
      <style:text-properties fo:font-family="华文黑体 - Kelvin" style:font-family-asian="华文黑体 - Kelvin" fo:font-size="15pt" style:font-size-complex="15pt"/>
    </style:style>
    <style:style style:parent-style-name="750" style:family="paragraph" style:name="P8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90">
      <style:text-properties fo:font-family="华文黑体 - Kelvin" style:font-family-asian="华文黑体 - Kelvin" fo:font-size="15pt" style:font-size-complex="15pt"/>
    </style:style>
    <style:style style:family="text" style:name="T391">
      <style:text-properties fo:font-family="华文黑体 - Kelvin" style:font-family-asian="华文黑体 - Kelvin" fo:font-size="15pt" style:font-size-complex="15pt"/>
    </style:style>
    <style:style style:parent-style-name="750" style:family="paragraph" style:name="P90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92">
      <style:text-properties fo:font-family="华文黑体 - Kelvin" style:font-family-asian="华文黑体 - Kelvin" fo:font-size="15pt" style:font-size-complex="15pt"/>
    </style:style>
    <style:style style:family="text" style:name="T393">
      <style:text-properties fo:font-family="华文黑体 - Kelvin" style:font-family-asian="华文黑体 - Kelvin" fo:font-size="15pt" style:font-size-complex="15pt"/>
    </style:style>
    <style:style style:parent-style-name="750" style:family="paragraph" style:name="P91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94">
      <style:text-properties fo:font-family="华文黑体 - Kelvin" style:font-family-asian="华文黑体 - Kelvin" fo:font-size="15pt" style:font-size-complex="15pt"/>
    </style:style>
    <style:style style:family="text" style:name="T395">
      <style:text-properties fo:font-family="华文黑体 - Kelvin" style:font-family-asian="华文黑体 - Kelvin" fo:font-size="15pt" style:font-size-complex="15pt"/>
    </style:style>
    <style:style style:parent-style-name="750" style:family="paragraph" style:name="P9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96">
      <style:text-properties fo:font-family="华文黑体 - Kelvin" style:font-family-asian="华文黑体 - Kelvin" fo:font-size="15pt" style:font-size-complex="15pt"/>
    </style:style>
    <style:style style:family="text" style:name="T397">
      <style:text-properties fo:font-family="华文黑体 - Kelvin" style:font-family-asian="华文黑体 - Kelvin" fo:font-size="15pt" style:font-size-complex="15pt"/>
    </style:style>
    <style:style style:parent-style-name="750" style:family="paragraph" style:name="P9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398">
      <style:text-properties fo:font-family="华文黑体 - Kelvin" style:font-family-asian="华文黑体 - Kelvin" fo:font-size="15pt" style:font-size-complex="15pt"/>
    </style:style>
    <style:style style:family="text" style:name="T399">
      <style:text-properties fo:font-family="华文黑体 - Kelvin" style:font-family-asian="华文黑体 - Kelvin" fo:font-size="15pt" style:font-size-complex="15pt"/>
    </style:style>
    <style:style style:parent-style-name="750" style:family="paragraph" style:name="P9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00">
      <style:text-properties fo:font-family="华文黑体 - Kelvin" style:font-family-asian="华文黑体 - Kelvin" fo:font-size="15pt" style:font-size-complex="15pt"/>
    </style:style>
    <style:style style:family="text" style:name="T401">
      <style:text-properties fo:font-family="华文黑体 - Kelvin" style:font-family-asian="华文黑体 - Kelvin" fo:font-size="15pt" style:font-size-complex="15pt"/>
    </style:style>
    <style:style style:parent-style-name="750" style:family="paragraph" style:name="P9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02">
      <style:text-properties fo:font-family="华文黑体 - Kelvin" style:font-family-asian="华文黑体 - Kelvin" fo:font-size="15pt" style:font-size-complex="15pt"/>
    </style:style>
    <style:style style:family="text" style:name="T403">
      <style:text-properties fo:font-family="华文黑体 - Kelvin" style:font-family-asian="华文黑体 - Kelvin" fo:font-size="15pt" style:font-size-complex="15pt"/>
    </style:style>
    <style:style style:parent-style-name="750" style:family="paragraph" style:name="P9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04">
      <style:text-properties fo:font-family="华文黑体 - Kelvin" style:font-family-asian="华文黑体 - Kelvin" fo:font-size="15pt" style:font-size-complex="15pt"/>
    </style:style>
    <style:style style:family="text" style:name="T405">
      <style:text-properties fo:font-family="华文黑体 - Kelvin" style:font-family-asian="华文黑体 - Kelvin" fo:font-size="15pt" style:font-size-complex="15pt"/>
    </style:style>
    <style:style style:parent-style-name="750" style:family="paragraph" style:name="P9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06">
      <style:text-properties fo:font-family="华文黑体 - Kelvin" style:font-family-asian="华文黑体 - Kelvin" fo:font-size="15pt" style:font-size-complex="15pt"/>
    </style:style>
    <style:style style:family="text" style:name="T407">
      <style:text-properties fo:font-family="华文黑体 - Kelvin" style:font-family-asian="华文黑体 - Kelvin" fo:font-size="15pt" style:font-size-complex="15pt"/>
    </style:style>
    <style:style style:parent-style-name="750" style:family="paragraph" style:name="P98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08">
      <style:text-properties fo:font-family="华文黑体 - Kelvin" style:font-family-asian="华文黑体 - Kelvin" fo:font-size="15pt" style:font-size-complex="15pt"/>
    </style:style>
    <style:style style:family="text" style:name="T409">
      <style:text-properties fo:font-family="华文黑体 - Kelvin" style:font-family-asian="华文黑体 - Kelvin" fo:font-size="15pt" style:font-size-complex="15pt"/>
    </style:style>
    <style:style style:parent-style-name="750" style:family="paragraph" style:name="P9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10">
      <style:text-properties fo:font-family="华文黑体 - Kelvin" style:font-family-asian="华文黑体 - Kelvin" fo:font-size="15pt" style:font-size-complex="15pt"/>
    </style:style>
    <style:style style:family="text" style:name="T411">
      <style:text-properties fo:font-family="华文黑体 - Kelvin" style:font-family-asian="华文黑体 - Kelvin" fo:font-size="15pt" style:font-size-complex="15pt"/>
    </style:style>
    <style:style style:parent-style-name="750" style:family="paragraph" style:name="P100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12">
      <style:text-properties fo:font-family="华文黑体 - Kelvin" style:font-family-asian="华文黑体 - Kelvin" fo:font-size="15pt" style:font-size-complex="15pt"/>
    </style:style>
    <style:style style:family="text" style:name="T413">
      <style:text-properties fo:font-family="华文黑体 - Kelvin" style:font-family-asian="华文黑体 - Kelvin" fo:font-size="15pt" style:font-size-complex="15pt"/>
    </style:style>
    <style:style style:parent-style-name="750" style:family="paragraph" style:name="P101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14">
      <style:text-properties fo:font-family="华文黑体 - Kelvin" style:font-family-asian="华文黑体 - Kelvin" fo:font-size="15pt" style:font-size-complex="15pt"/>
    </style:style>
    <style:style style:family="text" style:name="T415">
      <style:text-properties fo:font-family="华文黑体 - Kelvin" style:font-family-asian="华文黑体 - Kelvin" fo:font-size="15pt" style:font-size-complex="15pt"/>
    </style:style>
    <style:style style:parent-style-name="750" style:family="paragraph" style:name="P10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16">
      <style:text-properties fo:font-family="华文黑体 - Kelvin" style:font-family-asian="华文黑体 - Kelvin" fo:font-size="15pt" style:font-size-complex="15pt"/>
    </style:style>
    <style:style style:family="text" style:name="T417">
      <style:text-properties fo:font-family="华文黑体 - Kelvin" style:font-family-asian="华文黑体 - Kelvin" fo:font-size="15pt" style:font-size-complex="15pt"/>
    </style:style>
    <style:style style:parent-style-name="750" style:family="paragraph" style:name="P10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18">
      <style:text-properties fo:font-family="华文黑体 - Kelvin" style:font-family-asian="华文黑体 - Kelvin" fo:font-size="15pt" style:font-size-complex="15pt"/>
    </style:style>
    <style:style style:family="text" style:name="T419">
      <style:text-properties fo:font-family="华文黑体 - Kelvin" style:font-family-asian="华文黑体 - Kelvin" fo:font-size="15pt" style:font-size-complex="15pt"/>
    </style:style>
    <style:style style:parent-style-name="750" style:family="paragraph" style:name="P10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20">
      <style:text-properties fo:font-family="华文黑体 - Kelvin" style:font-family-asian="华文黑体 - Kelvin" fo:font-size="15pt" style:font-size-complex="15pt"/>
    </style:style>
    <style:style style:family="text" style:name="T421">
      <style:text-properties fo:font-family="华文黑体 - Kelvin" style:font-family-asian="华文黑体 - Kelvin" fo:font-size="15pt" style:font-size-complex="15pt"/>
    </style:style>
    <style:style style:parent-style-name="750" style:family="paragraph" style:name="P10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22">
      <style:text-properties fo:font-family="华文黑体 - Kelvin" style:font-family-asian="华文黑体 - Kelvin" fo:font-size="15pt" style:font-size-complex="15pt"/>
    </style:style>
    <style:style style:family="text" style:name="T423">
      <style:text-properties fo:font-family="华文黑体 - Kelvin" style:font-family-asian="华文黑体 - Kelvin" fo:font-size="15pt" style:font-size-complex="15pt"/>
    </style:style>
    <style:style style:parent-style-name="750" style:family="paragraph" style:name="P10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24">
      <style:text-properties fo:font-family="华文黑体 - Kelvin" style:font-family-asian="华文黑体 - Kelvin" fo:font-size="15pt" style:font-size-complex="15pt"/>
    </style:style>
    <style:style style:family="text" style:name="T425">
      <style:text-properties fo:font-family="华文黑体 - Kelvin" style:font-family-asian="华文黑体 - Kelvin" fo:font-size="15pt" style:font-size-complex="15pt"/>
    </style:style>
    <style:style style:parent-style-name="750" style:family="paragraph" style:name="P10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26">
      <style:text-properties fo:font-family="华文黑体 - Kelvin" style:font-family-asian="华文黑体 - Kelvin" fo:font-size="15pt" style:font-size-complex="15pt"/>
    </style:style>
    <style:style style:family="text" style:name="T427">
      <style:text-properties fo:font-family="华文黑体 - Kelvin" style:font-family-asian="华文黑体 - Kelvin" fo:font-size="15pt" style:font-size-complex="15pt"/>
    </style:style>
    <style:style style:parent-style-name="750" style:family="paragraph" style:name="P108">
      <style:paragraph-properties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28">
      <style:text-properties fo:font-family="华文黑体 - Kelvin" style:font-family-asian="华文黑体 - Kelvin" fo:font-size="15pt" style:font-size-complex="15pt"/>
    </style:style>
    <style:style style:family="text" style:name="T429">
      <style:text-properties fo:font-family="华文黑体 - Kelvin" style:font-family-asian="华文黑体 - Kelvin" fo:font-size="15pt" style:font-size-complex="15pt"/>
    </style:style>
    <style:style style:parent-style-name="750" style:family="paragraph" style:name="P109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30">
      <style:text-properties fo:font-family="华文黑体 - Kelvin" style:font-family-asian="华文黑体 - Kelvin" fo:font-size="15pt" style:font-size-complex="15pt"/>
    </style:style>
    <style:style style:family="text" style:name="T431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432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433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434">
      <style:text-properties fo:font-family="华文黑体 - Kelvin" style:font-family-asian="华文黑体 - Kelvin" fo:font-size="15pt" style:font-size-complex="15pt"/>
    </style:style>
    <style:style style:parent-style-name="750" style:family="paragraph" style:name="P110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35">
      <style:text-properties fo:font-family="华文黑体 - Kelvin" style:font-family-asian="华文黑体 - Kelvin" fo:font-size="15pt" style:font-size-complex="15pt" style:text-underline-type="none" style:text-underline-width="auto"/>
    </style:style>
    <style:style style:family="text" style:name="T436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437">
      <style:text-properties fo:font-family="华文黑体 - Kelvin" style:font-family-asian="华文黑体 - Kelvin" fo:font-size="14pt" style:font-size-complex="14pt" style:text-underline-type="single" style:text-underline-style="solid" style:text-underline-width="auto" style:text-underline-color="font-color"/>
    </style:style>
    <style:style style:family="text" style:name="T438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439">
      <style:text-properties fo:font-family="华文黑体 - Kelvin" style:font-family-asian="华文黑体 - Kelvin" fo:font-size="15pt" style:font-size-complex="15pt"/>
    </style:style>
    <style:style style:parent-style-name="750" style:family="paragraph" style:name="P111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40">
      <style:text-properties fo:font-family="华文黑体 - Kelvin" style:font-family-asian="华文黑体 - Kelvin" fo:font-size="15pt" style:font-size-complex="15pt"/>
    </style:style>
    <style:style style:family="text" style:name="T441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442">
      <style:text-properties fo:font-family="华文黑体 - Kelvin" style:font-family-asian="华文黑体 - Kelvin"/>
    </style:style>
    <style:style style:parent-style-name="750" style:family="paragraph" style:name="P112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43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 fo:font-weight="normal"/>
    </style:style>
    <style:style style:family="text" style:name="T444">
      <style:text-properties fo:font-family="华文黑体 - Kelvin" style:font-family-asian="华文黑体 - Kelvin"/>
    </style:style>
    <style:style style:parent-style-name="750" style:family="paragraph" style:name="P11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45">
      <style:text-properties fo:font-family="华文黑体 - Kelvin" style:font-family-asian="华文黑体 - Kelvin" fo:font-size="15pt" style:font-size-complex="15pt"/>
    </style:style>
    <style:style style:family="text" style:name="T446">
      <style:text-properties fo:font-family="华文黑体 - Kelvin" style:font-family-asian="华文黑体 - Kelvin" fo:font-size="15pt" style:font-size-complex="15pt"/>
    </style:style>
    <style:style style:parent-style-name="750" style:family="paragraph" style:name="P11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47">
      <style:text-properties fo:font-family="华文黑体 - Kelvin" style:font-family-asian="华文黑体 - Kelvin" fo:font-size="15pt" style:font-size-complex="15pt"/>
    </style:style>
    <style:style style:family="text" style:name="T448">
      <style:text-properties fo:font-family="华文黑体 - Kelvin" style:font-family-asian="华文黑体 - Kelvin" fo:font-size="15pt" style:font-size-complex="15pt"/>
    </style:style>
    <style:style style:parent-style-name="782" style:master-page-name="MasterPage3" style:family="paragraph" style:name="P115">
      <style:paragraph-properties fo:break-before="page"/>
      <style:text-properties fo:color="#000000" fo:font-family="FreeSans" style:font-family-asian="华文黑体 - Kelvin" style:font-family-complex="FreeSans" fo:font-size="16pt" style:font-size-complex="14pt" fo:language="en" style:language-complex="hi" fo:country="US" style:country-complex="IN"/>
    </style:style>
    <style:style style:family="text" style:name="T449">
      <style:text-properties fo:language="zh" fo:country="Hans"/>
    </style:style>
    <style:style style:family="text" style:name="T450">
      <style:text-properties fo:language="zh" style:language-complex="zh" fo:country="Hans" style:country-complex="Hans"/>
    </style:style>
    <style:style style:parent-style-name="788" style:family="paragraph" style:name="P117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88" style:family="paragraph" style:name="P118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88" style:family="paragraph" style:name="P119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88" style:family="paragraph" style:name="P120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88" style:family="paragraph" style:name="P121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88" style:family="paragraph" style:name="P122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88" style:family="paragraph" style:name="P123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50" style:family="paragraph" style:name="P124">
      <style:paragraph-properties fo:line-height="150%" fo:text-align="left" fo:margin-left="0cm" fo:margin-right="0cm" fo:text-indent="0.7391cm" fo:margin-top="2.85pt" fo:margin-bottom="2.85pt">
        <style:tab-stops>
          <style:tab-stop style:position="2.93cm" style:type="left"/>
        </style:tab-stops>
      </style:paragraph-properties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451">
      <style:text-properties style:font-family-asian="华文黑体 - Kelvin"/>
    </style:style>
    <style:style style:family="text" style:name="T452">
      <style:text-properties style:font-family-asian="华文黑体 - Kelvin"/>
    </style:style>
    <style:style style:parent-style-name="771" style:master-page-name="MasterPage4" style:family="paragraph" style:name="P125">
      <style:paragraph-properties fo:break-before="page"/>
      <style:text-properties fo:color="#000000" fo:font-family="FreeSans" style:font-family-asian="华文黑体 - Kelvin" style:font-family-complex="FreeSans" fo:font-size="16pt" style:font-size-complex="16pt" fo:language="en" style:language-complex="hi" fo:country="US" style:country-complex="IN" fo:font-weight="normal"/>
    </style:style>
    <style:style style:family="paragraph" style:name="P127">
      <style:paragraph-properties/>
      <style:text-properties/>
    </style:style>
    <style:style style:parent-style-name="772" style:family="paragraph" style:name="P12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53">
      <style:text-properties/>
    </style:style>
    <style:style style:parent-style-name="772" style:family="paragraph" style:name="P12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54">
      <style:text-properties/>
    </style:style>
    <style:style style:parent-style-name="773" style:family="paragraph" style:name="P13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55">
      <style:text-properties/>
    </style:style>
    <style:style style:parent-style-name="773" style:family="paragraph" style:name="P13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56">
      <style:text-properties/>
    </style:style>
    <style:style style:parent-style-name="772" style:family="paragraph" style:name="P13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57">
      <style:text-properties/>
    </style:style>
    <style:style style:parent-style-name="773" style:family="paragraph" style:name="P13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58">
      <style:text-properties/>
    </style:style>
    <style:style style:parent-style-name="774" style:family="paragraph" style:name="P13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59">
      <style:text-properties/>
    </style:style>
    <style:style style:parent-style-name="773" style:family="paragraph" style:name="P13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0">
      <style:text-properties/>
    </style:style>
    <style:style style:parent-style-name="774" style:family="paragraph" style:name="P13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1">
      <style:text-properties/>
    </style:style>
    <style:style style:parent-style-name="774" style:family="paragraph" style:name="P13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2">
      <style:text-properties/>
    </style:style>
    <style:style style:parent-style-name="773" style:family="paragraph" style:name="P13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3">
      <style:text-properties/>
    </style:style>
    <style:style style:parent-style-name="773" style:family="paragraph" style:name="P13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4">
      <style:text-properties/>
    </style:style>
    <style:style style:parent-style-name="774" style:family="paragraph" style:name="P14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5">
      <style:text-properties/>
    </style:style>
    <style:style style:parent-style-name="774" style:family="paragraph" style:name="P14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6">
      <style:text-properties/>
    </style:style>
    <style:style style:parent-style-name="773" style:family="paragraph" style:name="P14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7">
      <style:text-properties/>
    </style:style>
    <style:style style:parent-style-name="773" style:family="paragraph" style:name="P14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68">
      <style:text-properties/>
    </style:style>
    <style:style style:parent-style-name="772" style:family="paragraph" style:name="P14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69">
      <style:text-properties/>
    </style:style>
    <style:style style:parent-style-name="773" style:family="paragraph" style:name="P14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0">
      <style:text-properties/>
    </style:style>
    <style:style style:parent-style-name="773" style:family="paragraph" style:name="P14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1">
      <style:text-properties/>
    </style:style>
    <style:style style:parent-style-name="773" style:family="paragraph" style:name="P14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2">
      <style:text-properties/>
    </style:style>
    <style:style style:parent-style-name="774" style:family="paragraph" style:name="P14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3">
      <style:text-properties/>
    </style:style>
    <style:style style:parent-style-name="774" style:family="paragraph" style:name="P14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4">
      <style:text-properties/>
    </style:style>
    <style:style style:parent-style-name="774" style:family="paragraph" style:name="P15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5">
      <style:text-properties/>
    </style:style>
    <style:style style:parent-style-name="774" style:family="paragraph" style:name="P15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6">
      <style:text-properties/>
    </style:style>
    <style:style style:parent-style-name="774" style:family="paragraph" style:name="P15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7">
      <style:text-properties/>
    </style:style>
    <style:style style:parent-style-name="775" style:family="paragraph" style:name="P15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Liberation Serif" style:font-family-asian="华文仿宋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78">
      <style:text-properties/>
    </style:style>
    <style:style style:parent-style-name="774" style:family="paragraph" style:name="P15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79">
      <style:text-properties/>
    </style:style>
    <style:style style:parent-style-name="772" style:family="paragraph" style:name="P15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80">
      <style:text-properties/>
    </style:style>
    <style:style style:parent-style-name="773" style:family="paragraph" style:name="P15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81">
      <style:text-properties/>
    </style:style>
    <style:style style:parent-style-name="773" style:family="paragraph" style:name="P15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17" style:family="text" style:name="T482">
      <style:text-properties/>
    </style:style>
    <style:style style:parent-style-name="772" style:family="paragraph" style:name="P15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83">
      <style:text-properties/>
    </style:style>
    <style:style style:parent-style-name="772" style:family="paragraph" style:name="P15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84">
      <style:text-properties/>
    </style:style>
    <style:style style:parent-style-name="772" style:family="paragraph" style:name="P16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85">
      <style:text-properties/>
    </style:style>
    <style:style style:parent-style-name="772" style:family="paragraph" style:name="P16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17" style:family="text" style:name="T486">
      <style:text-properties/>
    </style:style>
    <style:style style:family="paragraph" style:name="P162">
      <style:paragraph-properties/>
      <style:text-properties/>
    </style:style>
    <style:style style:parent-style-name="758" style:family="paragraph" style:name="P163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61" style:family="paragraph" style:name="P16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2" style:family="paragraph" style:name="P165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16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6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6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6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17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52" style:family="paragraph" style:name="P17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7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7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4" style:family="paragraph" style:name="P1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3" style:family="paragraph" style:name="P17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52" style:family="paragraph" style:name="P17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7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17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52" style:family="paragraph" style:name="P17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8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181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18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8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184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18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8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8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4" style:family="paragraph" style:name="P1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190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2" style:family="paragraph" style:name="P191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19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9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194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19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9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9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9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19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0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0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0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203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20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0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0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0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208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20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1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1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1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213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21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1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1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21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487">
      <style:text-properties fo:language="zh" fo:country="Hans"/>
    </style:style>
    <style:style style:parent-style-name="752" style:family="paragraph" style:name="P2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222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able" style:name="ta1">
      <style:paragraph-properties fo:line-height="100%" fo:margin-bottom="0pt"/>
      <style:table-properties style:width="17cm" fo:margin-left="0cm" table:align="left" style:use-optimal-column-width="true"/>
    </style:style>
    <style:style style:family="table-column" style:name="co1">
      <style:table-column-properties style:column-width="8.501cm" style:use-optimal-column-width="true"/>
    </style:style>
    <style:style style:family="table-column" style:name="co2">
      <style:table-column-properties style:column-width="8.501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-top="0.01764cm solid #000000" fo:border-bottom="0.01764cm solid #000000" fo:border-left="0.01764cm solid #000000" fo:border-right="0.01764cm solid #000000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parent-style-name="752" style:family="paragraph" style:name="P2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able-cell" style:name="ce3">
      <style:table-cell-properties style:direction="ltr" fo:border-top="0.01764cm solid #000000" fo:border-bottom="0.01764cm solid #000000" fo:border-left="0.01764cm solid #000000" fo:border-right="0.01764cm solid #000000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parent-style-name="752" style:family="paragraph" style:name="P2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2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2" style:family="paragraph" style:name="P22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able" style:name="ta2">
      <style:paragraph-properties fo:line-height="100%" fo:margin-bottom="0pt"/>
      <style:table-properties style:width="17cm" fo:margin-left="0cm" table:align="left" style:use-optimal-column-width="true"/>
    </style:style>
    <style:style style:family="table-column" style:name="co3">
      <style:table-column-properties style:column-width="8.501cm" style:use-optimal-column-width="true"/>
    </style:style>
    <style:style style:family="table-column" style:name="co4">
      <style:table-column-properties style:column-width="8.501cm" style:use-optimal-column-width="true"/>
    </style:style>
    <style:style style:family="table-row" style:name="ro2">
      <style:table-row-properties/>
    </style:style>
    <style:style style:family="table-cell" style:name="ce5">
      <style:table-cell-properties style:direction="ltr" fo:border-top="0.01764cm solid #000000" fo:border-bottom="0.01764cm solid #000000" fo:border-left="0.01764cm solid #000000" fo:border-right="0.01764cm solid #000000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parent-style-name="752" style:family="paragraph" style:name="P22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able-cell" style:name="ce6">
      <style:table-cell-properties style:direction="ltr" fo:border-top="0.01764cm solid #000000" fo:border-bottom="0.01764cm solid #000000" fo:border-left="0.01764cm solid #000000" fo:border-right="0.01764cm solid #000000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parent-style-name="752" style:family="paragraph" style:name="P22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3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8" style:family="paragraph" style:name="P232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61" style:family="paragraph" style:name="P23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50" style:family="paragraph" style:name="P2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235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2" style:family="paragraph" style:name="P236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62" style:family="paragraph" style:name="P23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52" style:family="paragraph" style:name="P23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1" style:family="paragraph" style:name="P239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50" style:family="paragraph" style:name="P2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241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2" style:family="paragraph" style:name="P242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488">
      <style:text-properties fo:font-family="华文仿宋" style:font-family-complex="华文仿宋" fo:font-size="12pt" style:font-size-complex="12pt"/>
    </style:style>
    <style:style style:parent-style-name="762" style:family="paragraph" style:name="P243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489">
      <style:text-properties fo:font-family="华文仿宋" style:font-family-complex="华文仿宋" fo:font-size="12pt" style:font-size-complex="12pt"/>
    </style:style>
    <style:style style:parent-style-name="761" style:family="paragraph" style:name="P24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490">
      <style:text-properties fo:font-family="华文仿宋" style:font-family-complex="华文仿宋" fo:font-size="12pt" style:font-size-complex="12pt"/>
    </style:style>
    <style:style style:parent-style-name="752" style:family="paragraph" style:name="P24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0" style:family="paragraph" style:name="P2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247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52" style:family="paragraph" style:name="P24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24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8" style:master-page-name="MasterPage5" style:family="paragraph" style:name="P250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52" style:family="paragraph" style:name="P25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491">
      <style:text-properties fo:color="#2a6099" fo:font-weight="bold"/>
    </style:style>
    <style:style style:family="text" style:name="T492">
      <style:text-properties fo:color="#2a6099"/>
    </style:style>
    <style:style style:parent-style-name="761" style:family="paragraph" style:name="P25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able" style:name="ta3">
      <style:table-properties style:width="17cm" fo:margin-left="0cm" table:align="left"/>
    </style:style>
    <style:style style:family="table-column" style:name="co5">
      <style:table-column-properties style:column-width="2.593cm"/>
    </style:style>
    <style:style style:family="table-column" style:name="co6">
      <style:table-column-properties style:column-width="14.41cm"/>
    </style:style>
    <style:style style:family="table-row" style:name="ro3">
      <style:table-row-properties/>
    </style:style>
    <style:style style:family="table-cell" style:name="ce8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">
      <style:table-row-properties/>
    </style:style>
    <style:style style:family="table-cell" style:name="ce1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5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493">
      <style:text-properties fo:font-weight="normal"/>
    </style:style>
    <style:style style:family="text" style:name="T494">
      <style:text-properties fo:font-weight="normal"/>
    </style:style>
    <style:style style:family="table-cell" style:name="ce1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5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5">
      <style:table-row-properties/>
    </style:style>
    <style:style style:family="table-cell" style:name="ce1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58">
      <style:paragraph-properties fo:text-align="left"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495">
      <style:text-properties fo:font-weight="normal"/>
    </style:style>
    <style:style style:family="text" style:name="T496">
      <style:text-properties fo:font-weight="normal"/>
    </style:style>
    <style:style style:family="table-cell" style:name="ce1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5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6">
      <style:table-row-properties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7">
      <style:table-row-properties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8">
      <style:table-row-properties/>
    </style:style>
    <style:style style:family="table-cell" style:name="ce1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9">
      <style:table-row-properties/>
    </style:style>
    <style:style style:family="table-cell" style:name="ce2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2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0">
      <style:table-row-properties/>
    </style:style>
    <style:style style:family="table-cell" style:name="ce2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2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1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2">
      <style:table-row-properties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2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3">
      <style:table-row-properties/>
    </style:style>
    <style:style style:family="table-cell" style:name="ce2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2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4">
      <style:table-row-properties/>
    </style:style>
    <style:style style:family="table-cell" style:name="ce3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3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5">
      <style:table-row-properties/>
    </style:style>
    <style:style style:family="table-cell" style:name="ce3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3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6">
      <style:table-row-properties/>
    </style:style>
    <style:style style:family="table-cell" style:name="ce3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3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7">
      <style:table-row-properties/>
    </style:style>
    <style:style style:family="table-cell" style:name="ce3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3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8">
      <style:table-row-properties/>
    </style:style>
    <style:style style:family="table-cell" style:name="ce3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3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19">
      <style:table-row-properties/>
    </style:style>
    <style:style style:family="table-cell" style:name="ce4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4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0">
      <style:table-row-properties/>
    </style:style>
    <style:style style:family="table-cell" style:name="ce4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4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1">
      <style:table-row-properties/>
    </style:style>
    <style:style style:family="table-cell" style:name="ce4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4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2">
      <style:table-row-properties/>
    </style:style>
    <style:style style:family="table-cell" style:name="ce4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4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3">
      <style:table-row-properties/>
    </style:style>
    <style:style style:family="table-cell" style:name="ce4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4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4">
      <style:table-row-properties/>
    </style:style>
    <style:style style:family="table-cell" style:name="ce5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2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5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4" style:family="paragraph" style:name="P2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5">
      <style:table-row-properties/>
    </style:style>
    <style:style style:family="table-cell" style:name="ce5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52" style:family="paragraph" style:name="P29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able-cell" style:name="ce5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52" style:family="paragraph" style:name="P29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30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4" style:family="paragraph" style:name="P3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3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3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3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305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0" style:family="paragraph" style:name="P3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0" style:family="paragraph" style:name="P31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497">
      <style:text-properties fo:font-weight="bold"/>
    </style:style>
    <style:style style:family="text" style:name="T498">
      <style:text-properties fo:font-weight="bold"/>
    </style:style>
    <style:style style:parent-style-name="760" style:family="paragraph" style:name="P31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499">
      <style:text-properties fo:font-weight="bold"/>
    </style:style>
    <style:style style:family="text" style:name="T500">
      <style:text-properties fo:font-weight="bold"/>
    </style:style>
    <style:style style:parent-style-name="760" style:family="paragraph" style:name="P31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01">
      <style:text-properties fo:font-weight="bold"/>
    </style:style>
    <style:style style:family="text" style:name="T502">
      <style:text-properties fo:font-weight="bold"/>
    </style:style>
    <style:style style:parent-style-name="760" style:family="paragraph" style:name="P31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03">
      <style:text-properties fo:font-weight="bold"/>
    </style:style>
    <style:style style:family="text" style:name="T504">
      <style:text-properties fo:font-weight="bold"/>
    </style:style>
    <style:style style:parent-style-name="760" style:family="paragraph" style:name="P32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05">
      <style:text-properties fo:font-weight="bold"/>
    </style:style>
    <style:style style:family="text" style:name="T506">
      <style:text-properties fo:font-weight="bold"/>
    </style:style>
    <style:style style:parent-style-name="760" style:family="paragraph" style:name="P32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07">
      <style:text-properties fo:font-weight="bold"/>
    </style:style>
    <style:style style:family="text" style:name="T508">
      <style:text-properties fo:font-weight="bold"/>
    </style:style>
    <style:style style:parent-style-name="760" style:family="paragraph" style:name="P32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09">
      <style:text-properties fo:font-weight="bold"/>
    </style:style>
    <style:style style:family="text" style:name="T510">
      <style:text-properties fo:font-weight="bold"/>
    </style:style>
    <style:style style:parent-style-name="760" style:family="paragraph" style:name="P32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11">
      <style:text-properties fo:font-weight="bold"/>
    </style:style>
    <style:style style:family="text" style:name="T512">
      <style:text-properties fo:font-weight="bold"/>
    </style:style>
    <style:style style:parent-style-name="760" style:family="paragraph" style:name="P32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13">
      <style:text-properties fo:font-weight="bold"/>
    </style:style>
    <style:style style:family="text" style:name="T514">
      <style:text-properties fo:font-weight="bold"/>
    </style:style>
    <style:style style:parent-style-name="760" style:family="paragraph" style:name="P32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15">
      <style:text-properties fo:font-weight="bold"/>
    </style:style>
    <style:style style:family="text" style:name="T516">
      <style:text-properties fo:font-weight="bold"/>
    </style:style>
    <style:style style:parent-style-name="760" style:family="paragraph" style:name="P32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17">
      <style:text-properties fo:font-weight="bold"/>
    </style:style>
    <style:style style:family="text" style:name="T518">
      <style:text-properties fo:font-weight="bold"/>
    </style:style>
    <style:style style:parent-style-name="760" style:family="paragraph" style:name="P32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19">
      <style:text-properties fo:font-weight="bold"/>
    </style:style>
    <style:style style:family="text" style:name="T520">
      <style:text-properties fo:font-weight="bold"/>
    </style:style>
    <style:style style:parent-style-name="760" style:family="paragraph" style:name="P32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21">
      <style:text-properties fo:font-weight="bold"/>
    </style:style>
    <style:style style:family="text" style:name="T522">
      <style:text-properties fo:font-weight="bold"/>
    </style:style>
    <style:style style:parent-style-name="760" style:family="paragraph" style:name="P32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23">
      <style:text-properties fo:font-weight="bold"/>
    </style:style>
    <style:style style:family="text" style:name="T524">
      <style:text-properties fo:font-weight="bold"/>
    </style:style>
    <style:style style:parent-style-name="760" style:family="paragraph" style:name="P33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25">
      <style:text-properties fo:font-weight="bold"/>
    </style:style>
    <style:style style:family="text" style:name="T526">
      <style:text-properties fo:font-weight="bold"/>
    </style:style>
    <style:style style:parent-style-name="760" style:family="paragraph" style:name="P33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27">
      <style:text-properties fo:font-weight="bold"/>
    </style:style>
    <style:style style:family="text" style:name="T528">
      <style:text-properties fo:font-weight="bold"/>
    </style:style>
    <style:style style:parent-style-name="761" style:family="paragraph" style:name="P332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529">
      <style:text-properties fo:font-weight="bold"/>
    </style:style>
    <style:style style:family="text" style:name="T530">
      <style:text-properties fo:font-weight="bold"/>
    </style:style>
    <style:style style:parent-style-name="761" style:family="paragraph" style:name="P33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3" style:family="paragraph" style:name="P33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31">
      <style:text-properties fo:font-weight="bold"/>
    </style:style>
    <style:style style:family="text" style:name="T532">
      <style:text-properties fo:font-weight="bold"/>
    </style:style>
    <style:style style:parent-style-name="794" style:family="paragraph" style:name="P3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3" style:family="paragraph" style:name="P33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33">
      <style:text-properties fo:font-weight="bold"/>
    </style:style>
    <style:style style:family="text" style:name="T534">
      <style:text-properties fo:font-weight="bold"/>
    </style:style>
    <style:style style:parent-style-name="750" style:family="paragraph" style:name="P337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35">
      <style:text-properties fo:font-size="12pt" style:font-size-complex="12pt" fo:font-weight="bold"/>
    </style:style>
    <style:style style:family="text" style:name="T536">
      <style:text-properties fo:font-size="12pt" style:font-size-complex="12pt" fo:font-weight="bold"/>
    </style:style>
    <style:style style:parent-style-name="763" style:family="paragraph" style:name="P33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37">
      <style:text-properties fo:font-weight="bold"/>
    </style:style>
    <style:style style:family="text" style:name="T538">
      <style:text-properties fo:font-weight="bold"/>
    </style:style>
    <style:style style:parent-style-name="794" style:family="paragraph" style:name="P3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52" style:family="paragraph" style:name="P34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34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39">
      <style:text-properties fo:font-weight="bold"/>
    </style:style>
    <style:style style:family="text" style:name="T540">
      <style:text-properties fo:font-weight="bold"/>
    </style:style>
    <style:style style:parent-style-name="776" style:list-style-name="WWNum28" style:family="paragraph" style:name="P3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6" style:list-style-name="WWNum28" style:family="paragraph" style:name="P3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6" style:list-style-name="WWNum28" style:family="paragraph" style:name="P3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6" style:list-style-name="WWNum28" style:family="paragraph" style:name="P3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6" style:list-style-name="WWNum28" style:family="paragraph" style:name="P3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6" style:list-style-name="WWNum28" style:family="paragraph" style:name="P3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6" style:family="paragraph" style:name="P3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541">
      <style:text-properties fo:font-weight="bold"/>
    </style:style>
    <style:style style:family="text" style:name="T542">
      <style:text-properties fo:font-weight="bold"/>
    </style:style>
    <style:style style:parent-style-name="763" style:family="paragraph" style:name="P349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43">
      <style:text-properties fo:font-weight="bold"/>
    </style:style>
    <style:style style:family="text" style:name="T544">
      <style:text-properties fo:font-weight="bold"/>
    </style:style>
    <style:style style:family="text" style:name="T545">
      <style:text-properties fo:font-weight="normal"/>
    </style:style>
    <style:style style:parent-style-name="761" style:family="paragraph" style:name="P350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19" style:family="text" style:name="T546">
      <style:text-properties fo:font-weight="bold"/>
    </style:style>
    <style:style style:family="text" style:name="T547">
      <style:text-properties fo:font-weight="bold"/>
    </style:style>
    <style:style style:family="text" style:name="T548">
      <style:text-properties fo:font-weight="bold"/>
    </style:style>
    <style:style style:parent-style-name="763" style:family="paragraph" style:name="P35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49">
      <style:text-properties fo:font-weight="bold"/>
    </style:style>
    <style:style style:parent-style-name="763" style:family="paragraph" style:name="P35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50">
      <style:text-properties fo:font-weight="bold"/>
    </style:style>
    <style:style style:family="text" style:name="T551">
      <style:text-properties fo:font-weight="bold"/>
    </style:style>
    <style:style style:parent-style-name="763" style:family="paragraph" style:name="P35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35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35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52" style:list-style-name="WWNum29" style:family="paragraph" style:name="P35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29" style:family="paragraph" style:name="P35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29" style:family="paragraph" style:name="P35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29" style:family="paragraph" style:name="P35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29" style:family="paragraph" style:name="P36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29" style:family="paragraph" style:name="P36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36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1" style:family="paragraph" style:name="P36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3" style:family="paragraph" style:name="P36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36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52">
      <style:text-properties fo:font-weight="bold"/>
    </style:style>
    <style:style style:family="text" style:name="T553">
      <style:text-properties fo:font-weight="bold"/>
    </style:style>
    <style:style style:parent-style-name="763" style:family="paragraph" style:name="P36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54">
      <style:text-properties fo:font-weight="bold"/>
    </style:style>
    <style:style style:parent-style-name="763" style:family="paragraph" style:name="P36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55">
      <style:text-properties fo:font-weight="bold"/>
    </style:style>
    <style:style style:parent-style-name="752" style:list-style-name="WWNum30" style:family="paragraph" style:name="P36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6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7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7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7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7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7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0" style:family="paragraph" style:name="P37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37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37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37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56">
      <style:text-properties fo:font-weight="bold"/>
    </style:style>
    <style:style style:family="text" style:name="T557">
      <style:text-properties fo:font-weight="bold"/>
    </style:style>
    <style:style style:parent-style-name="763" style:family="paragraph" style:name="P379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58">
      <style:text-properties fo:font-weight="bold"/>
    </style:style>
    <style:style style:parent-style-name="763" style:family="paragraph" style:name="P38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59">
      <style:text-properties fo:font-weight="bold"/>
    </style:style>
    <style:style style:parent-style-name="752" style:list-style-name="WWNum31" style:family="paragraph" style:name="P38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1" style:family="paragraph" style:name="P38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1" style:family="paragraph" style:name="P38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1" style:family="paragraph" style:name="P38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1" style:family="paragraph" style:name="P38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1" style:family="paragraph" style:name="P38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38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94" style:family="paragraph" style:name="P3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389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3" style:family="paragraph" style:name="P39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39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60">
      <style:text-properties fo:font-weight="bold"/>
    </style:style>
    <style:style style:family="text" style:name="T561">
      <style:text-properties fo:font-weight="bold"/>
    </style:style>
    <style:style style:parent-style-name="763" style:family="paragraph" style:name="P39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62">
      <style:text-properties fo:font-weight="bold"/>
    </style:style>
    <style:style style:parent-style-name="763" style:family="paragraph" style:name="P39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63">
      <style:text-properties fo:font-weight="bold"/>
    </style:style>
    <style:style style:parent-style-name="752" style:list-style-name="WWNum32" style:family="paragraph" style:name="P39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39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39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39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39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39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40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2" style:family="paragraph" style:name="P40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1" style:family="paragraph" style:name="P402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564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819" style:family="text" style:name="T56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0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6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0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67">
      <style:text-properties fo:font-weight="bold"/>
    </style:style>
    <style:style style:family="text" style:name="T568">
      <style:text-properties fo:font-weight="bold"/>
    </style:style>
    <style:style style:parent-style-name="763" style:family="paragraph" style:name="P40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69">
      <style:text-properties fo:font-weight="bold"/>
    </style:style>
    <style:style style:parent-style-name="763" style:family="paragraph" style:name="P40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70">
      <style:text-properties fo:font-weight="bold"/>
    </style:style>
    <style:style style:parent-style-name="752" style:list-style-name="WWNum33" style:family="paragraph" style:name="P40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3" style:family="paragraph" style:name="P40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3" style:family="paragraph" style:name="P40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3" style:family="paragraph" style:name="P41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3" style:family="paragraph" style:name="P41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3" style:family="paragraph" style:name="P41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41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41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41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71">
      <style:text-properties fo:font-weight="bold"/>
    </style:style>
    <style:style style:family="text" style:name="T572">
      <style:text-properties fo:font-weight="bold"/>
    </style:style>
    <style:style style:parent-style-name="763" style:family="paragraph" style:name="P41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73">
      <style:text-properties fo:font-weight="bold"/>
    </style:style>
    <style:style style:parent-style-name="763" style:family="paragraph" style:name="P41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74">
      <style:text-properties fo:font-weight="bold"/>
    </style:style>
    <style:style style:parent-style-name="752" style:list-style-name="WWNum34" style:family="paragraph" style:name="P4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2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4" style:family="paragraph" style:name="P4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1" style:family="paragraph" style:name="P426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3" style:family="paragraph" style:name="P42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52" style:family="paragraph" style:name="P42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429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75">
      <style:text-properties fo:font-weight="bold"/>
    </style:style>
    <style:style style:family="text" style:name="T576">
      <style:text-properties fo:font-weight="bold"/>
    </style:style>
    <style:style style:parent-style-name="763" style:family="paragraph" style:name="P43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77">
      <style:text-properties fo:font-weight="bold"/>
    </style:style>
    <style:style style:parent-style-name="763" style:family="paragraph" style:name="P43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78">
      <style:text-properties fo:font-weight="bold"/>
    </style:style>
    <style:style style:parent-style-name="752" style:list-style-name="WWNum35" style:family="paragraph" style:name="P43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5" style:family="paragraph" style:name="P43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5" style:family="paragraph" style:name="P43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5" style:family="paragraph" style:name="P43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43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94" style:family="paragraph" style:name="P4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4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1" style:family="paragraph" style:name="P439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63" style:family="paragraph" style:name="P44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44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79">
      <style:text-properties fo:font-weight="bold"/>
    </style:style>
    <style:style style:family="text" style:name="T580">
      <style:text-properties fo:font-weight="bold"/>
    </style:style>
    <style:style style:parent-style-name="763" style:family="paragraph" style:name="P44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81">
      <style:text-properties fo:font-weight="bold"/>
    </style:style>
    <style:style style:parent-style-name="763" style:family="paragraph" style:name="P44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582">
      <style:text-properties fo:font-weight="bold"/>
    </style:style>
    <style:style style:parent-style-name="752" style:list-style-name="WWNum36" style:family="paragraph" style:name="P44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4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4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4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4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4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5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5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6" style:family="paragraph" style:name="P45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45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1" style:family="paragraph" style:name="P45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583">
      <style:text-properties fo:font-weight="bold"/>
    </style:style>
    <style:style style:family="text" style:name="T584">
      <style:text-properties fo:font-weight="bold"/>
    </style:style>
    <style:style style:family="text" style:name="T585">
      <style:text-properties fo:font-weight="bold"/>
    </style:style>
    <style:style style:parent-style-name="763" style:family="paragraph" style:name="P45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86">
      <style:text-properties fo:font-weight="bold"/>
    </style:style>
    <style:style style:parent-style-name="750" style:family="paragraph" style:name="P456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587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58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5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89">
      <style:text-properties fo:font-family="华文黑体 - Kelvin" style:font-family-asian="华文黑体 - Kelvin" style:font-family-complex="华文细黑" fo:font-size="10.5pt" style:font-size-complex="10.5pt" fo:font-style="normal" fo:font-weight="bold"/>
    </style:style>
    <style:style style:parent-style-name="750" style:family="paragraph" style:name="P458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59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59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59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92">
      <style:text-properties fo:font-weight="bold"/>
    </style:style>
    <style:style style:parent-style-name="750" style:family="paragraph" style:name="P460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593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594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6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95">
      <style:text-properties fo:font-weight="bold"/>
    </style:style>
    <style:style style:family="text" style:name="T596">
      <style:text-properties fo:font-weight="bold"/>
    </style:style>
    <style:style style:parent-style-name="766" style:family="paragraph" style:name="P462">
      <style:paragraph-properties/>
      <style:text-properties fo:color="#000000" fo:font-family="FreeSerif" style:font-family-asian="华文宋体" style:font-family-complex="FreeSerif" fo:font-size="12pt" style:font-size-complex="12pt" fo:language="en" style:language-complex="hi" fo:country="US" style:country-complex="IN"/>
    </style:style>
    <style:style style:parent-style-name="766" style:family="paragraph" style:name="P463">
      <style:paragraph-properties/>
      <style:text-properties fo:color="#000000" fo:font-family="FreeSerif" style:font-family-asian="华文宋体" style:font-family-complex="FreeSerif" fo:font-size="12pt" style:font-size-complex="12pt" fo:language="en" style:language-complex="hi" fo:country="US" style:country-complex="IN"/>
    </style:style>
    <style:style style:parent-style-name="766" style:family="paragraph" style:name="P464">
      <style:paragraph-properties/>
      <style:text-properties fo:color="#000000" fo:font-family="FreeSerif" style:font-family-asian="华文宋体" style:font-family-complex="FreeSerif" fo:font-size="12pt" style:font-size-complex="12pt" fo:language="en" style:language-complex="hi" fo:country="US" style:country-complex="IN"/>
    </style:style>
    <style:style style:parent-style-name="766" style:family="paragraph" style:name="P465">
      <style:paragraph-properties/>
      <style:text-properties fo:color="#000000" fo:font-family="FreeSerif" style:font-family-asian="华文宋体" style:font-family-complex="FreeSerif" fo:font-size="12pt" style:font-size-complex="12pt" fo:language="en" style:language-complex="hi" fo:country="US" style:country-complex="IN"/>
    </style:style>
    <style:style style:parent-style-name="766" style:family="paragraph" style:name="P466">
      <style:paragraph-properties/>
      <style:text-properties fo:color="#000000" fo:font-family="FreeSerif" style:font-family-asian="华文宋体" style:font-family-complex="FreeSerif" fo:font-size="12pt" style:font-size-complex="12pt" fo:language="en" style:language-complex="hi" fo:country="US" style:country-complex="IN"/>
    </style:style>
    <style:style style:parent-style-name="766" style:family="paragraph" style:name="P467">
      <style:paragraph-properties/>
      <style:text-properties fo:color="#000000" fo:font-family="FreeSerif" style:font-family-asian="华文宋体" style:font-family-complex="FreeSerif" fo:font-size="12pt" style:font-size-complex="12pt" fo:language="en" style:language-complex="hi" fo:country="US" style:country-complex="IN"/>
    </style:style>
    <style:style style:parent-style-name="763" style:family="paragraph" style:name="P46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597">
      <style:text-properties fo:font-weight="bold"/>
    </style:style>
    <style:style style:parent-style-name="761" style:family="paragraph" style:name="P469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59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599">
      <style:text-properties fo:font-weight="bold"/>
    </style:style>
    <style:style style:family="text" style:name="T600">
      <style:text-properties fo:font-weight="bold"/>
    </style:style>
    <style:style style:family="text" style:name="T601">
      <style:text-properties fo:font-weight="bold"/>
    </style:style>
    <style:style style:family="text" style:name="T602">
      <style:text-properties fo:font-size="12pt" style:font-size-complex="12pt" fo:font-weight="bold"/>
    </style:style>
    <style:style style:parent-style-name="763" style:family="paragraph" style:name="P47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03">
      <style:text-properties fo:font-weight="bold"/>
    </style:style>
    <style:style style:family="text" style:name="T604">
      <style:text-properties fo:font-weight="bold"/>
    </style:style>
    <style:style style:parent-style-name="750" style:family="paragraph" style:name="P471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0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0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7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07">
      <style:text-properties fo:font-weight="bold"/>
    </style:style>
    <style:style style:family="text" style:name="T608">
      <style:text-properties fo:font-weight="bold"/>
    </style:style>
    <style:style style:parent-style-name="763" style:family="paragraph" style:name="P47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09">
      <style:text-properties fo:font-weight="bold"/>
    </style:style>
    <style:style style:family="text" style:name="T610">
      <style:text-properties fo:font-weight="bold"/>
    </style:style>
    <style:style style:parent-style-name="750" style:family="paragraph" style:name="P474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1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1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7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13">
      <style:text-properties fo:font-weight="bold"/>
    </style:style>
    <style:style style:family="text" style:name="T614">
      <style:text-properties fo:font-weight="bold"/>
    </style:style>
    <style:style style:parent-style-name="750" style:family="paragraph" style:name="P476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1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1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17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1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77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1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78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23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4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79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27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2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80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3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3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4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81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3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7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3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82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3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4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4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4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83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43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44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4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4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8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47">
      <style:text-properties fo:font-weight="bold"/>
    </style:style>
    <style:style style:family="text" style:name="T648">
      <style:text-properties fo:font-weight="bold"/>
    </style:style>
    <style:style style:parent-style-name="750" style:family="paragraph" style:name="P485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4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5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86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5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5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0" style:family="paragraph" style:name="P487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53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54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1" style:family="paragraph" style:name="P488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55">
      <style:text-properties fo:font-weight="bold"/>
    </style:style>
    <style:style style:family="text" style:name="T656">
      <style:text-properties fo:font-weight="bold"/>
    </style:style>
    <style:style style:family="text" style:name="T657">
      <style:text-properties fo:font-weight="bold"/>
    </style:style>
    <style:style style:family="text" style:name="T658">
      <style:text-properties fo:font-weight="bold"/>
    </style:style>
    <style:style style:parent-style-name="763" style:family="paragraph" style:name="P489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59">
      <style:text-properties fo:font-weight="bold"/>
    </style:style>
    <style:style style:family="text" style:name="T660">
      <style:text-properties fo:font-weight="bold"/>
    </style:style>
    <style:style style:parent-style-name="750" style:family="paragraph" style:name="P490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6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6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9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63">
      <style:text-properties fo:font-weight="bold"/>
    </style:style>
    <style:style style:family="text" style:name="T664">
      <style:text-properties fo:font-weight="bold"/>
    </style:style>
    <style:style style:parent-style-name="750" style:family="paragraph" style:name="P492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65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66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9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67">
      <style:text-properties fo:font-weight="bold"/>
    </style:style>
    <style:style style:family="text" style:name="T668">
      <style:text-properties fo:font-weight="bold"/>
    </style:style>
    <style:style style:parent-style-name="750" style:family="paragraph" style:name="P494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6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7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49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71">
      <style:text-properties fo:font-weight="bold"/>
    </style:style>
    <style:style style:parent-style-name="810" style:family="paragraph" style:name="P4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72">
      <style:text-properties fo:font-weight="bold"/>
    </style:style>
    <style:style style:parent-style-name="810" style:family="paragraph" style:name="P4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73">
      <style:text-properties fo:font-weight="bold"/>
    </style:style>
    <style:style style:parent-style-name="810" style:family="paragraph" style:name="P4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74">
      <style:text-properties fo:font-weight="bold"/>
    </style:style>
    <style:style style:parent-style-name="810" style:family="paragraph" style:name="P4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75">
      <style:text-properties fo:font-weight="bold"/>
    </style:style>
    <style:style style:parent-style-name="810" style:family="paragraph" style:name="P5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76">
      <style:text-properties fo:font-weight="bold"/>
    </style:style>
    <style:style style:parent-style-name="810" style:family="paragraph" style:name="P5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77">
      <style:text-properties fo:font-weight="bold"/>
    </style:style>
    <style:style style:parent-style-name="763" style:family="paragraph" style:name="P50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78">
      <style:text-properties fo:font-weight="bold"/>
    </style:style>
    <style:style style:parent-style-name="750" style:family="paragraph" style:name="P503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7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80">
      <style:text-properties fo:font-family="华文黑体 - Kelvin" style:font-family-asian="华文黑体 - Kelvin" style:font-family-complex="华文细黑" fo:font-size="10.5pt" style:font-size-complex="10.5pt" fo:font-style="normal" fo:font-weight="bold"/>
    </style:style>
    <style:style style:family="text" style:name="T681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82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1" style:family="paragraph" style:name="P50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19" style:family="text" style:name="T683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63" style:family="paragraph" style:name="P50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63" style:family="paragraph" style:name="P50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84">
      <style:text-properties fo:font-weight="bold"/>
    </style:style>
    <style:style style:family="text" style:name="T685">
      <style:text-properties fo:font-weight="bold"/>
    </style:style>
    <style:style style:parent-style-name="763" style:family="paragraph" style:name="P50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686">
      <style:text-properties fo:font-weight="bold"/>
    </style:style>
    <style:style style:parent-style-name="763" style:family="paragraph" style:name="P50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19" style:family="text" style:name="T687">
      <style:text-properties fo:font-weight="bold"/>
    </style:style>
    <style:style style:parent-style-name="752" style:list-style-name="WWNum37" style:family="paragraph" style:name="P50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7" style:family="paragraph" style:name="P51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7" style:family="paragraph" style:name="P51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7" style:family="paragraph" style:name="P51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list-style-name="WWNum37" style:family="paragraph" style:name="P51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3" style:family="paragraph" style:name="P51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50" style:family="paragraph" style:name="P515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68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68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758" style:master-page-name="MasterPage6" style:family="paragraph" style:name="P516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61" style:family="paragraph" style:name="P518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4" style:family="paragraph" style:name="P5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5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5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4" style:family="paragraph" style:name="P5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52" style:family="paragraph" style:name="P5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61" style:family="paragraph" style:name="P52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52" style:family="paragraph" style:name="P5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8" style:master-page-name="MasterPage7" style:family="paragraph" style:name="P526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61" style:family="paragraph" style:name="P528">
      <style:paragraph-properties fo:line-height="120%" fo:text-align="left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58" style:master-page-name="MasterPage8" style:family="paragraph" style:name="P529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82" style:list-style-name="WWNum38" style:family="paragraph" style:name="P531">
      <style:paragraph-properties fo:break-before="page"/>
      <style:text-properties fo:color="#000000" fo:font-family="FreeSans" style:font-family-asian="华文黑体 - Kelvin" style:font-family-complex="FreeSans" fo:font-size="16pt" style:font-size-complex="14pt" fo:language="en" style:language-complex="hi" fo:country="US" style:country-complex="IN"/>
    </style:style>
    <style:style style:parent-style-name="752" style:family="paragraph" style:name="P53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53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53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53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53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2" style:family="paragraph" style:name="P53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58" style:list-style-name="WWNum38" style:master-page-name="MasterPage9" style:family="paragraph" style:name="P538">
      <style:paragraph-properties fo:text-align="left" fo:margin-left="0cm" fo:margin-right="0cm" fo:text-indent="0cm"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84" style:family="paragraph" style:name="P5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</office:automatic-styles>
  <office:body>
    <office:text text:use-soft-page-breaks="true">
      <text:p text:style-name="P85"><text:span text:style-name="T383">ShirohaChat</text:span><text:span text:style-name="T384">项目文档</text:span><text:span text:style-name="T385"/></text:p>
      <text:p text:style-name="P87"><text:span text:style-name="T386"/><text:span text:style-name="T387"/></text:p>
      <text:p text:style-name="P88"><text:span text:style-name="T388"/><text:span text:style-name="T389"/></text:p>
      <text:p text:style-name="P89"><text:span text:style-name="T390"/><text:span text:style-name="T391"/></text:p>
      <text:p text:style-name="P90"><text:span text:style-name="T392"/><text:span text:style-name="T393"/></text:p>
      <text:p text:style-name="P91"><text:span text:style-name="T394"/><text:span text:style-name="T395"/></text:p>
      <text:p text:style-name="P92"><text:span text:style-name="T396"/><text:span text:style-name="T397"/></text:p>
      <text:p text:style-name="P93"><text:span text:style-name="T398"/><text:span text:style-name="T399"/></text:p>
      <text:p text:style-name="P94"><text:span text:style-name="T400"/><text:span text:style-name="T401"/></text:p>
      <text:p text:style-name="P95"><text:span text:style-name="T402"/><text:span text:style-name="T403"/></text:p>
      <text:p text:style-name="P96"><text:span text:style-name="T404"/><text:span text:style-name="T405"/></text:p>
      <text:p text:style-name="P97"><text:span text:style-name="T406"/><text:span text:style-name="T407"/></text:p>
      <text:p text:style-name="P98"><text:span text:style-name="T408"/><text:span text:style-name="T409"/></text:p>
      <text:p text:style-name="P99"><text:span text:style-name="T410"/><text:span text:style-name="T411"/></text:p>
      <text:p text:style-name="P100"><text:span text:style-name="T412"/><text:span text:style-name="T413"/></text:p>
      <text:p text:style-name="P101"><text:span text:style-name="T414"/><text:span text:style-name="T415"/></text:p>
      <text:p text:style-name="P102"><text:span text:style-name="T416"/><text:span text:style-name="T417"/></text:p>
      <text:p text:style-name="P103"><text:span text:style-name="T418"/><text:span text:style-name="T419"/></text:p>
      <text:p text:style-name="P104"><text:span text:style-name="T420"/><text:span text:style-name="T421"/></text:p>
      <text:p text:style-name="P105"><text:span text:style-name="T422"/><text:span text:style-name="T423"/></text:p>
      <text:p text:style-name="P106"><text:span text:style-name="T424"/><text:span text:style-name="T425"/></text:p>
      <text:p text:style-name="P107"><text:span text:style-name="T426"/><text:span text:style-name="T427"/></text:p>
      <text:p text:style-name="P108"><text:span text:style-name="T428"/><text:span text:style-name="T429"/></text:p>
      <text:p text:style-name="P109"><text:span text:style-name="T430"> 项目小组 </text:span><text:span text:style-name="T431"><text:s text:c="17"/></text:span><text:span text:style-name="T432">10</text:span><text:span text:style-name="T433">小组<text:s text:c="17"/></text:span><text:span text:style-name="T434"/></text:p>
      <text:p text:style-name="P110"><text:span text:style-name="T435"> 小组成员 </text:span><text:span text:style-name="T436"><text:s text:c="3"/></text:span><text:span text:style-name="T437">王俊民、张哲凯，任纹萱，陈瀚钦、封柏霖、熊俊啟<text:s text:c="5"/></text:span><text:span text:style-name="T438"><text:s text:c="31"/></text:span><text:span text:style-name="T439"/></text:p>
      <text:p text:style-name="P111"><text:span text:style-name="T440"> 联系方式 </text:span><text:span text:style-name="T441"><text:s text:c="8"/>15082342044<text:s text:c="26"/></text:span><text:span text:style-name="T442"/></text:p>
      <text:p text:style-name="P112"><text:span text:style-name="T443"/><text:span text:style-name="T444"/></text:p>
      <text:p text:style-name="P113"><text:span text:style-name="T445"/><text:span text:style-name="T446"/></text:p>
      <text:p text:style-name="P114"><text:span text:style-name="T447">重庆师范大学软件工程系</text:span><text:span text:style-name="T448"/></text:p>
      <text:list>
        <text:list-item>
          <text:h text:outline-level="2" text:restart-numbering="0" text:is-list-header="0" text:style-name="P115"><text:span/><text:bookmark-start text:name="__RefHeading__3253_1376500826"/><text:span text:style-name="T449">摘要</text:span><text:bookmark-end text:name="__RefHeading__3253_1376500826"/><text:span text:style-name="T450"/><text:span/></text:h>
        </text:list-item>
      </text:list>
      <text:p text:style-name="P117"><text:span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span><text:span/></text:p>
      <text:p text:style-name="P118"><text:span/><text:span/></text:p>
      <text:p text:style-name="P119"><text:span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span><text:span/></text:p>
      <text:p text:style-name="P120"><text:span/><text:span/></text:p>
      <text:p text:style-name="P121"><text:span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span><text:span/></text:p>
      <text:p text:style-name="P122"><text:span/><text:span/></text:p>
      <text:p text:style-name="P123"><text:span>关键词:大众即时通讯,社交沟通,私聊,群聊,离线消息,消息可靠性,低延迟,NFR</text:span><text:span/><text:span/><text:span/></text:p>
      <text:p text:style-name="P124"><text:span text:style-name="T451"/><text:span text:style-name="T452"/></text:p>
      <text:list>
        <text:list-item>
          <text:h text:outline-level="2" text:restart-numbering="0" text:is-list-header="0" text:style-name="P125"><text:span>目录</text:span><text:span/></text:h>
        </text:list-item>
      </text:list>
      <text:p text:style-name="P127"><text:span/><text:span/><text:span/><text:span/></text:p>
      <text:table-of-content text:name="">
        <text:table-of-content-source text:outline-level="10" text:use-index-source-styles="true"/>
        <text:index-body>
          <text:p text:style-name="P128"><text:span/><text:a xlink:href="#__RefHeading__3253_1376500826" xlink:type="simple"><text:span text:style-name="T453">摘要<text:tab/>2</text:span></text:a><text:span/><text:span/></text:p>
          <text:p text:style-name="P129"><text:span/><text:a xlink:href="#__RefHeading__3584_145136877" xlink:type="simple"><text:span text:style-name="T454">第1章<text:s text:c="2"/>立项<text:tab/>4</text:span></text:a><text:span/><text:span/></text:p>
          <text:p text:style-name="P130"><text:span/><text:a xlink:href="#__RefHeading___Toc4585_481696549" xlink:type="simple"><text:span text:style-name="T455">1.1. 项目起源与提案<text:tab/>4</text:span></text:a><text:span/><text:span/></text:p>
          <text:p text:style-name="P131"><text:span/><text:a xlink:href="#__RefHeading___Toc4587_481696549" xlink:type="simple"><text:span text:style-name="T456">1.2. Business Case<text:tab/>4</text:span></text:a><text:span/><text:span/></text:p>
          <text:p text:style-name="P132"><text:span/><text:a xlink:href="#__RefHeading___Toc4589_481696549" xlink:type="simple"><text:span text:style-name="T457">第2章 愿景<text:tab/>5</text:span></text:a><text:span/><text:span/></text:p>
          <text:p text:style-name="P133"><text:span/><text:a xlink:href="#__RefHeading___Toc14369_1003501382" xlink:type="simple"><text:span text:style-name="T458">2.1. 问题陈述<text:tab/>5</text:span></text:a><text:span/><text:span/></text:p>
          <text:p text:style-name="P134"><text:span/><text:a xlink:href="#__RefHeading___Toc13222_1649206321" xlink:type="simple"><text:span text:style-name="T459">1. 问题一<text:tab/>5</text:span></text:a><text:span/><text:span/></text:p>
          <text:p text:style-name="P135"><text:span/><text:a xlink:href="#__RefHeading___Toc13228_1649206321" xlink:type="simple"><text:span text:style-name="T460">2.2. 涉众与用户<text:tab/>5</text:span></text:a><text:span/><text:span/></text:p>
          <text:p text:style-name="P136"><text:span/><text:a xlink:href="#__RefHeading___Toc13230_1649206321" xlink:type="simple"><text:span text:style-name="T461">1. 涉众<text:tab/>5</text:span></text:a><text:span/><text:span/></text:p>
          <text:p text:style-name="P137"><text:span/><text:a xlink:href="#__RefHeading___Toc13232_1649206321" xlink:type="simple"><text:span text:style-name="T462">2. 用户<text:tab/>5</text:span></text:a><text:span/><text:span/></text:p>
          <text:p text:style-name="P138"><text:span/><text:a xlink:href="#__RefHeading___Toc13234_1649206321" xlink:type="simple"><text:span text:style-name="T463">2.3. 关键涉众和用户的需要<text:tab/>5</text:span></text:a><text:span/><text:span/></text:p>
          <text:p text:style-name="P139"><text:span/><text:a xlink:href="#__RefHeading___Toc13236_1649206321" xlink:type="simple"><text:span text:style-name="T464">2.4. 产品概述<text:tab/>5</text:span></text:a><text:span/><text:span/></text:p>
          <text:p text:style-name="P140"><text:span/><text:a xlink:href="#__RefHeading___Toc3259_1373992084" xlink:type="simple"><text:span text:style-name="T465">1. 产品定位陈述<text:tab/>5</text:span></text:a><text:span/><text:span/></text:p>
          <text:p text:style-name="P141"><text:span/><text:a xlink:href="#__RefHeading___Toc3261_1373992084" xlink:type="simple"><text:span text:style-name="T466">2.<text:s text:c="2"/>完整的产品概述<text:tab/>6</text:span></text:a><text:span/><text:span/></text:p>
          <text:p text:style-name="P142"><text:span/><text:a xlink:href="#__RefHeading___Toc3263_1373992084" xlink:type="simple"><text:span text:style-name="T467">2.5. 产品特性<text:tab/>6</text:span></text:a><text:span/><text:span/></text:p>
          <text:p text:style-name="P143"><text:span/><text:a xlink:href="#__RefHeading___Toc13244_1649206321" xlink:type="simple"><text:span text:style-name="T468">2.6. 其他产品需求<text:tab/>6</text:span></text:a><text:span/><text:span/></text:p>
          <text:p text:style-name="P144"><text:span/><text:a xlink:href="#__RefHeading___Toc14371_1003501382" xlink:type="simple"><text:span text:style-name="T469">第3章<text:s text:c="2"/>用况建模<text:tab/>7</text:span></text:a><text:span/><text:span/></text:p>
          <text:p text:style-name="P145"><text:span/><text:a xlink:href="#__RefHeading___Toc14373_1003501382" xlink:type="simple"><text:span text:style-name="T470">3.1. 术语表<text:tab/>7</text:span></text:a><text:span/><text:span/></text:p>
          <text:p text:style-name="P146"><text:span/><text:a xlink:href="#__RefHeading___Toc2108_1036705661" xlink:type="simple"><text:span text:style-name="T471">3.2. 想书的主要用况<text:tab/>8</text:span></text:a><text:span/><text:span/></text:p>
          <text:p text:style-name="P147"><text:span/><text:a xlink:href="#__RefHeading___Toc2110_1036705661" xlink:type="simple"><text:span text:style-name="T472">3.3. 用况的描述<text:tab/>8</text:span></text:a><text:span/><text:span/></text:p>
          <text:p text:style-name="P148"><text:span/><text:a xlink:href="#__RefHeading___Toc2112_1036705661" xlink:type="simple"><text:span text:style-name="T473">1. 简要描述<text:tab/>8</text:span></text:a><text:span/><text:span/></text:p>
          <text:p text:style-name="P149"><text:span/><text:a xlink:href="#__RefHeading___Toc3265_1373992084" xlink:type="simple"><text:span text:style-name="T474">2. 用况图<text:tab/>8</text:span></text:a><text:span/><text:span/></text:p>
          <text:p text:style-name="P150"><text:span/><text:a xlink:href="#__RefHeading___Toc2118_1036705661" xlink:type="simple"><text:span text:style-name="T475">3. 前置条件：<text:tab/>8</text:span></text:a><text:span/><text:span/></text:p>
          <text:p text:style-name="P151"><text:span/><text:a xlink:href="#__RefHeading___Toc2120_1036705661" xlink:type="simple"><text:span text:style-name="T476">4. 基本流：<text:tab/>8</text:span></text:a><text:span/><text:span/></text:p>
          <text:p text:style-name="P152"><text:span/><text:a xlink:href="#__RefHeading___Toc3429_1513600048" xlink:type="simple"><text:span text:style-name="T477">5. 子流<text:tab/>11</text:span></text:a><text:span/><text:span/></text:p>
          <text:p text:style-name="P153"><text:span/><text:a xlink:href="#__RefHeading___Toc3267_1373992084" xlink:type="simple"><text:span text:style-name="T478"> 5.1. 登录<text:tab/>11</text:span></text:a><text:span/><text:span/></text:p>
          <text:p text:style-name="P154"><text:span/><text:a xlink:href="#__RefHeading___Toc2122_1036705661" xlink:type="simple"><text:span text:style-name="T479">6. 备选流<text:tab/>11</text:span></text:a><text:span/><text:span/></text:p>
          <text:p text:style-name="P155"><text:span/><text:a xlink:href="#__RefHeading___Toc8567_481696549" xlink:type="simple"><text:span text:style-name="T480">第4章 需求分析<text:tab/>12</text:span></text:a><text:span/><text:span/></text:p>
          <text:p text:style-name="P156"><text:span/><text:a xlink:href="#__RefHeading___Toc8569_481696549" xlink:type="simple"><text:span text:style-name="T481">4.1. 健壮性分析<text:tab/>12</text:span></text:a><text:span/><text:span/></text:p>
          <text:p text:style-name="P157"><text:span/><text:a xlink:href="#__RefHeading___Toc8571_481696549" xlink:type="simple"><text:span text:style-name="T482">4.2. 交互建模<text:tab/>12</text:span></text:a><text:span/><text:span/></text:p>
          <text:p text:style-name="P158"><text:span/><text:a xlink:href="#__RefHeading___Toc8573_481696549" xlink:type="simple"><text:span text:style-name="T483">第5章 架构设计<text:tab/>13</text:span></text:a><text:span/><text:span/></text:p>
          <text:p text:style-name="P159"><text:span/><text:a xlink:href="#__RefHeading___Toc8575_481696549" xlink:type="simple"><text:span text:style-name="T484">第6章 详细设计<text:tab/>14</text:span></text:a><text:span/><text:span/></text:p>
          <text:p text:style-name="P160"><text:span/><text:a xlink:href="#__RefHeading__2857_375319270" xlink:type="simple"><text:span text:style-name="T485">后记<text:tab/>15</text:span></text:a><text:span/><text:span/></text:p>
          <text:p text:style-name="P161"><text:span/><text:a xlink:href="#__RefHeading__3696_145136877" xlink:type="simple"><text:span text:style-name="T486">参考文献<text:tab/>1</text:span></text:a><text:span>U+0036</text:span><text:span/></text:p>
          <text:p text:style-name="P162"><text:span/><text:span/></text:p>
        </text:index-body>
      </text:table-of-content>
      <text:list>
        <text:list-item>
          <text:h text:outline-level="2" text:restart-numbering="0" text:is-list-header="0" text:style-name="P163"><text:span/><text:bookmark-start text:name="__RefHeading__3584_145136877"/><text:span> 1. 立项</text:span><text:bookmark-end text:name="__RefHeading__3584_145136877"/><text:span/><text:span/></text:h>
        </text:list-item>
        <text:list-item>
          <text:list>
            <text:list-item>
              <text:p text:style-name="P164"><text:span/><text:bookmark-start text:name="__RefHeading___Toc4585_481696549"/><text:span>1.1 项目起源与提案</text:span><text:bookmark-end text:name="__RefHeading___Toc4585_481696549"/><text:span/><text:span/></text:p>
            </text:list-item>
            <text:list-item>
              <text:list>
                <text:list-item>
                  <text:p text:style-name="P165"><text:span>项目背景</text:span><text:span/></text:p>
                </text:list-item>
              </text:list>
            </text:list-item>
          </text:list>
        </text:list-item>
      </text:list>
      <text:p text:style-name="P166"><text:span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span><text:span/></text:p>
      <text:p text:style-name="P167"><text:span/><text:span/></text:p>
      <text:p text:style-name="P168"><text:span>在大众沟通场景中,用户对即时通讯的核心期待并不复杂,但要求极高:要快、要稳、要省心、要可信。若基础体验存在短板,会直接放大沟通成本与情绪摩擦,主要体现在三类问题:</text:span><text:span/></text:p>
      <text:p text:style-name="P169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0"><text:span>1. 聊天入口多，重要信息难定位</text:span><text:span/><text:span/><text:span/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171"><text:span>私聊与群聊同时进行,对话入口繁杂</text:span><text:span/></text:p>
      <text:p text:style-name="P172"><text:span>约定时间、地址、转账说明等关键信息容易被刷屏淹没</text:span><text:span/></text:p>
      <text:p text:style-name="P173"><text:span>回看成本高,错过信息后需要二次确认</text:span><text:span/></text:p>
      <text:p text:style-name="P174"><text:span/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5"><text:span>2. 表达与互动能力需要完整覆盖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176"><text:span>大众沟通不仅是“发文字”,还包括语音、图片、表情与文件等多模态表达,并需要引用、转发、撤回等高频互动能力,以降低误解与重复沟通。</text:span><text:span/></text:p>
      <text:p text:style-name="P177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8"><text:span>3. 弱网与离线场景下的可靠性与隐私诉求突出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179"><text:span>在网络波动、断线重连、设备切换等场景下,用户更关注“消息是否到达、是否重复、是否丢失”;同时,对隐私设置、黑名单与骚扰拦截也有明确预期。</text:span><text:span/></text:p>
      <text:p text:style-name="P180"><text:span/><text:span/></text:p>
      <text:list>
        <text:list-item>
          <text:list>
            <text:list-item>
              <text:list>
                <text:list-item>
                  <text:p text:style-name="P181"><text:span>项目定位</text:span><text:span/></text:p>
                </text:list-item>
              </text:list>
            </text:list-item>
          </text:list>
        </text:list-item>
      </text:list>
      <text:p text:style-name="P182"><text:span>"一款面向大众的普适桌面端即时通讯工具,聚焦朋友与家人等日常社交关系维护,以低延迟、高可靠与隐私可控为基础,提供私聊/群聊与多媒体表达能力,满足随时联系、即时回应的沟通刚需。"</text:span><text:span/></text:p>
      <text:p text:style-name="P183"><text:span/><text:span/></text:p>
      <text:list>
        <text:list-item>
          <text:list>
            <text:list-item>
              <text:list>
                <text:list-item>
                  <text:p text:style-name="P184"><text:span>核心价值主张</text:span><text:span/></text:p>
                </text:list-item>
              </text:list>
            </text:list-item>
          </text:list>
        </text:list-item>
      </text:list>
      <text:p text:style-name="P185"><text:span>更及时:降低“联系到对方”的等待成本,让沟通回到即时与自然的节奏</text:span><text:span/></text:p>
      <text:p text:style-name="P186"><text:span>更亲密:以语音、图片、表情等表达方式承载情绪与关系温度</text:span><text:span/></text:p>
      <text:p text:style-name="P187"><text:span>更低成本:让跨地域沟通与群体沟通不再受制于时间与费用</text:span><text:span/></text:p>
      <text:p text:style-name="P188"><text:span>更可靠:在弱网与断线情况下保持一致体验,尽量减少丢失与重复</text:span><text:span/><text:span/><text:span/></text:p>
      <text:p text:style-name="P189"><text:span/><text:span/><text:span/></text:p>
      <text:list>
        <text:list-item>
          <text:list>
            <text:list-item>
              <text:p text:style-name="P190"><text:span>1.2 </text:span><text:bookmark-start text:name="__RefHeading___Toc4587_481696549"/><text:span>Business Case</text:span><text:bookmark-end text:name="__RefHeading___Toc4587_481696549"/><text:span/><text:span/></text:p>
            </text:list-item>
            <text:list-item>
              <text:list>
                <text:list-item>
                  <text:p text:style-name="P191"><text:span>项目目标</text:span><text:span/></text:p>
                </text:list-item>
              </text:list>
            </text:list-item>
          </text:list>
        </text:list-item>
      </text:list>
      <text:p text:style-name="P192"><text:span>开发一款高性能、高可用的普适即时通讯系统,采用MoSCoW方法进行功能优先级管理:</text:span><text:span/></text:p>
      <text:p text:style-name="P193"><text:span/><text:span/></text:p>
      <text:list>
        <text:list-item>
          <text:list>
            <text:list-item>
              <text:list>
                <text:list-item>
                  <text:p text:style-name="P194"><text:span>Must Have (MVP核心)</text:span><text:span/></text:p>
                </text:list-item>
              </text:list>
            </text:list-item>
          </text:list>
        </text:list-item>
      </text:list>
      <text:p text:style-name="P195"><text:span>账号体系(手机号/邮箱注册登录)</text:span><text:span/></text:p>
      <text:p text:style-name="P196"><text:span>联系人体系(添加/删除/备注/黑名单)</text:span><text:span/></text:p>
      <text:p text:style-name="P197"><text:span>私聊/群聊</text:span><text:span/></text:p>
      <text:p text:style-name="P198"><text:span>文本/图片/语音/表情消息</text:span><text:span/></text:p>
      <text:p text:style-name="P199"><text:span>文件发送(小文件)</text:span><text:span/></text:p>
      <text:p text:style-name="P200"><text:span>Server-ACK机制</text:span><text:span/></text:p>
      <text:p text:style-name="P201"><text:span>离线消息拉取</text:span><text:span/></text:p>
      <text:p text:style-name="P202"><text:span>桌面客户端</text:span><text:span/></text:p>
      <text:list>
        <text:list-item>
          <text:list>
            <text:list-item>
              <text:list>
                <text:list-item>
                  <text:p text:style-name="P203"><text:span>Should Have</text:span><text:span/></text:p>
                </text:list-item>
              </text:list>
            </text:list-item>
          </text:list>
        </text:list-item>
      </text:list>
      <text:p text:style-name="P204"><text:span>搜索(按关键词/联系人/群组)</text:span><text:span/></text:p>
      <text:p text:style-name="P205"><text:span>已读/未读与未读计数</text:span><text:span/></text:p>
      <text:p text:style-name="P206"><text:span>置顶会话与消息引用回复</text:span><text:span/></text:p>
      <text:p text:style-name="P207"><text:span>消息撤回与转发</text:span><text:span/></text:p>
      <text:list>
        <text:list-item>
          <text:list>
            <text:list-item>
              <text:list>
                <text:list-item>
                  <text:p text:style-name="P208"><text:span>Could Have</text:span><text:span/></text:p>
                </text:list-item>
              </text:list>
            </text:list-item>
          </text:list>
        </text:list-item>
      </text:list>
      <text:p text:style-name="P209"><text:span>消息收藏</text:span><text:span/></text:p>
      <text:p text:style-name="P210"><text:span>群公告与群管理(入群方式、禁言、管理员)</text:span><text:span/></text:p>
      <text:p text:style-name="P211"><text:span>断网/弱网重连动画</text:span><text:span/></text:p>
      <text:p text:style-name="P212"><text:span>陌生人消息请求与反骚扰策略(开关、频控、举报)</text:span><text:span/></text:p>
      <text:list>
        <text:list-item>
          <text:list>
            <text:list-item>
              <text:list>
                <text:list-item>
                  <text:p text:style-name="P213"><text:span>Won't Have (本轮不做)</text:span><text:span/></text:p>
                </text:list-item>
              </text:list>
            </text:list-item>
          </text:list>
        </text:list-item>
      </text:list>
      <text:p text:style-name="P214"><text:span>视频/语音通话</text:span><text:span/></text:p>
      <text:p text:style-name="P215"><text:span>多端同步</text:span><text:span/></text:p>
      <text:p text:style-name="P216"><text:span>实时协作文档</text:span><text:span/></text:p>
      <text:list>
        <text:list-item>
          <text:list>
            <text:list-item>
              <text:list>
                <text:list-item>
                  <text:p text:style-name="P217"><text:span text:style-name="T487">预期收益</text:span><text:span/></text:p>
                </text:list-item>
              </text:list>
            </text:list-item>
          </text:list>
        </text:list-item>
      </text:list>
      <text:p text:style-name="P218"><text:span>用户价值(大众用户):随时联系、即时回应,跨地域沟通成本显著降低,社交关系维护更自然、更稳定</text:span><text:span/></text:p>
      <text:p text:style-name="P219"><text:span>用户价值(群体关系):群聊信息更清晰,重要信息更不易错过,降低重复确认与误解成本</text:span><text:span/></text:p>
      <text:p text:style-name="P220"><text:span>技术价值:提供零丢失、低延迟(≤200ms)、稳定可靠的实时通讯服务</text:span><text:span/></text:p>
      <text:p text:style-name="P221"><text:span>学习价值:完整展示IM系统的工业级架构设计,包含NFR管理、协议设计、可靠性机制与性能压测方法</text:span><text:span/></text:p>
      <text:list>
        <text:list-item>
          <text:list>
            <text:list-item>
              <text:list>
                <text:list-item>
                  <text:p text:style-name="P222"><text:span>约束与假设</text:span><text:span/></text:p>
                </text:list-item>
              </text:list>
            </text:list-item>
          </text:list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223"><text:span/><text:span>维度</text:span><text:span/><text:span/></text:p>
          </table:table-cell>
          <table:table-cell table:style-name="ce3">
            <text:p text:style-name="P224"><text:span/><text:span>约束条件</text:span><text:span/><text:span/><text:span/></text:p>
          </table:table-cell>
        </table:table-row>
      </table:table>
      <text:p text:style-name="P225"><text:span/><text:span/><text:span/></text:p>
      <text:p text:style-name="P226"><text:span><text:tab/><text:s/></text:span><text:span/></text:p>
      <text:list>
        <text:list-item>
          <text:list>
            <text:list-item>
              <text:list>
                <text:list-item>
                  <text:p text:style-name="P227"><text:span>非功能性需求 (NFR)</text:span><text:span/></text:p>
                </text:list-item>
              </text:list>
            </text:list-item>
          </text:list>
        </text:list-item>
      </text:list>
      <table:table table:style-name="ta2">
        <table:table-columns>
          <table:table-column table:style-name="co3"/>
          <table:table-column table:style-name="co4"/>
        </table:table-columns>
        <table:table-row table:style-name="ro2" table:default-cell-style-name="ce4">
          <table:table-cell table:style-name="ce5">
            <text:p text:style-name="P228"><text:span/><text:span>维度<text:tab/>指标要求<text:tab/></text:span><text:span/><text:span/></text:p>
          </table:table-cell>
          <table:table-cell table:style-name="ce6">
            <text:p text:style-name="P229"><text:span>验证方法</text:span><text:span/><text:span/><text:span/><text:span/></text:p>
            <text:p text:style-name="P230"><text:span/><text:span/></text:p>
          </table:table-cell>
        </table:table-row>
      </table:table>
      <text:p text:style-name="P231"><text:span/><text:span/><text:span/></text:p>
      <text:list>
        <text:list-item>
          <text:h text:outline-level="2" text:restart-numbering="0" text:is-list-header="0" text:style-name="P232"><text:span/><text:bookmark-start text:name="__RefHeading___Toc4589_481696549"/><text:span>愿景</text:span><text:bookmark-end text:name="__RefHeading___Toc4589_481696549"/><text:span/><text:span/></text:h>
        </text:list-item>
        <text:list-item>
          <text:list>
            <text:list-item>
              <text:p text:style-name="P233"><text:span>问题陈述</text:span><text:span/></text:p>
            </text:list-item>
          </text:list>
        </text:list-item>
      </text:list>
      <text:p text:style-name="P234"><text:span/><text:span/></text:p>
      <text:list>
        <text:list-item>
          <text:list>
            <text:list-item>
              <text:p text:style-name="P235"><text:span/><text:bookmark-start text:name="__RefHeading___Toc13228_1649206321"/><text:span>涉众与用户</text:span><text:bookmark-end text:name="__RefHeading___Toc13228_1649206321"/><text:span/><text:span/></text:p>
            </text:list-item>
            <text:list-item>
              <text:list>
                <text:list-item>
                  <text:p text:style-name="P236"><text:span> 涉众分析</text:span><text:span/><text:span/><text:bookmark-start text:name="__RefHeading___Toc13230_1649206321"/><text:span/><text:bookmark-end text:name="__RefHeading___Toc13230_1649206321"/><text:span/><text:span/><text:span/><text:span/><text:span/><text:span/></text:p>
                </text:list-item>
                <text:list-item>
                  <text:h text:outline-level="4" text:restart-numbering="0" text:is-list-header="0" text:style-name="P237"><text:span/><text:bookmark-start text:name="__RefHeading___Toc13232_1649206321"/><text:span> 用户</text:span><text:bookmark-end text:name="__RefHeading___Toc13232_1649206321"/><text:span/><text:span/></text:h>
                </text:list-item>
              </text:list>
            </text:list-item>
          </text:list>
        </text:list-item>
      </text:list>
      <text:p text:style-name="P238"><text:span><text:s text:c="4"/></text:span><text:span/></text:p>
      <text:list>
        <text:list-item>
          <text:list>
            <text:list-item>
              <text:h text:outline-level="3" text:restart-numbering="0" text:is-list-header="0" text:style-name="P239"><text:span/><text:bookmark-start text:name="__RefHeading___Toc13234_1649206321"/><text:span>关键涉众和用户的需要</text:span><text:bookmark-end text:name="__RefHeading___Toc13234_1649206321"/><text:span/><text:span/></text:h>
            </text:list-item>
          </text:list>
        </text:list-item>
      </text:list>
      <text:p text:style-name="P240"><text:span/><text:span/></text:p>
      <text:list>
        <text:list-item>
          <text:list>
            <text:list-item>
              <text:h text:outline-level="3" text:restart-numbering="0" text:is-list-header="0" text:style-name="P241"><text:span/><text:bookmark-start text:name="__RefHeading___Toc13236_1649206321"/><text:span>产品概述</text:span><text:bookmark-end text:name="__RefHeading___Toc13236_1649206321"/><text:span/><text:span/></text:h>
            </text:list-item>
            <text:list-item>
              <text:list>
                <text:list-item>
                  <text:h text:outline-level="4" text:restart-numbering="0" text:is-list-header="0" text:style-name="P242"><text:span/><text:bookmark-start text:name="__RefHeading___Toc3259_1373992084"/><text:span>产品定位陈述</text:span><text:span text:style-name="T488"><text:s text:c="3"/></text:span><text:bookmark-end text:name="__RefHeading___Toc3259_1373992084"/><text:span/><text:span/></text:h>
                </text:list-item>
                <text:list-item>
                  <text:h text:outline-level="4" text:restart-numbering="0" text:is-list-header="0" text:style-name="P243"><text:span/><text:bookmark-start text:name="__RefHeading___Toc3261_1373992084"/><text:span text:style-name="T489"><text:s/></text:span><text:span> 完整的产品概述</text:span><text:bookmark-end text:name="__RefHeading___Toc3261_1373992084"/><text:span/><text:span/></text:h>
                </text:list-item>
              </text:list>
            </text:list-item>
            <text:list-item>
              <text:h text:outline-level="3" text:restart-numbering="0" text:is-list-header="0" text:style-name="P244"><text:span/><text:bookmark-start text:name="__RefHeading___Toc3263_1373992084"/><text:span>产品特性</text:span><text:span text:style-name="T490"><text:s text:c="2"/></text:span><text:bookmark-end text:name="__RefHeading___Toc3263_1373992084"/><text:span/><text:span/></text:h>
            </text:list-item>
          </text:list>
        </text:list-item>
      </text:list>
      <text:p text:style-name="P245"><text:span/><text:span/></text:p>
      <text:p text:style-name="P246"><text:span/><text:span/></text:p>
      <text:list>
        <text:list-item>
          <text:list>
            <text:list-item>
              <text:h text:outline-level="3" text:restart-numbering="0" text:is-list-header="0" text:style-name="P247"><text:span/><text:bookmark-start text:name="__RefHeading___Toc13244_1649206321"/><text:span>其他产品需求</text:span><text:bookmark-end text:name="__RefHeading___Toc13244_1649206321"/><text:span/><text:span/></text:h>
            </text:list-item>
          </text:list>
        </text:list-item>
      </text:list>
      <text:p text:style-name="P248"><text:span/><text:span/></text:p>
      <text:p text:style-name="P249"><text:span/><text:span/></text:p>
      <text:list>
        <text:list-item>
          <text:h text:outline-level="2" text:restart-numbering="0" text:is-list-header="0" text:style-name="P250"><text:span/><text:bookmark-start text:name="__RefHeading___Toc14371_1003501382"/><text:span> 用况建模</text:span><text:bookmark-end text:name="__RefHeading___Toc14371_1003501382"/><text:span/><text:span/></text:h>
        </text:list-item>
      </text:list>
      <text:p text:style-name="P252"><text:span text:style-name="T491"/><text:span text:style-name="T492"/></text:p>
      <text:list>
        <text:list-item>
          <text:list>
            <text:list-item>
              <text:p text:style-name="P253"><text:span/><text:bookmark-start text:name="__RefHeading___Toc14373_1003501382"/><text:span>术语表</text:span><text:bookmark-end text:name="__RefHeading___Toc14373_1003501382"/><text:span/><text:span/></text:p>
            </text:list-item>
          </text:list>
        </text:list-item>
      </text:list>
      <table:table table:style-name="ta3">
        <table:table-columns>
          <table:table-column table:style-name="co5"/>
          <table:table-column table:style-name="co6"/>
        </table:table-columns>
        <table:table-row table:style-name="ro3" table:default-cell-style-name="ce7">
          <table:table-cell table:style-name="ce8">
            <text:p text:style-name="P254"><text:span>用户（User）</text:span><text:span/></text:p>
          </table:table-cell>
          <table:table-cell table:style-name="ce9">
            <text:p text:style-name="P255"><text:span>使用聊天系统的注册使用者</text:span><text:span/></text:p>
          </table:table-cell>
        </table:table-row>
        <table:table-row table:style-name="ro4" table:default-cell-style-name="ce7">
          <table:table-cell table:style-name="ce10">
            <text:p text:style-name="P256"><text:span text:style-name="T493">好友（Friend）</text:span><text:span text:style-name="T494"/></text:p>
          </table:table-cell>
          <table:table-cell table:style-name="ce11">
            <text:p text:style-name="P257"><text:span>与用户建立双向连接关系的其他用户。</text:span><text:span/></text:p>
          </table:table-cell>
        </table:table-row>
        <table:table-row table:style-name="ro5" table:default-cell-style-name="ce7">
          <table:table-cell table:style-name="ce12">
            <text:p text:style-name="P258"><text:span text:style-name="T495">群聊（Group Chat）</text:span><text:span text:style-name="T496"/></text:p>
          </table:table-cell>
          <table:table-cell table:style-name="ce13">
            <text:p text:style-name="P259"><text:span>由多个用户组成的消息会话。</text:span><text:span/></text:p>
          </table:table-cell>
        </table:table-row>
        <table:table-row table:style-name="ro6" table:default-cell-style-name="ce7">
          <table:table-cell table:style-name="ce14">
            <text:p text:style-name="P260"><text:span>消息（Message）</text:span><text:span/></text:p>
          </table:table-cell>
          <table:table-cell table:style-name="ce15">
            <text:p text:style-name="P261"><text:span>文本、图片、文件或表情形式的数据。</text:span><text:span/></text:p>
          </table:table-cell>
        </table:table-row>
        <table:table-row table:style-name="ro7" table:default-cell-style-name="ce7">
          <table:table-cell table:style-name="ce16">
            <text:p text:style-name="P262"><text:span>Emoji</text:span><text:span/></text:p>
          </table:table-cell>
          <table:table-cell table:style-name="ce17">
            <text:p text:style-name="P263"><text:span>图形表情符号，用于丰富聊天内容。</text:span><text:span/></text:p>
          </table:table-cell>
        </table:table-row>
        <table:table-row table:style-name="ro8" table:default-cell-style-name="ce7">
          <table:table-cell table:style-name="ce18">
            <text:p text:style-name="P264"><text:span/><text:span/></text:p>
          </table:table-cell>
          <table:table-cell table:style-name="ce19">
            <text:p text:style-name="P265"><text:span/><text:span/></text:p>
          </table:table-cell>
        </table:table-row>
        <table:table-row table:style-name="ro9" table:default-cell-style-name="ce7">
          <table:table-cell table:style-name="ce20">
            <text:p text:style-name="P266"><text:span/><text:span/></text:p>
          </table:table-cell>
          <table:table-cell table:style-name="ce21">
            <text:p text:style-name="P267"><text:span/><text:span/></text:p>
          </table:table-cell>
        </table:table-row>
        <table:table-row table:style-name="ro10" table:default-cell-style-name="ce7">
          <table:table-cell table:style-name="ce22">
            <text:p text:style-name="P268"><text:span/><text:span/></text:p>
          </table:table-cell>
          <table:table-cell table:style-name="ce23">
            <text:p text:style-name="P269"><text:span/><text:span/></text:p>
          </table:table-cell>
        </table:table-row>
        <table:table-row table:style-name="ro11" table:default-cell-style-name="ce7">
          <table:table-cell table:style-name="ce24">
            <text:p text:style-name="P270"><text:span/><text:span/></text:p>
          </table:table-cell>
          <table:table-cell table:style-name="ce25">
            <text:p text:style-name="P271"><text:span/><text:span/></text:p>
          </table:table-cell>
        </table:table-row>
        <table:table-row table:style-name="ro12" table:default-cell-style-name="ce7">
          <table:table-cell table:style-name="ce26">
            <text:p text:style-name="P272"><text:span/><text:span/></text:p>
          </table:table-cell>
          <table:table-cell table:style-name="ce27">
            <text:p text:style-name="P273"><text:span/><text:span/></text:p>
          </table:table-cell>
        </table:table-row>
        <table:table-row table:style-name="ro13" table:default-cell-style-name="ce7">
          <table:table-cell table:style-name="ce28">
            <text:p text:style-name="P274"><text:span/><text:span/></text:p>
          </table:table-cell>
          <table:table-cell table:style-name="ce29">
            <text:p text:style-name="P275"><text:span/><text:span/></text:p>
          </table:table-cell>
        </table:table-row>
        <table:table-row table:style-name="ro14" table:default-cell-style-name="ce7">
          <table:table-cell table:style-name="ce30">
            <text:p text:style-name="P276"><text:span/><text:span/></text:p>
          </table:table-cell>
          <table:table-cell table:style-name="ce31">
            <text:p text:style-name="P277"><text:span/><text:span/></text:p>
          </table:table-cell>
        </table:table-row>
        <table:table-row table:style-name="ro15" table:default-cell-style-name="ce7">
          <table:table-cell table:style-name="ce32">
            <text:p text:style-name="P278"><text:span/><text:span/></text:p>
          </table:table-cell>
          <table:table-cell table:style-name="ce33">
            <text:p text:style-name="P279"><text:span/><text:span/></text:p>
          </table:table-cell>
        </table:table-row>
        <table:table-row table:style-name="ro16" table:default-cell-style-name="ce7">
          <table:table-cell table:style-name="ce34">
            <text:p text:style-name="P280"><text:span/><text:span/></text:p>
          </table:table-cell>
          <table:table-cell table:style-name="ce35">
            <text:p text:style-name="P281"><text:span/><text:span/></text:p>
          </table:table-cell>
        </table:table-row>
        <table:table-row table:style-name="ro17" table:default-cell-style-name="ce7">
          <table:table-cell table:style-name="ce36">
            <text:p text:style-name="P282"><text:span/><text:span/></text:p>
          </table:table-cell>
          <table:table-cell table:style-name="ce37">
            <text:p text:style-name="P283"><text:span/><text:span/></text:p>
          </table:table-cell>
        </table:table-row>
        <table:table-row table:style-name="ro18" table:default-cell-style-name="ce7">
          <table:table-cell table:style-name="ce38">
            <text:p text:style-name="P284"><text:span/><text:span/></text:p>
          </table:table-cell>
          <table:table-cell table:style-name="ce39">
            <text:p text:style-name="P285"><text:span/><text:span/></text:p>
          </table:table-cell>
        </table:table-row>
        <table:table-row table:style-name="ro19" table:default-cell-style-name="ce7">
          <table:table-cell table:style-name="ce40">
            <text:p text:style-name="P286"><text:span/><text:span/></text:p>
          </table:table-cell>
          <table:table-cell table:style-name="ce41">
            <text:p text:style-name="P287"><text:span/><text:span/></text:p>
          </table:table-cell>
        </table:table-row>
        <table:table-row table:style-name="ro20" table:default-cell-style-name="ce7">
          <table:table-cell table:style-name="ce42">
            <text:p text:style-name="P288"><text:span/><text:span/></text:p>
          </table:table-cell>
          <table:table-cell table:style-name="ce43">
            <text:p text:style-name="P289"><text:span/><text:span/></text:p>
          </table:table-cell>
        </table:table-row>
        <table:table-row table:style-name="ro21" table:default-cell-style-name="ce7">
          <table:table-cell table:style-name="ce44">
            <text:p text:style-name="P290"><text:span/><text:span/></text:p>
          </table:table-cell>
          <table:table-cell table:style-name="ce45">
            <text:p text:style-name="P291"><text:span/><text:span/></text:p>
          </table:table-cell>
        </table:table-row>
        <table:table-row table:style-name="ro22" table:default-cell-style-name="ce7">
          <table:table-cell table:style-name="ce46">
            <text:p text:style-name="P292"><text:span/><text:span/></text:p>
          </table:table-cell>
          <table:table-cell table:style-name="ce47">
            <text:p text:style-name="P293"><text:span/><text:span/></text:p>
          </table:table-cell>
        </table:table-row>
        <table:table-row table:style-name="ro23" table:default-cell-style-name="ce7">
          <table:table-cell table:style-name="ce48">
            <text:p text:style-name="P294"><text:span/><text:span/></text:p>
          </table:table-cell>
          <table:table-cell table:style-name="ce49">
            <text:p text:style-name="P295"><text:span/><text:span/></text:p>
          </table:table-cell>
        </table:table-row>
        <table:table-row table:style-name="ro24" table:default-cell-style-name="ce7">
          <table:table-cell table:style-name="ce50">
            <text:p text:style-name="P296"><text:span/><text:span/></text:p>
          </table:table-cell>
          <table:table-cell table:style-name="ce51">
            <text:p text:style-name="P297"><text:span/><text:span/></text:p>
          </table:table-cell>
        </table:table-row>
        <table:table-row table:style-name="ro25" table:default-cell-style-name="ce7">
          <table:table-cell table:style-name="ce52">
            <text:p text:style-name="P298"><text:span/><text:span/></text:p>
          </table:table-cell>
          <table:table-cell table:style-name="ce53">
            <text:p text:style-name="P299"><text:span/><text:span/></text:p>
          </table:table-cell>
        </table:table-row>
      </table:table>
      <text:p text:style-name="P300"><text:span/><text:span/></text:p>
      <text:p text:style-name="P301"><text:span/><text:span/></text:p>
      <text:p text:style-name="P302"><text:span/><text:span/></text:p>
      <text:p text:style-name="P303"><text:span/><text:span/></text:p>
      <text:p text:style-name="P304"><text:span/><text:span/></text:p>
      <text:list>
        <text:list-item>
          <text:list>
            <text:list-item>
              <text:p text:style-name="P305"><text:span/><text:bookmark-start text:name="__RefHeading___Toc2108_1036705661"/><text:span>ShirohaChat</text:span><text:span>的主要用况</text:span><text:bookmark-end text:name="__RefHeading___Toc2108_1036705661"/><text:span/><text:span/></text:p>
            </text:list-item>
          </text:list>
        </text:list-item>
      </text:list>
      <text:p text:style-name="P306"><text:span>（</text:span><text:span>1</text:span><text:span>）注册账户</text:span><text:span/></text:p>
      <text:p text:style-name="P307"><text:span>（</text:span><text:span>2</text:span><text:span>）登录系统</text:span><text:span/></text:p>
      <text:p text:style-name="P308"><text:span>（</text:span><text:span>3</text:span><text:span>）添加好友</text:span><text:span/></text:p>
      <text:p text:style-name="P309"><text:span>（</text:span><text:span>4</text:span><text:span>）删除好友</text:span><text:span/></text:p>
      <text:p text:style-name="P310"><text:span>（</text:span><text:span>5</text:span><text:span>）发起私人聊天</text:span><text:span/></text:p>
      <text:p text:style-name="P311"><text:span>（</text:span><text:span>6</text:span><text:span>）参与群聊</text:span><text:span/></text:p>
      <text:p text:style-name="P312"><text:span>（</text:span><text:span>7</text:span><text:span>）发送图片 / 文件 / 表情</text:span><text:span/></text:p>
      <text:p text:style-name="P313"><text:span>（</text:span><text:span>8</text:span><text:span>）查看聊天记录</text:span><text:span/></text:p>
      <text:p text:style-name="P314"><text:span>（</text:span><text:span>8</text:span><text:span>）修改个人资料（昵称、头像）</text:span><text:span/></text:p>
      <text:p text:style-name="P315"><text:span>（</text:span><text:span>9</text:span><text:span>）退出系统</text:span><text:span/></text:p>
      <text:p text:style-name="P316"><text:span text:style-name="T497"/><text:span text:style-name="T498"/></text:p>
      <text:p text:style-name="P317"><text:span text:style-name="T499"/><text:span text:style-name="T500"/></text:p>
      <text:p text:style-name="P318"><text:span text:style-name="T501"/><text:span text:style-name="T502"/></text:p>
      <text:p text:style-name="P319"><text:span text:style-name="T503"/><text:span text:style-name="T504"/></text:p>
      <text:p text:style-name="P320"><text:span text:style-name="T505"><text:line-break/><text:line-break/></text:span><text:span text:style-name="T506"/></text:p>
      <text:p text:style-name="P321"><text:span text:style-name="T507"/><text:span text:style-name="T508"/></text:p>
      <text:p text:style-name="P322"><text:span text:style-name="T509"/><text:span text:style-name="T510"/></text:p>
      <text:p text:style-name="P323"><text:span text:style-name="T511"/><text:span text:style-name="T512"/></text:p>
      <text:p text:style-name="P324"><text:span text:style-name="T513"/><text:span text:style-name="T514"/></text:p>
      <text:p text:style-name="P325"><text:span text:style-name="T515"/><text:span text:style-name="T516"/></text:p>
      <text:p text:style-name="P326"><text:span text:style-name="T517"/><text:span text:style-name="T518"/></text:p>
      <text:p text:style-name="P327"><text:span text:style-name="T519"/><text:span text:style-name="T520"/></text:p>
      <text:p text:style-name="P328"><text:span text:style-name="T521"/><text:span text:style-name="T522"/></text:p>
      <text:p text:style-name="P329"><text:span text:style-name="T523"/><text:span text:style-name="T524"/></text:p>
      <text:p text:style-name="P330"><text:span text:style-name="T525"/><text:span text:style-name="T526"/></text:p>
      <text:p text:style-name="P331"><text:span text:style-name="T527"/><text:span text:style-name="T528"/></text:p>
      <text:list>
        <text:list-item>
          <text:list>
            <text:list-item>
              <text:p text:style-name="P332"><text:span text:style-name="T529"> 主要用况的描述</text:span><text:span text:style-name="T530"/></text:p>
            </text:list-item>
            <text:list-item>
              <text:p text:style-name="P333"><text:span>（1）注册账户</text:span><text:span/></text:p>
            </text:list-item>
            <text:list-item>
              <text:list>
                <text:list-item>
                  <text:list>
                    <text:list-item>
                      <text:p text:style-name="P334"><text:span/><text:bookmark-start text:name="__RefHeading___Toc2112_1036705661"/><text:span text:style-name="T531">简要描述</text:span><text:bookmark-end text:name="__RefHeading___Toc2112_1036705661"/><text:span/><text:span text:style-name="T532"/></text:p>
                    </text:list-item>
                  </text:list>
                </text:list-item>
              </text:list>
            </text:list-item>
          </text:list>
        </text:list-item>
      </text:list>
      <text:p text:style-name="P335"><text:span><text:tab/><text:tab/>该用况描述用户首次使用系统时，填写个人信息以创建新账户的过程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336"><text:span/><text:bookmark-start text:name="__RefHeading___Toc3265_1373992084"/><text:span text:style-name="T533">用况图<text:tab/></text:span><text:bookmark-end text:name="__RefHeading___Toc3265_1373992084"/><text:span/><text:span text:style-name="T534"/></text:p>
                    </text:list-item>
                  </text:list>
                </text:list-item>
              </text:list>
            </text:list-item>
          </text:list>
        </text:list-item>
      </text:list>
      <text:p text:style-name="P337"><text:span text:style-name="T535"/><text:span text:style-name="T536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338"><text:span/><text:bookmark-start text:name="__RefHeading___Toc2118_1036705661"/><text:span text:style-name="T537">前置条件：</text:span><text:bookmark-end text:name="__RefHeading___Toc2118_1036705661"/><text:span/><text:span text:style-name="T538"/></text:p>
                    </text:list-item>
                  </text:list>
                </text:list-item>
              </text:list>
            </text:list-item>
          </text:list>
        </text:list-item>
      </text:list>
      <text:p text:style-name="P339"><text:span><text:tab/>用户尚未在系统中注册账户。</text:span><text:span/></text:p>
      <text:p text:style-name="P340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341"><text:span/><text:bookmark-start text:name="__RefHeading___Toc2120_1036705661"/><text:span text:style-name="T539">基本流：</text:span><text:bookmark-end text:name="__RefHeading___Toc2120_1036705661"/><text:span/><text:span text:style-name="T540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2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42"><text:span>用户在登录界面选择“注册”选项。</text:span><text:span/></text:p>
                    </text:list-item>
                    <text:list-item>
                      <text:p text:style-name="P343"><text:span>系统显示注册界面，要求输入用户名、密码、确认密码及其他信息。</text:span><text:span/></text:p>
                    </text:list-item>
                    <text:list-item>
                      <text:p text:style-name="P344"><text:span>用户填写完整信息后点击“注册”。</text:span><text:span/></text:p>
                    </text:list-item>
                    <text:list-item>
                      <text:p text:style-name="P345"><text:span>系统检查输入格式是否合法（如用户名重复、密码长度不足）。</text:span><text:span/></text:p>
                    </text:list-item>
                    <text:list-item>
                      <text:p text:style-name="P346"><text:span>若信息合法，系统将用户信息写入数据库。</text:span><text:span/></text:p>
                    </text:list-item>
                    <text:list-item>
                      <text:p text:style-name="P347"><text:span>系统提示“注册成功”，并返回登录界面。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348"><text:span text:style-name="T541"/><text:span text:style-name="T542"/></text:p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49"><text:span text:style-name="T543"/><text:span text:style-name="T544">备选流：</text:span><text:span text:style-name="T545"><text:line-break/><text:tab/><text:tab/><text:tab/>A1. 若用户名已存在，系统提示“用户名已被占用”，用户重新输入。<text:tab/><text:tab/><text:tab/>A2. 若两次密码输入不一致，系统提示错误并要求重新输入</text:span><text:span>。</text:span><text:span/></text:h>
                    </text:list-item>
                  </text:list>
                </text:list-item>
              </text:list>
            </text:list-item>
            <text:list-item>
              <text:p text:style-name="P350"><text:span text:style-name="T546"/><text:span text:style-name="T547">（2）登录系统</text:span><text:span text:style-name="T548"/></text:p>
            </text:list-item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51"><text:span text:style-name="T549">简要描述：</text:span><text:span><text:line-break/><text:tab/><text:tab/>该用况描述用户通过输入账号与密码登录系统的过程。</text:span><text:span/></text:h>
                    </text:list-item>
                    <text:list-item>
                      <text:p text:style-name="P352"><text:span text:style-name="T550">用况图</text:span><text:span text:style-name="T551"/></text:p>
                    </text:list-item>
                    <text:list-item>
                      <text:p text:style-name="P353"><text:span><text:tab/></text:span><text:span/></text:p>
                    </text:list-item>
                    <text:list-item>
                      <text:h text:outline-level="5" text:restart-numbering="0" text:is-list-header="0" text:style-name="P354"><text:span>前置条件：</text:span><text:span><text:line-break/>用户已成功注册并存在账户记录。</text:span><text:span/></text:h>
                    </text:list-item>
                    <text:list-item>
                      <text:h text:outline-level="5" text:restart-numbering="0" text:is-list-header="0" text:style-name="P355"><text:span>基本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29" text:continue-numbering="true">
        <text:list-item>
          <text:p text:style-name="P356"><text:span>用户启动 ShirohaChat 客户端。</text:span><text:span/></text:p>
        </text:list-item>
        <text:list-item>
          <text:p text:style-name="P357"><text:span>系统显示登录界面。</text:span><text:span/></text:p>
        </text:list-item>
        <text:list-item>
          <text:p text:style-name="P358"><text:span>用户输入用户名与密码。</text:span><text:span/></text:p>
        </text:list-item>
        <text:list-item>
          <text:p text:style-name="P359"><text:span>系统验证输入的账户信息。</text:span><text:span/></text:p>
        </text:list-item>
        <text:list-item>
          <text:p text:style-name="P360"><text:span>若验证成功，系统加载用户信息、好友列表及最近聊天记录。</text:span><text:span/></text:p>
        </text:list-item>
        <text:list-item>
          <text:p text:style-name="P361"><text:span>系统进入主界面，显示联系人与聊天功能区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62"><text:span>备选流： </text:span><text:span><text:line-break/><text:tab/><text:tab/> A1. 若用户名或密码错误，系统提示“账户或密码不正确”，返回登录界面。<text:tab/><text:tab/> A2. 若服务器连接失败，系统提示“网络异常，请稍后重试”。</text:span><text:span/></text:h>
                    </text:list-item>
                  </text:list>
                </text:list-item>
              </text:list>
            </text:list-item>
            <text:list-item>
              <text:h text:outline-level="3" text:restart-numbering="0" text:is-list-header="0" text:style-name="P363"><text:span>（3）添加好友</text:span><text:span/></text:h>
            </text:list-item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64"><text:span>简要描述：</text:span><text:span><text:line-break/> 该用况描述用户通过搜索并添加新好友的操作流程。</text:span><text:span/></text:h>
                    </text:list-item>
                    <text:list-item>
                      <text:p text:style-name="P365"><text:span text:style-name="T552">用况图</text:span><text:span text:style-name="T553"/></text:p>
                    </text:list-item>
                    <text:list-item>
                      <text:h text:outline-level="5" text:restart-numbering="0" text:is-list-header="0" text:style-name="P366"><text:span text:style-name="T554">前置条件：</text:span><text:span><text:line-break/><text:tab/><text:tab/>用户已登录系统。</text:span><text:span/></text:h>
                    </text:list-item>
                    <text:list-item>
                      <text:h text:outline-level="5" text:restart-numbering="0" text:is-list-header="0" text:style-name="P367"><text:span text:style-name="T555">基本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30" text:continue-numbering="true">
        <text:list-item>
          <text:p text:style-name="P368"><text:span>用户在主界面选择“添加好友”选项。</text:span><text:span/></text:p>
        </text:list-item>
        <text:list-item>
          <text:p text:style-name="P369"><text:span>系统显示搜索框，用户输入对方用户名或账号。</text:span><text:span/></text:p>
        </text:list-item>
        <text:list-item>
          <text:p text:style-name="P370"><text:span>系统在数据库中查询匹配结果。</text:span><text:span/></text:p>
        </text:list-item>
        <text:list-item>
          <text:p text:style-name="P371"><text:span>若目标用户存在，系统显示其头像与昵称信息。</text:span><text:span/></text:p>
        </text:list-item>
        <text:list-item>
          <text:p text:style-name="P372"><text:span>用户点击“添加”按钮，系统发送好友申请请求。</text:span><text:span/></text:p>
        </text:list-item>
        <text:list-item>
          <text:p text:style-name="P373"><text:span>对方收到系统推送的好友申请通知。</text:span><text:span/></text:p>
        </text:list-item>
        <text:list-item>
          <text:p text:style-name="P374"><text:span>对方同意请求后，系统在双方数据库中添加好友关系。</text:span><text:span/></text:p>
        </text:list-item>
        <text:list-item>
          <text:p text:style-name="P375"><text:span>系统提示“添加好友成功”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76"><text:span>备选流：</text:span><text:span><text:line-break/><text:tab/><text:tab/>A1. 若搜索结果为空，系统提示“未找到该用户”。<text:tab/><text:tab/>A2. 若对方拒绝请求，系统提示“请求被拒绝”。</text:span><text:span>（4）删除好友</text:span><text:span/></text:h>
                    </text:list-item>
                    <text:list-item>
                      <text:h text:outline-level="5" text:restart-numbering="0" text:is-list-header="0" text:style-name="P377"><text:span>简要描述：</text:span><text:span><text:line-break/><text:tab/><text:tab/>该用况描述用户删除现有好友的过程。</text:span><text:span/></text:h>
                    </text:list-item>
                    <text:list-item>
                      <text:p text:style-name="P378"><text:span text:style-name="T556">用况图</text:span><text:span text:style-name="T557"/></text:p>
                    </text:list-item>
                    <text:list-item>
                      <text:h text:outline-level="5" text:restart-numbering="0" text:is-list-header="0" text:style-name="P379"><text:span text:style-name="T558">前置条件：</text:span><text:span><text:line-break/><text:tab/><text:tab/>用户已登录系统且存在好友关系。</text:span><text:span/></text:h>
                    </text:list-item>
                    <text:list-item>
                      <text:h text:outline-level="5" text:restart-numbering="0" text:is-list-header="0" text:style-name="P380"><text:span text:style-name="T559">基本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31" text:continue-numbering="true">
        <text:list-item>
          <text:p text:style-name="P381"><text:span>用户在联系人列表中右键选择某个好友。</text:span><text:span/></text:p>
        </text:list-item>
        <text:list-item>
          <text:p text:style-name="P382"><text:span>系统弹出操作菜单，选择“删除好友”。</text:span><text:span/></text:p>
        </text:list-item>
        <text:list-item>
          <text:p text:style-name="P383"><text:span>系统弹出确认提示框。</text:span><text:span/></text:p>
        </text:list-item>
        <text:list-item>
          <text:p text:style-name="P384"><text:span>用户点击“确认”。</text:span><text:span/></text:p>
        </text:list-item>
        <text:list-item>
          <text:p text:style-name="P385"><text:span>系统从数据库中删除双方的好友关系记录。</text:span><text:span/></text:p>
        </text:list-item>
        <text:list-item>
          <text:p text:style-name="P386"><text:span>系统提示“删除成功”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387"><text:span>备选流：<text:tab/><text:tab/><text:tab/><text:tab/><text:tab/><text:tab/><text:s/></text:span><text:span><text:line-break/><text:tab/><text:tab/>A1. 用户在确认提示框中选择“取消”，系统返回好友列表界面。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388"><text:span/><text:span/></text:p>
      <text:list>
        <text:list-item>
          <text:h text:outline-level="3" text:restart-numbering="0" text:is-list-header="0" text:style-name="P389"><text:span>（5）发起私人聊天</text:span><text:span/></text:h>
        </text:list-item>
        <text:list-item>
          <text:list>
            <text:list-item>
              <text:list>
                <text:list-item>
                  <text:h text:outline-level="5" text:restart-numbering="0" text:is-list-header="0" text:style-name="P390"><text:span>简要描述：</text:span><text:span><text:line-break/><text:tab/><text:tab/>该用况描述用户与某一好友进行一对一聊天的流程。</text:span><text:span/></text:h>
                </text:list-item>
                <text:list-item>
                  <text:p text:style-name="P391"><text:span text:style-name="T560">用况图：</text:span><text:span text:style-name="T561"/></text:p>
                </text:list-item>
                <text:list-item>
                  <text:h text:outline-level="5" text:restart-numbering="0" text:is-list-header="0" text:style-name="P392"><text:span text:style-name="T562">前置条件：</text:span><text:span><text:line-break/><text:tab/><text:tab/>用户已登录并有至少一位好友。</text:span><text:span/></text:h>
                </text:list-item>
                <text:list-item>
                  <text:h text:outline-level="5" text:restart-numbering="0" text:is-list-header="0" text:style-name="P393"><text:span text:style-name="T563">基本流：</text:span><text:span/></text:h>
                </text:list-item>
              </text:list>
            </text:list-item>
          </text:list>
        </text:list-item>
      </text:list>
      <text:list text:style-name="WWNum32" text:continue-numbering="true">
        <text:list-item>
          <text:p text:style-name="P394"><text:span>用户点击联系人列表中的某位好友。</text:span><text:span/></text:p>
        </text:list-item>
        <text:list-item>
          <text:p text:style-name="P395"><text:span>系统打开与该好友的聊天窗口。</text:span><text:span/></text:p>
        </text:list-item>
        <text:list-item>
          <text:p text:style-name="P396"><text:span>用户在输入框中输入文字消息。</text:span><text:span/></text:p>
        </text:list-item>
        <text:list-item>
          <text:p text:style-name="P397"><text:span>用户点击“发送”按钮。</text:span><text:span/></text:p>
        </text:list-item>
        <text:list-item>
          <text:p text:style-name="P398"><text:span>系统通过 TCP 套接字向服务器发送消息。</text:span><text:span/></text:p>
        </text:list-item>
        <text:list-item>
          <text:p text:style-name="P399"><text:span>服务器接收后，将消息转发至目标用户客户端。</text:span><text:span/></text:p>
        </text:list-item>
        <text:list-item>
          <text:p text:style-name="P400"><text:span>对方客户端显示新消息并播放提示音。</text:span><text:span/></text:p>
        </text:list-item>
        <text:list-item>
          <text:p text:style-name="P401"><text:span>系统将本次消息写入聊天记录数据库。</text:span><text:span/></text:p>
        </text:list-item>
      </text:list>
      <text:list>
        <text:list-item>
          <text:list>
            <text:list-item>
              <text:h text:outline-level="3" text:restart-numbering="0" text:is-list-header="0" text:style-name="P402"><text:span>备选流：</text:span><text:span><text:line-break/><text:tab/><text:tab/>A1. 若网络中断，系统提示“消息发送失败”，并允许用户重新发送。</text:span><text:span text:style-name="T564"><text:line-break/></text:span><text:span text:style-name="T565">（6）参与群聊</text:span><text:span/></text:h>
            </text:list-item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03"><text:span text:style-name="T566">简要描述：</text:span><text:span><text:line-break/><text:tab/><text:tab/>该用况描述用户在群组中与多名成员进行消息交流的过程。</text:span><text:span/></text:h>
                    </text:list-item>
                    <text:list-item>
                      <text:p text:style-name="P404"><text:span text:style-name="T567">用况图:</text:span><text:span text:style-name="T568"/></text:p>
                    </text:list-item>
                    <text:list-item>
                      <text:h text:outline-level="5" text:restart-numbering="0" text:is-list-header="0" text:style-name="P405"><text:span text:style-name="T569">前置条件：</text:span><text:span><text:line-break/><text:tab/><text:tab/>用户已加入至少一个群聊。</text:span><text:span/></text:h>
                    </text:list-item>
                    <text:list-item>
                      <text:h text:outline-level="5" text:restart-numbering="0" text:is-list-header="0" text:style-name="P406"><text:span text:style-name="T570">基本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33" text:continue-numbering="true">
        <text:list-item>
          <text:p text:style-name="P407"><text:span>用户在主界面选择某个群聊。</text:span><text:span/></text:p>
        </text:list-item>
        <text:list-item>
          <text:p text:style-name="P408"><text:span>系统加载群成员与历史聊天记录。</text:span><text:span/></text:p>
        </text:list-item>
        <text:list-item>
          <text:p text:style-name="P409"><text:span>用户输入文字或选择文件、图片、表情。</text:span><text:span/></text:p>
        </text:list-item>
        <text:list-item>
          <text:p text:style-name="P410"><text:span>用户点击“发送”按钮。</text:span><text:span/></text:p>
        </text:list-item>
        <text:list-item>
          <text:p text:style-name="P411"><text:span>系统通过服务器广播消息至群内所有成员。</text:span><text:span/></text:p>
        </text:list-item>
        <text:list-item>
          <text:p text:style-name="P412"><text:span>所有成员客户端接收并显示新消息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13"><text:span>备选流：</text:span><text:span><text:line-break/><text:tab/><text:tab/>A1. 若用户被移出群聊，系统提示“无法发送消息，您已不在该群中”。</text:span><text:span>（7）发送图片 / 文件 / 表情</text:span><text:span/></text:h>
                    </text:list-item>
                    <text:list-item>
                      <text:h text:outline-level="5" text:restart-numbering="0" text:is-list-header="0" text:style-name="P414"><text:span>简要描述：</text:span><text:span><text:line-break/><text:tab/><text:tab/>该用况描述用户在聊天过程中发送非文本内容的操作。</text:span><text:span/></text:h>
                    </text:list-item>
                    <text:list-item>
                      <text:p text:style-name="P415"><text:span text:style-name="T571">用况图:</text:span><text:span text:style-name="T572"/></text:p>
                    </text:list-item>
                    <text:list-item>
                      <text:h text:outline-level="5" text:restart-numbering="0" text:is-list-header="0" text:style-name="P416"><text:span text:style-name="T573">前置条件：</text:span><text:span><text:line-break/><text:tab/><text:tab/>用户已进入聊天界面（私聊或群聊）。</text:span><text:span/></text:h>
                    </text:list-item>
                    <text:list-item>
                      <text:h text:outline-level="5" text:restart-numbering="0" text:is-list-header="0" text:style-name="P417"><text:span text:style-name="T574">基本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34" text:continue-numbering="true">
        <text:list-item>
          <text:p text:style-name="P418"><text:span>用户点击“+”号或“附件”按钮。</text:span><text:span/></text:p>
        </text:list-item>
        <text:list-item>
          <text:p text:style-name="P419"><text:span>系统弹出文件选择窗口。</text:span><text:span/></text:p>
        </text:list-item>
        <text:list-item>
          <text:p text:style-name="P420"><text:span>用户选择图片、文件或表情。</text:span><text:span/></text:p>
        </text:list-item>
        <text:list-item>
          <text:p text:style-name="P421"><text:span>系统读取文件信息并显示预览。</text:span><text:span/></text:p>
        </text:list-item>
        <text:list-item>
          <text:p text:style-name="P422"><text:span>用户确认发送。</text:span><text:span/></text:p>
        </text:list-item>
        <text:list-item>
          <text:p text:style-name="P423"><text:span>系统通过多线程传输模块发送文件至服务器。</text:span><text:span/></text:p>
        </text:list-item>
        <text:list-item>
          <text:p text:style-name="P424"><text:span>服务器转发至接收方客户端。</text:span><text:span/></text:p>
        </text:list-item>
        <text:list-item>
          <text:p text:style-name="P425"><text:span>接收方显示接收提示并保存文件。</text:span><text:span/></text:p>
        </text:list-item>
      </text:list>
      <text:list>
        <text:list-item>
          <text:list>
            <text:list-item>
              <text:h text:outline-level="3" text:restart-numbering="0" text:is-list-header="0" text:style-name="P426"><text:span>备选流：</text:span><text:span><text:line-break/><text:tab/><text:tab/>A1. 若文件大小超过限制，系统提示“文件过大，无法发送”。<text:tab/><text:tab/>A2. 若网络异常，系统提示“传输失败”。</text:span><text:span>（8）查看聊天记录</text:span><text:span/></text:h>
            </text:list-item>
            <text:list-item>
              <text:list>
                <text:list-item>
                  <text:list>
                    <text:list-item>
                      <text:p text:style-name="P427"><text:span>简要描述：</text:span><text:span><text:line-break/><text:tab/><text:tab/>用况描述用户查看历史消息记录的过程。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428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29"><text:span text:style-name="T575">用况图:</text:span><text:span text:style-name="T576"/></text:p>
                    </text:list-item>
                    <text:list-item>
                      <text:h text:outline-level="5" text:restart-numbering="0" text:is-list-header="0" text:style-name="P430"><text:span text:style-name="T577">前置条件：</text:span><text:span><text:line-break/><text:tab/><text:tab/>用户已登录系统且存在聊天历史。</text:span><text:span/></text:h>
                    </text:list-item>
                    <text:list-item>
                      <text:h text:outline-level="5" text:restart-numbering="0" text:is-list-header="0" text:style-name="P431"><text:span text:style-name="T578">基本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list text:style-name="WWNum35" text:continue-numbering="true">
        <text:list-item>
          <text:p text:style-name="P432"><text:span>用户在聊天界面选择“查看记录”选项。</text:span><text:span/></text:p>
        </text:list-item>
        <text:list-item>
          <text:p text:style-name="P433"><text:span>系统从本地数据库中加载对应会话的历史消息。</text:span><text:span/></text:p>
        </text:list-item>
        <text:list-item>
          <text:p text:style-name="P434"><text:span>系统按时间顺序显示消息内容。</text:span><text:span/></text:p>
        </text:list-item>
        <text:list-item>
          <text:p text:style-name="P435"><text:span>用户可通过滚动或搜索关键词进行查看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36"><text:span>备选流：</text:span><text:span><text:line-break/><text:tab/><text:tab/>A1. 若无历史记录，系统提示“暂无聊天记录”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437"><text:span/><text:span/></text:p>
      <text:p text:style-name="P438"><text:span/><text:span/></text:p>
      <text:list>
        <text:list-item>
          <text:h text:outline-level="3" text:restart-numbering="0" text:is-list-header="0" text:style-name="P439"><text:span>（</text:span><text:span>9</text:span><text:span>）修改个人资料（昵称、头像）</text:span><text:span/></text:h>
        </text:list-item>
        <text:list-item>
          <text:list>
            <text:list-item>
              <text:list>
                <text:list-item>
                  <text:h text:outline-level="5" text:restart-numbering="0" text:is-list-header="0" text:style-name="P440"><text:span>简要描述：</text:span><text:span><text:line-break/><text:tab/><text:tab/>该用况描述用户在已登录状态下，修改自己的个人资料（如昵称、头像）的操作过程。</text:span><text:span/></text:h>
                </text:list-item>
                <text:list-item>
                  <text:p text:style-name="P441"><text:span text:style-name="T579">用况图:</text:span><text:span text:style-name="T580"/></text:p>
                </text:list-item>
                <text:list-item>
                  <text:h text:outline-level="5" text:restart-numbering="0" text:is-list-header="0" text:style-name="P442"><text:span text:style-name="T581">前置条件：</text:span><text:span><text:line-break/><text:tab/><text:tab/>用户已成功登录系统。</text:span><text:span/></text:h>
                </text:list-item>
                <text:list-item>
                  <text:h text:outline-level="5" text:restart-numbering="0" text:is-list-header="0" text:style-name="P443"><text:span text:style-name="T582">基本流：</text:span><text:span/></text:h>
                </text:list-item>
              </text:list>
            </text:list-item>
          </text:list>
        </text:list-item>
      </text:list>
      <text:list text:style-name="WWNum36" text:continue-numbering="true">
        <text:list-item>
          <text:p text:style-name="P444"><text:span>用户在主界面点击“个人信息”或“设置”选项。</text:span><text:span/></text:p>
        </text:list-item>
        <text:list-item>
          <text:p text:style-name="P445"><text:span>系统显示当前用户的资料信息，包括昵称、头像、账号等。</text:span><text:span/></text:p>
        </text:list-item>
        <text:list-item>
          <text:p text:style-name="P446"><text:span>用户点击“编辑资料”按钮。</text:span><text:span/></text:p>
        </text:list-item>
        <text:list-item>
          <text:p text:style-name="P447"><text:span>用户可选择修改昵称或更换头像。</text:span><text:span/></text:p>
        </text:list-item>
        <text:list-item>
          <text:p text:style-name="P448"><text:span>若用户修改昵称，系统显示输入框，用户输入新昵称并点击“保存”。</text:span><text:span/></text:p>
        </text:list-item>
        <text:list-item>
          <text:p text:style-name="P449"><text:span>若用户更换头像，系统弹出文件选择窗口，用户选择本地图片文件。</text:span><text:span/></text:p>
        </text:list-item>
        <text:list-item>
          <text:p text:style-name="P450"><text:span>系统显示头像预览，并提示“确认更换”。</text:span><text:span/></text:p>
        </text:list-item>
        <text:list-item>
          <text:p text:style-name="P451"><text:span>用户确认后，系统将更新后的信息写入数据库，并同步至服务器。</text:span><text:span/></text:p>
        </text:list-item>
        <text:list-item>
          <text:p text:style-name="P452"><text:span>系统提示“修改成功”，并刷新界面显示最新资料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53"><text:span>备选流：</text:span><text:span><text:line-break/><text:tab/><text:tab/>A1. 若用户取消编辑操作，系统返回原个人信息页面。<text:tab/><text:tab/>A2. 若用户上传的头像文件格式不支持或超出大小限制，系统提示“文件不符合要求，请重新选<text:tab/><text:tab/><text:tab/>择”。<text:tab/><text:tab/>A3. 若网络连接中断，系统提示“资料修改失败，请稍后再试”。</text:span><text:span/></text:h>
                    </text:list-item>
                  </text:list>
                </text:list-item>
              </text:list>
            </text:list-item>
            <text:list-item>
              <text:h text:outline-level="3" text:restart-numbering="0" text:is-list-header="0" text:style-name="P454"><text:span><text:line-break/></text:span><text:span text:style-name="T583">（1</text:span><text:span text:style-name="T584">0</text:span><text:span text:style-name="T585">）加入群聊</text:span><text:span/></text:h>
            </text:list-item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55"><text:span><text:s/></text:span><text:span text:style-name="T586">简要描述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456"><text:span text:style-name="T587"><text:tab/><text:tab/>该用况描述用户通过群号、邀请链接或好友邀请加入一个已存在群聊的过程。</text:span><text:span text:style-name="T588"/></text:p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57"><text:span text:style-name="T589">用况图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458"><text:span text:style-name="T590"/><text:span text:style-name="T591"/></text:p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59"><text:span><text:s/></text:span><text:span text:style-name="T592">前置条件：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460"><text:span text:style-name="T593"><text:tab/>用户已成功登录系统。</text:span><text:span text:style-name="T594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61"><text:span text:style-name="T595">基本流：</text:span><text:span text:style-name="T596"/></text:p>
                    </text:list-item>
                  </text:list>
                </text:list-item>
              </text:list>
            </text:list-item>
          </text:list>
        </text:list-item>
      </text:list>
      <text:p text:style-name="P462"><text:span><text:tab/>1.</text:span><text:span>用户在主界面选择"加入群聊"选项。</text:span><text:span/></text:p>
      <text:p text:style-name="P463"><text:span><text:tab/>2.</text:span><text:span>系统显示加入群聊的多种方式：搜索群号、输入邀请链接、查看邀请消息。</text:span><text:span/></text:p>
      <text:p text:style-name="P464"><text:span><text:tab/>3.</text:span><text:span>用户选择一种方式并输入群聊信息。</text:span><text:span/></text:p>
      <text:p text:style-name="P465"><text:span><text:tab/>4.</text:span><text:span>系统验证群聊是否存在及用户是否有权限加入。</text:span><text:span/></text:p>
      <text:p text:style-name="P466"><text:span><text:tab/>5.</text:span><text:span>若验证通过，系统将用户添加到群成员列表。</text:span><text:span/></text:p>
      <text:p text:style-name="P467"><text:span><text:tab/>6.</text:span><text:span>系统提示"加群成功"，并显示群聊界面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68"><text:span><text:s/></text:span><text:span text:style-name="T597">备选流：</text:span><text:span/></text:h>
                    </text:list-item>
                  </text:list>
                </text:list-item>
              </text:list>
            </text:list-item>
            <text:list-item>
              <text:h text:outline-level="3" text:restart-numbering="0" text:is-list-header="0" text:style-name="P469"><text:span text:style-name="T598"><text:tab/>A1. 若群号不存在，系统提示"未找到该群聊"。<text:tab/><text:tab/></text:span><text:span>A2. 若群聊设置为需要审核，系统提示"已提交申请，等待管理员审核"。</text:span><text:span text:style-name="T599">（1</text:span><text:span text:style-name="T600">1</text:span><text:span text:style-name="T601">）</text:span><text:span text:style-name="T602">创建群聊</text:span><text:span/></text:h>
            </text:list-item>
            <text:list-item>
              <text:list>
                <text:list-item>
                  <text:list>
                    <text:list-item>
                      <text:p text:style-name="P470"><text:span text:style-name="T603">简要描述</text:span><text:span text:style-name="T604"/></text:p>
                    </text:list-item>
                  </text:list>
                </text:list-item>
              </text:list>
            </text:list-item>
          </text:list>
        </text:list-item>
      </text:list>
      <text:p text:style-name="P471"><text:span text:style-name="T605"><text:tab/>该用况描述用户创建新的群聊，并初始化为群主的过程。</text:span><text:span text:style-name="T606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72"><text:span text:style-name="T607">用况图:</text:span><text:span text:style-name="T608"/></text:p>
                    </text:list-item>
                    <text:list-item>
                      <text:p text:style-name="P473"><text:span text:style-name="T609">前置条件：</text:span><text:span text:style-name="T610"/></text:p>
                    </text:list-item>
                  </text:list>
                </text:list-item>
              </text:list>
            </text:list-item>
          </text:list>
        </text:list-item>
      </text:list>
      <text:p text:style-name="P474"><text:span text:style-name="T611">用户已成功登录系统，并且有至少一位好友。</text:span><text:span text:style-name="T61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75"><text:span text:style-name="T613"> 基本流：</text:span><text:span text:style-name="T614"/></text:p>
                    </text:list-item>
                  </text:list>
                </text:list-item>
              </text:list>
            </text:list-item>
          </text:list>
        </text:list-item>
      </text:list>
      <text:p text:style-name="P476"><text:span text:style-name="T615"><text:tab/></text:span><text:span text:style-name="T616">1.</text:span><text:span text:style-name="T617">用户在主界面点击"创建群聊"按钮。</text:span><text:span text:style-name="T618"/></text:p>
      <text:p text:style-name="P477"><text:span text:style-name="T619"><text:tab/></text:span><text:span text:style-name="T620">2.</text:span><text:span text:style-name="T621">系统显示群聊创建界面，要求输入群聊名称、群聊描述等信息。</text:span><text:span text:style-name="T622"/></text:p>
      <text:p text:style-name="P478"><text:span text:style-name="T623"><text:tab/></text:span><text:span text:style-name="T624">3.</text:span><text:span text:style-name="T625">系统显示用户的好友列表，用户选择要邀请的好友。</text:span><text:span text:style-name="T626"/></text:p>
      <text:p text:style-name="P479"><text:span text:style-name="T627"><text:tab/></text:span><text:span text:style-name="T628">4.</text:span><text:span text:style-name="T629">用户点击"完成创建"按钮。</text:span><text:span text:style-name="T630"/></text:p>
      <text:p text:style-name="P480"><text:span text:style-name="T631"><text:tab/></text:span><text:span text:style-name="T632">5.</text:span><text:span text:style-name="T633">系统验证输入信息合法性（如群聊名称不为空）。</text:span><text:span text:style-name="T634"/></text:p>
      <text:p text:style-name="P481"><text:span text:style-name="T635"><text:tab/></text:span><text:span text:style-name="T636">6.</text:span><text:span text:style-name="T637">系统在数据库中创建新的群聊记录，并将用户设为群主。</text:span><text:span text:style-name="T638"/></text:p>
      <text:p text:style-name="P482"><text:span text:style-name="T639"><text:tab/></text:span><text:span text:style-name="T640">7.</text:span><text:span text:style-name="T641">系统向被选中的好友发送群聊邀请。</text:span><text:span text:style-name="T642"/></text:p>
      <text:p text:style-name="P483"><text:span text:style-name="T643"><text:tab/></text:span><text:span text:style-name="T644">8.</text:span><text:span text:style-name="T645">系统提示"群聊创建成功"，并自动进入新创建的群聊界面。</text:span><text:span text:style-name="T646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84"><text:span text:style-name="T647">备选流：</text:span><text:span text:style-name="T648"/></text:p>
                    </text:list-item>
                  </text:list>
                </text:list-item>
              </text:list>
            </text:list-item>
          </text:list>
        </text:list-item>
      </text:list>
      <text:p text:style-name="P485"><text:span text:style-name="T649"><text:tab/><text:tab/>A1. 若群聊名称为空，系统提示"群聊名称不能为空"，用户重新输入。</text:span><text:span text:style-name="T650"/></text:p>
      <text:p text:style-name="P486"><text:span text:style-name="T651"><text:tab/><text:tab/>A2. 若用户未选择任何好友，系统提示"请至少选择一位好友"，用户重新选择。</text:span><text:span text:style-name="T652"/></text:p>
      <text:p text:style-name="P487"><text:span text:style-name="T653"><text:tab/><text:tab/>A3. 若用户点击"取消"按钮，系统放弃创建操作，返回主界面。</text:span><text:span text:style-name="T654"/></text:p>
      <text:list>
        <text:list-item>
          <text:p text:style-name="P488"><text:span text:style-name="T655">（1</text:span><text:span text:style-name="T656">2</text:span><text:span text:style-name="T657">）退出群聊</text:span><text:span text:style-name="T658"/></text:p>
        </text:list-item>
        <text:list-item>
          <text:list>
            <text:list-item>
              <text:list>
                <text:list-item>
                  <text:p text:style-name="P489"><text:span text:style-name="T659">简要描述</text:span><text:span text:style-name="T660"/></text:p>
                </text:list-item>
              </text:list>
            </text:list-item>
          </text:list>
        </text:list-item>
      </text:list>
      <text:p text:style-name="P490"><text:span text:style-name="T661"><text:tab/><text:tab/>该用况描述用户主动退出一个已加入的群聊的操作过程。</text:span><text:span text:style-name="T66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91"><text:span text:style-name="T663">用况图</text:span><text:span text:style-name="T664"/></text:p>
                    </text:list-item>
                  </text:list>
                </text:list-item>
              </text:list>
            </text:list-item>
          </text:list>
        </text:list-item>
      </text:list>
      <text:p text:style-name="P492"><text:span text:style-name="T665"><text:tab/></text:span><text:span text:style-name="T666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93"><text:span text:style-name="T667">前置条件：</text:span><text:span text:style-name="T668"/></text:p>
                    </text:list-item>
                  </text:list>
                </text:list-item>
              </text:list>
            </text:list-item>
          </text:list>
        </text:list-item>
      </text:list>
      <text:p text:style-name="P494"><text:span text:style-name="T669"><text:tab/><text:tab/>用户已登录系统且是至少一个群聊的成员。</text:span><text:span text:style-name="T670"/></text:p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495"><text:span>基本流：<text:tab/><text:tab/><text:s text:c="3"/></text:span><text:span text:style-name="T671">1. </text:span><text:span>用户在群聊列表中选择要退出的群聊。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496"><text:span text:style-name="T672">2. </text:span><text:span>系统进入群聊信息界面。</text:span><text:span/></text:p>
      <text:p text:style-name="P497"><text:span text:style-name="T673">3. </text:span><text:span>用户点击"退出群聊"按钮。</text:span><text:span/></text:p>
      <text:p text:style-name="P498"><text:span text:style-name="T674">4. </text:span><text:span>系统弹出确认提示框。</text:span><text:span/></text:p>
      <text:p text:style-name="P499"><text:span text:style-name="T675">5. </text:span><text:span>用户确认退出。</text:span><text:span/></text:p>
      <text:p text:style-name="P500"><text:span text:style-name="T676">6. </text:span><text:span>系统将用户从群成员列表中移除。</text:span><text:span/></text:p>
      <text:p text:style-name="P501"><text:span text:style-name="T677">7. </text:span><text:span>系统提示"已退出群聊"，返回主界面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502"><text:span><text:s/></text:span><text:span text:style-name="T678">备选流：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503"><text:span text:style-name="T679"><text:tab/><text:tab/><text:tab/></text:span><text:span text:style-name="T680">A1.</text:span><text:span text:style-name="T681"> 用户在确认提示框中选择"取消"，系统返回群聊信息界面。。</text:span><text:span text:style-name="T682"/></text:p>
      <text:list>
        <text:list-item>
          <text:h text:outline-level="3" text:restart-numbering="0" text:is-list-header="0" text:style-name="P504"><text:span text:style-name="T683">（</text:span><text:span>1</text:span><text:span>3</text:span><text:span>）退出系统</text:span><text:span/></text:h>
        </text:list-item>
        <text:list-item>
          <text:list>
            <text:list-item>
              <text:list>
                <text:list-item>
                  <text:h text:outline-level="5" text:restart-numbering="0" text:is-list-header="0" text:style-name="P505"><text:span>简要描述：</text:span><text:span><text:line-break/><text:tab/><text:tab/>该用况描述用户退出聊天系统的操作。</text:span><text:span/></text:h>
                </text:list-item>
                <text:list-item>
                  <text:p text:style-name="P506"><text:span text:style-name="T684">用况图:</text:span><text:span text:style-name="T685"/></text:p>
                </text:list-item>
                <text:list-item>
                  <text:h text:outline-level="5" text:restart-numbering="0" text:is-list-header="0" text:style-name="P507"><text:span text:style-name="T686">前置条件：</text:span><text:span><text:line-break/><text:tab/><text:tab/>用户已登录。</text:span><text:span/></text:h>
                </text:list-item>
                <text:list-item>
                  <text:h text:outline-level="5" text:restart-numbering="0" text:is-list-header="0" text:style-name="P508"><text:span text:style-name="T687">基本流：</text:span><text:span/></text:h>
                </text:list-item>
              </text:list>
            </text:list-item>
          </text:list>
        </text:list-item>
      </text:list>
      <text:list text:style-name="WWNum37" text:continue-numbering="true">
        <text:list-item>
          <text:p text:style-name="P509"><text:span>用户在主界面点击“退出”按钮。</text:span><text:span/></text:p>
        </text:list-item>
        <text:list-item>
          <text:p text:style-name="P510"><text:span>系统弹出退出确认提示框。</text:span><text:span/></text:p>
        </text:list-item>
        <text:list-item>
          <text:p text:style-name="P511"><text:span>用户确认退出。</text:span><text:span/></text:p>
        </text:list-item>
        <text:list-item>
          <text:p text:style-name="P512"><text:span>系统保存未发送消息与聊天状态。</text:span><text:span/></text:p>
        </text:list-item>
        <text:list-item>
          <text:p text:style-name="P513"><text:span>系统断开服务器连接，关闭客户端窗口。</text:span><text:span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h text:outline-level="5" text:restart-numbering="0" text:is-list-header="0" text:style-name="P514"><text:span>备选流：</text:span><text:span><text:line-break/><text:tab/><text:tab/>A1. 用户点击“取消”，系统返回主界面。</text:span><text:span/></text:h>
                    </text:list-item>
                  </text:list>
                </text:list-item>
              </text:list>
            </text:list-item>
          </text:list>
        </text:list-item>
      </text:list>
      <text:p text:style-name="P515"><text:span text:style-name="T688"/><text:span text:style-name="T689"/></text:p>
      <text:list>
        <text:list-item>
          <text:h text:outline-level="2" text:restart-numbering="0" text:is-list-header="0" text:style-name="P516"><text:span/><text:bookmark-start text:name="__RefHeading___Toc8567_481696549"/><text:span>需求分析</text:span><text:bookmark-end text:name="__RefHeading___Toc8567_481696549"/><text:span/><text:span/></text:h>
        </text:list-item>
        <text:list-item>
          <text:list>
            <text:list-item>
              <text:h text:outline-level="3" text:restart-numbering="0" text:is-list-header="0" text:style-name="P518"><text:span/><text:bookmark-start text:name="__RefHeading___Toc8569_481696549"/><text:span>健壮性分析</text:span><text:bookmark-end text:name="__RefHeading___Toc8569_481696549"/><text:span/><text:span/><text:span/><text:span/><text:span/></text:h>
            </text:list-item>
          </text:list>
        </text:list-item>
      </text:list>
      <text:p text:style-name="P519"><text:span/><text:span/></text:p>
      <text:p text:style-name="P520"><text:span/><text:span/></text:p>
      <text:p text:style-name="P521"><text:span/><text:span/></text:p>
      <text:p text:style-name="P522"><text:span/><text:span/></text:p>
      <text:p text:style-name="P523"><text:span/><text:span/></text:p>
      <text:list>
        <text:list-item>
          <text:list>
            <text:list-item>
              <text:p text:style-name="P524"><text:span/><text:bookmark-start text:name="__RefHeading___Toc8571_481696549"/><text:span>交互建模</text:span><text:bookmark-end text:name="__RefHeading___Toc8571_481696549"/><text:span/><text:span/></text:p>
            </text:list-item>
          </text:list>
        </text:list-item>
      </text:list>
      <text:p text:style-name="P525"><text:span/><text:span/></text:p>
      <text:list>
        <text:list-item>
          <text:h text:outline-level="2" text:restart-numbering="0" text:is-list-header="0" text:style-name="P526"><text:span/><text:bookmark-start text:name="__RefHeading___Toc8573_481696549"/><text:span>架构设计</text:span><text:bookmark-end text:name="__RefHeading___Toc8573_481696549"/><text:span/><text:span/></text:h>
        </text:list-item>
        <text:list-item>
          <text:h text:outline-level="3" text:restart-numbering="0" text:is-list-header="0" text:style-name="P528"><text:span/><text:span/></text:h>
        </text:list-item>
        <text:soft-page-break/>
        <text:list-item>
          <text:h text:outline-level="2" text:restart-numbering="0" text:is-list-header="0" text:style-name="P529"><text:span/><text:bookmark-start text:name="__RefHeading___Toc8575_481696549"/><text:span>详细设计</text:span><text:bookmark-end text:name="__RefHeading___Toc8575_481696549"/><text:span/><text:span/></text:h>
        </text:list-item>
        <text:soft-page-break/>
      </text:list>
      <text:list text:style-name="WWNum38" text:continue-numbering="true">
        <text:list-item>
          <text:h text:outline-level="2" text:restart-numbering="0" text:is-list-header="0" text:style-name="P531"><text:span/><text:bookmark-start text:name="__RefHeading__2857_375319270"/><text:span>后记</text:span><text:bookmark-end text:name="__RefHeading__2857_375319270"/><text:span/><text:span/></text:h>
        </text:list-item>
      </text:list>
      <text:p text:style-name="P532"><text:span>正文内容，方正仿宋，小四，首行缩进。正文内容，方正仿宋，小四，首行缩进。正文内容，方正仿宋，小四，首行缩进。</text:span><text:span/></text:p>
      <text:p text:style-name="P533"><text:span/><text:span/></text:p>
      <text:p text:style-name="P534"><text:span/><text:span/></text:p>
      <text:p text:style-name="P535"><text:span/><text:span/></text:p>
      <text:p text:style-name="P536"><text:span/><text:span/></text:p>
      <text:p text:style-name="P537"><text:span/><text:span/></text:p>
      <text:list text:style-name="WWNum38" text:continue-numbering="true">
        <text:list-item>
          <text:h text:outline-level="2" text:restart-numbering="0" text:is-list-header="0" text:style-name="P538"><text:span/><text:bookmark-start text:name="__RefHeading__3696_145136877"/><text:span>参考文献</text:span><text:bookmark-end text:name="__RefHeading__3696_145136877"/><text:span/><text:span/></text:h>
        </text:list-item>
      </text:list>
      <text:p text:style-name="P540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21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</style:style>
    <style:style style:parent-style-name="821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821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821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821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821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821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821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821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821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821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821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821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</style:style>
    <style:style style:parent-style-name="821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821" style:display-name="Intense Quote Char" style:family="text" style:name="168">
      <style:paragraph-properties/>
      <style:text-properties fo:color="#0f4761" fo:font-style="italic"/>
    </style:style>
    <style:style style:parent-style-name="821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821" style:display-name="Subtle Emphasis" style:family="text" style:name="171">
      <style:paragraph-properties/>
      <style:text-properties fo:color="#404040" fo:font-style="italic"/>
    </style:style>
    <style:style style:parent-style-name="821" style:display-name="Emphasis" style:family="text" style:name="172">
      <style:paragraph-properties/>
      <style:text-properties fo:font-style="italic"/>
    </style:style>
    <style:style style:parent-style-name="821" style:display-name="Strong" style:family="text" style:name="173">
      <style:paragraph-properties/>
      <style:text-properties fo:font-weight="bold"/>
    </style:style>
    <style:style style:parent-style-name="821" style:display-name="Subtle Reference" style:family="text" style:name="174">
      <style:paragraph-properties/>
      <style:text-properties fo:font-variant="small-caps" fo:color="#5a5a5a"/>
    </style:style>
    <style:style style:parent-style-name="821" style:display-name="Book Title" style:family="text" style:name="175">
      <style:paragraph-properties/>
      <style:text-properties fo:letter-spacing="0.25pt" fo:font-style="italic" fo:font-weight="bold"/>
    </style:style>
    <style:style style:parent-style-name="821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821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821" style:display-name="Footnote Text Char" style:family="text" style:name="182">
      <style:paragraph-properties/>
      <style:text-properties fo:font-size="10pt" style:font-size-complex="10pt"/>
    </style:style>
    <style:style style:parent-style-name="821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821" style:display-name="Endnote Text Char" style:family="text" style:name="185">
      <style:paragraph-properties/>
      <style:text-properties fo:font-size="10pt" style:font-size-complex="10pt"/>
    </style:style>
    <style:style style:parent-style-name="821" style:display-name="endnote reference" style:family="text" style:name="186">
      <style:paragraph-properties/>
      <style:text-properties style:text-position="super 58%"/>
    </style:style>
    <style:style style:parent-style-name="821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21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821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7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49" style:display-name="Standard" style:family="paragraph" style:name="750">
      <style:paragraph-properties fo:text-align="left"/>
      <style:text-properties/>
    </style:style>
    <style:style style:parent-style-name="750" style:display-name="Heading" style:family="paragraph" style:name="751">
      <style:paragraph-properties fo:margin-top="12pt" fo:margin-bottom="6pt"/>
      <style:text-properties fo:font-family="FreeSans" style:font-family-asian="华文黑体 - Kelvin" style:font-family-complex="FreeSans" fo:font-size="16pt" style:font-size-complex="14pt"/>
    </style:style>
    <style:style style:parent-style-name="750" style:display-name="Text body" style:family="paragraph" style:name="752">
      <style:paragraph-properties fo:line-height="120%" fo:margin-left="0cm" fo:margin-right="0cm" fo:text-indent="0.7391cm" fo:margin-top="3.1pt" fo:margin-bottom="3.1pt"/>
      <style:text-properties fo:font-family="FreeSerif" style:font-family-asian="方正仿宋_GBK" style:font-family-complex="FreeSerif" fo:font-size="10.5pt" style:font-size-complex="12pt"/>
    </style:style>
    <style:style style:parent-style-name="749" style:display-name="List" style:family="paragraph" style:name="753">
      <style:paragraph-properties/>
      <style:text-properties style:font-family-complex="FreeSans" fo:font-size="12pt" style:font-size-complex="12pt"/>
    </style:style>
    <style:style style:parent-style-name="750" style:display-name="Caption" style:family="paragraph" style:name="754">
      <style:paragraph-properties fo:margin-top="6pt" fo:margin-bottom="6pt"/>
      <style:text-properties style:font-family-complex="FreeSans" fo:font-size="12pt" style:font-size-complex="12pt" fo:font-style="italic"/>
    </style:style>
    <style:style style:parent-style-name="750" style:display-name="Index" style:family="paragraph" style:name="755">
      <style:paragraph-properties/>
      <style:text-properties style:font-family-complex="FreeSans"/>
    </style:style>
    <style:style style:parent-style-name="750" style:display-name="Header and Footer" style:family="paragraph" style:name="756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750" style:display-name="Header" style:family="paragraph" style:name="757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49" style:display-name="Heading 1" style:family="paragraph" style:name="758">
      <style:paragraph-properties fo:line-height="120%" fo:text-align="center" fo:margin-left="0cm" fo:margin-right="0cm" fo:text-indent="0cm" fo:margin-top="0pt" fo:margin-bottom="7.8pt"/>
      <style:text-properties fo:font-family="FreeSans" style:font-family-asian="华文黑体 - Kelvin" style:font-family-complex="FreeSans" fo:font-size="16pt" fo:font-weight="normal"/>
    </style:style>
    <style:style style:parent-style-name="752" style:display-name="List Indent" style:family="paragraph" style:name="759">
      <style:paragraph-properties fo:margin-left="5.001cm" fo:margin-right="0cm" fo:text-indent="-4.5cm" fo:margin-top="0pt" fo:margin-bottom="0pt">
        <style:tab-stops>
          <style:tab-stop style:position="5.001cm" style:type="left"/>
        </style:tab-stops>
      </style:paragraph-properties>
    </style:style>
    <style:style style:parent-style-name="753" style:display-name="Numbering 1" style:family="paragraph" style:name="760">
      <style:paragraph-properties fo:margin-left="0.635cm" fo:margin-right="0cm" fo:text-indent="-0.635cm" fo:margin-top="0pt" fo:margin-bottom="6pt"/>
      <style:text-properties/>
    </style:style>
    <style:style style:parent-style-name="758" style:display-name="Heading 2" style:family="paragraph" style:name="761">
      <style:paragraph-properties fo:text-align="left" fo:margin-left="0cm" fo:margin-right="0cm" fo:text-indent="0cm" fo:margin-top="7.8pt" fo:margin-bottom="0pt"/>
      <style:text-properties fo:font-size="12pt" style:font-size-complex="14pt" fo:font-style="normal" fo:font-weight="normal"/>
    </style:style>
    <style:style style:parent-style-name="761" style:display-name="Heading 3" style:family="paragraph" style:name="762">
      <style:paragraph-properties fo:line-height="120%" fo:text-align="left" fo:margin-top="5.65pt" fo:margin-bottom="0pt"/>
      <style:text-properties fo:font-family="Liberation Sans" style:font-family-complex="'Liberation Sans'" fo:font-size="10.5pt" style:font-size-complex="14pt" fo:font-style="normal" fo:font-weight="normal"/>
    </style:style>
    <style:style style:parent-style-name="762" style:display-name="Heading 4" style:family="paragraph" style:name="763">
      <style:paragraph-properties fo:text-align="left" fo:margin-left="0cm" fo:margin-right="0cm" fo:text-indent="0cm" fo:margin-top="7.8pt" fo:margin-bottom="0pt"/>
      <style:text-properties fo:font-family="FreeSans" style:font-family-asian="华文黑体 - Kelvin" style:font-family-complex="FreeSans" fo:font-size="10.5pt" style:font-size-complex="9pt" fo:font-style="normal" fo:font-weight="normal"/>
    </style:style>
    <style:style style:parent-style-name="753" style:display-name="Numbering 4 Start" style:family="paragraph" style:name="764">
      <style:paragraph-properties fo:margin-left="2.54cm" fo:margin-right="0cm" fo:text-indent="-0.635cm" fo:margin-top="12pt" fo:margin-bottom="6pt"/>
    </style:style>
    <style:style style:parent-style-name="753" style:display-name="Numbering 4" style:family="paragraph" style:name="765">
      <style:paragraph-properties fo:margin-left="2.54cm" fo:margin-right="0cm" fo:text-indent="-0.635cm" fo:margin-top="0pt" fo:margin-bottom="6pt"/>
    </style:style>
    <style:style style:parent-style-name="752" style:display-name="Text body indent" style:family="paragraph" style:name="766">
      <style:paragraph-properties fo:line-height="120%" fo:text-align="left" fo:margin-left="0cm" fo:margin-right="0cm" fo:text-indent="0cm" fo:margin-top="2.85pt" fo:margin-bottom="0pt"/>
      <style:text-properties style:font-family-asian="华文宋体" fo:font-size="12pt" style:font-size-complex="12pt"/>
    </style:style>
    <style:style style:parent-style-name="752" style:display-name="First line indent" style:family="paragraph" style:name="767">
      <style:paragraph-properties fo:margin-left="0cm" fo:margin-right="0cm" fo:text-indent="0.4974cm" fo:margin-top="0pt" fo:margin-bottom="0pt"/>
    </style:style>
    <style:style style:parent-style-name="752" style:display-name="Hanging indent" style:family="paragraph" style:name="768">
      <style:paragraph-properties fo:margin-left="1cm" fo:margin-right="0cm" fo:text-indent="-0.4992cm" fo:margin-top="0pt" fo:margin-bottom="0pt">
        <style:tab-stops>
          <style:tab-stop style:position="0.9984cm" style:type="left"/>
        </style:tab-stops>
      </style:paragraph-properties>
    </style:style>
    <style:style style:parent-style-name="750" style:display-name="Signature" style:family="paragraph" style:name="769">
      <style:paragraph-properties/>
    </style:style>
    <style:style style:parent-style-name="751" style:display-name="Index Heading" style:family="paragraph" style:name="770">
      <style:paragraph-properties fo:margin-left="0cm" fo:margin-right="0cm" fo:text-indent="0cm"/>
      <style:text-properties fo:font-size="16pt" style:font-size-complex="16pt" fo:font-weight="bold"/>
    </style:style>
    <style:style style:parent-style-name="751" style:display-name="Contents Heading" style:family="paragraph" style:name="771">
      <style:paragraph-properties fo:text-align="center" fo:margin-top="0pt" fo:margin-bottom="0pt"/>
      <style:text-properties fo:font-size="16pt" style:font-size-complex="16pt" fo:font-weight="normal"/>
    </style:style>
    <style:style style:parent-style-name="755" style:display-name="Contents 1" style:family="paragraph" style:name="772">
      <style:paragraph-properties fo:line-height="120%" fo:margin-left="0cm" fo:margin-right="0cm" fo:text-indent="0cm" fo:margin-top="7.8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ans" style:font-family-asian="华文黑体 - Kelvin" style:font-family-complex="FreeSans" fo:font-size="10.5pt" style:font-size-complex="12pt"/>
    </style:style>
    <style:style style:parent-style-name="755" style:display-name="Contents 2" style:family="paragraph" style:name="773">
      <style:paragraph-properties fo:line-height="120%" fo:margin-left="0.4992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erif" style:font-family-asian="华文仿宋" style:font-family-complex="FreeSerif" fo:font-size="10.5pt" style:font-size-complex="12pt"/>
    </style:style>
    <style:style style:parent-style-name="755" style:display-name="Contents 3" style:family="paragraph" style:name="774">
      <style:paragraph-properties fo:line-height="120%" fo:margin-left="0.9984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erif" style:font-family-asian="华文仿宋" style:font-family-complex="FreeSerif" fo:font-size="10.5pt" style:font-size-complex="12pt"/>
    </style:style>
    <style:style style:parent-style-name="755" style:display-name="Contents 4" style:family="paragraph" style:name="775">
      <style:paragraph-properties fo:line-height="120%" fo:margin-left="1.498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style:font-family-asian="华文仿宋" fo:font-size="10.5pt" style:font-size-complex="12pt"/>
    </style:style>
    <style:style style:parent-style-name="753" style:display-name="List 1" style:family="paragraph" style:name="776">
      <style:paragraph-properties fo:margin-left="0.635cm" fo:margin-right="0cm" fo:text-indent="-0.635cm" fo:margin-top="0pt" fo:margin-bottom="6pt"/>
      <style:text-properties/>
    </style:style>
    <style:style style:parent-style-name="753" style:display-name="List 1 Cont." style:family="paragraph" style:name="777">
      <style:paragraph-properties fo:margin-left="0.635cm" fo:margin-right="0cm" fo:text-indent="0cm" fo:margin-top="0pt" fo:margin-bottom="6pt"/>
    </style:style>
    <style:style style:parent-style-name="753" style:display-name="List 2" style:family="paragraph" style:name="778">
      <style:paragraph-properties fo:margin-left="1.27cm" fo:margin-right="0cm" fo:text-indent="-0.635cm" fo:margin-top="0pt" fo:margin-bottom="6pt"/>
    </style:style>
    <style:style style:parent-style-name="753" style:display-name="List 3" style:family="paragraph" style:name="779">
      <style:paragraph-properties fo:margin-left="1.905cm" fo:margin-right="0cm" fo:text-indent="-0.635cm" fo:margin-top="0pt" fo:margin-bottom="6pt"/>
    </style:style>
    <style:style style:parent-style-name="753" style:display-name="List 4" style:family="paragraph" style:name="780">
      <style:paragraph-properties fo:margin-left="2.54cm" fo:margin-right="0cm" fo:text-indent="-0.635cm" fo:margin-top="0pt" fo:margin-bottom="6pt"/>
    </style:style>
    <style:style style:parent-style-name="750" style:display-name="换行不留空白" style:family="paragraph" style:name="781">
      <style:paragraph-properties/>
    </style:style>
    <style:style style:parent-style-name="751" style:display-name="摘要" style:family="paragraph" style:name="782">
      <style:paragraph-properties fo:line-height="150%" fo:text-align="center" fo:margin-left="0cm" fo:margin-right="0cm" fo:text-indent="0cm" fo:margin-top="0pt" fo:margin-bottom="0pt"/>
      <style:text-properties/>
    </style:style>
    <style:style style:parent-style-name="749" style:display-name="参考文献" style:family="paragraph" style:name="783">
      <style:paragraph-properties fo:text-align="left" fo:margin-left="0cm" fo:margin-right="0cm" fo:text-indent="0cm" fo:margin-top="7.8pt" fo:margin-bottom="7.8pt"/>
      <style:text-properties fo:font-size="16pt"/>
    </style:style>
    <style:style style:parent-style-name="749" style:display-name="参考文献列表" style:family="paragraph" style:name="784">
      <style:paragraph-properties fo:line-height="150%" fo:margin-left="0cm" fo:margin-right="0cm" fo:text-indent="0cm"/>
      <style:text-properties/>
    </style:style>
    <style:style style:parent-style-name="749" style:display-name="项目报告书" style:family="paragraph" style:name="785">
      <style:paragraph-properties fo:line-height="150%" fo:text-align="center" fo:margin-top="17pt" fo:margin-bottom="0pt"/>
      <style:text-properties fo:font-family="FreeSans" style:font-family-asian="华文新魏" style:font-family-complex="FreeSans" fo:font-size="42pt" style:font-size-complex="12pt"/>
    </style:style>
    <style:style style:parent-style-name="750" style:display-name="项目名称" style:family="paragraph" style:name="786">
      <style:paragraph-properties fo:text-align="center" fo:margin-top="15.6pt" fo:margin-bottom="0pt"/>
      <style:text-properties fo:font-family="FreeSans" style:font-family-asian="华文黑体 - Kelvin" style:font-family-complex="FreeSans" fo:font-size="36pt" style:font-size-complex="36pt"/>
    </style:style>
    <style:style style:parent-style-name="750" style:display-name="摘要正文" style:family="paragraph" style:name="787">
      <style:paragraph-properties fo:line-height="120%" fo:margin-left="0cm" fo:margin-right="0cm" fo:text-indent="0.7391cm" fo:margin-top="7.8pt" fo:margin-bottom="0pt"/>
      <style:text-properties fo:font-family="FreeSans" style:font-family-asian="华文黑体 - Kelvin" style:font-family-complex="FreeSans" fo:font-size="12pt" style:font-size-complex="12pt"/>
    </style:style>
    <style:style style:parent-style-name="787" style:display-name="关键字" style:family="paragraph" style:name="788">
      <style:paragraph-properties fo:margin-left="0cm" fo:margin-right="0cm" fo:text-indent="0cm" fo:margin-top="0pt" fo:margin-bottom="0pt"/>
      <style:text-properties/>
    </style:style>
    <style:style style:parent-style-name="782" style:display-name="后记" style:family="paragraph" style:name="789">
      <style:paragraph-properties/>
    </style:style>
    <style:style style:parent-style-name="751" style:display-name="Title" style:family="paragraph" style:name="790">
      <style:paragraph-properties fo:text-align="center"/>
      <style:text-properties fo:font-size="28pt" style:font-size-complex="28pt" fo:font-weight="bold"/>
    </style:style>
    <style:style style:parent-style-name="751" style:display-name="Subtitle" style:family="paragraph" style:name="791">
      <style:paragraph-properties fo:text-align="center" fo:margin-top="3pt" fo:margin-bottom="6pt"/>
      <style:text-properties fo:font-size="18pt" style:font-size-complex="18pt"/>
    </style:style>
    <style:style style:parent-style-name="750" style:display-name="Quotations" style:family="paragraph" style:name="792">
      <style:paragraph-properties fo:margin-left="1cm" fo:margin-right="1cm" fo:text-indent="0cm" fo:margin-top="0pt" fo:margin-bottom="14.15pt"/>
    </style:style>
    <style:style style:parent-style-name="750" style:display-name="Preformatted Text" style:family="paragraph" style:name="793">
      <style:paragraph-properties fo:margin-top="0pt" fo:margin-bottom="0pt"/>
      <style:text-properties fo:font-family="Liberation Mono" style:font-family-asian="Courier New" style:font-family-complex="Liberation Mono" fo:font-size="10pt" style:font-size-complex="10pt"/>
    </style:style>
    <style:style style:parent-style-name="750" style:display-name="Table Contents" style:family="paragraph" style:name="794">
      <style:paragraph-properties/>
      <style:text-properties/>
    </style:style>
    <style:style style:parent-style-name="794" style:display-name="Table Heading" style:family="paragraph" style:name="795">
      <style:paragraph-properties fo:text-align="center"/>
      <style:text-properties fo:font-weight="bold"/>
    </style:style>
    <style:style style:parent-style-name="749" style:display-name="表格正文" style:family="paragraph" style:name="796">
      <style:paragraph-properties fo:line-height="120%" fo:margin-left="0cm" fo:margin-right="0cm" fo:text-indent="0cm" fo:margin-top="3.1pt" fo:margin-bottom="3.1pt"/>
      <style:text-properties fo:font-family="Liberation Sans" style:font-family-asian="方正仿宋_GBK" style:font-family-complex="'Liberation Sans'" fo:font-size="12pt" style:font-size-complex="12pt"/>
    </style:style>
    <style:style style:parent-style-name="763" style:display-name="用况描述正文" style:family="paragraph" style:name="797">
      <style:paragraph-properties fo:margin-left="0.7409cm" fo:margin-right="0cm" fo:text-indent="0cm" fo:margin-top="3.1pt" fo:margin-bottom="3.1pt"/>
      <style:text-properties fo:font-family="FreeSerif" style:font-family-asian="方正仿宋_GBK" style:font-family-complex="FreeSerif" fo:font-size="10.5pt" style:font-size-complex="12pt"/>
    </style:style>
    <style:style style:parent-style-name="749" style:display-name="Default~LT~Gliederung 2" style:family="paragraph" style:name="798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798" style:display-name="Default~LT~Gliederung 3" style:family="paragraph" style:name="799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753" style:display-name="Numbering 1 Start" style:family="paragraph" style:name="800">
      <style:paragraph-properties fo:margin-left="0.635cm" fo:margin-right="0cm" fo:text-indent="-0.635cm" fo:margin-top="12pt" fo:margin-bottom="6pt"/>
    </style:style>
    <style:style style:parent-style-name="751" style:display-name="Heading 5" style:family="paragraph" style:name="801">
      <style:paragraph-properties fo:margin-top="6pt" fo:margin-bottom="3pt"/>
      <style:text-properties fo:font-size="12pt" style:font-size-complex="12pt" fo:font-weight="bold"/>
    </style:style>
    <style:style style:parent-style-name="751" style:display-name="Heading 6" style:family="paragraph" style:name="802">
      <style:paragraph-properties fo:margin-top="3pt" fo:margin-bottom="3pt"/>
      <style:text-properties fo:font-size="12pt" style:font-size-complex="12pt" fo:font-style="italic" fo:font-weight="bold"/>
    </style:style>
    <style:style style:parent-style-name="751" style:display-name="Heading 7" style:family="paragraph" style:name="803">
      <style:paragraph-properties fo:margin-top="3pt" fo:margin-bottom="3pt"/>
      <style:text-properties fo:font-size="10pt" style:font-size-complex="10pt" fo:font-weight="bold"/>
    </style:style>
    <style:style style:parent-style-name="751" style:display-name="Heading 8" style:family="paragraph" style:name="804">
      <style:paragraph-properties fo:margin-top="3pt" fo:margin-bottom="3pt"/>
      <style:text-properties fo:font-size="10pt" style:font-size-complex="10pt" fo:font-style="italic" fo:font-weight="bold"/>
    </style:style>
    <style:style style:parent-style-name="751" style:display-name="Heading 9" style:family="paragraph" style:name="805">
      <style:paragraph-properties fo:margin-top="3pt" fo:margin-bottom="3pt"/>
      <style:text-properties fo:font-size="9pt" style:font-size-complex="9pt" fo:font-weight="bold"/>
    </style:style>
    <style:style style:parent-style-name="751" style:display-name="Heading 10" style:family="paragraph" style:name="806">
      <style:paragraph-properties fo:margin-top="3pt" fo:margin-bottom="3pt"/>
      <style:text-properties fo:font-size="9pt" style:font-size-complex="9pt" fo:font-weight="bold"/>
    </style:style>
    <style:style style:parent-style-name="753" style:display-name="List 4 Start" style:family="paragraph" style:name="807">
      <style:paragraph-properties fo:margin-left="2.54cm" fo:margin-right="0cm" fo:text-indent="-0.635cm" fo:margin-top="12pt" fo:margin-bottom="6pt"/>
    </style:style>
    <style:style style:parent-style-name="750" style:display-name="Horizontal Line" style:family="paragraph" style:name="808">
      <style:paragraph-properties fo:margin-top="0pt" fo:margin-bottom="14.15pt" fo:border-top="none" fo:border-bottom="0.00882cm solid #808080" fo:border-left="none" fo:border-right="none"/>
      <style:text-properties fo:font-size="6pt" style:font-size-complex="6pt"/>
    </style:style>
    <style:style style:parent-style-name="753" style:display-name="Numbering 1 End" style:family="paragraph" style:name="809">
      <style:paragraph-properties fo:margin-left="0.635cm" fo:margin-right="0cm" fo:text-indent="-0.635cm" fo:margin-top="0pt" fo:margin-bottom="12pt"/>
    </style:style>
    <style:style style:parent-style-name="753" style:display-name="Numbering 3 Cont." style:family="paragraph" style:name="810">
      <style:paragraph-properties fo:margin-left="1.905cm" fo:margin-right="0cm" fo:text-indent="0cm" fo:margin-top="0pt" fo:margin-bottom="6pt"/>
      <style:text-properties/>
    </style:style>
    <style:style style:parent-style-name="752" style:display-name="First Paragraph" style:family="paragraph" style:name="811">
      <style:paragraph-properties/>
    </style:style>
    <style:style style:parent-style-name="752" style:display-name="Compact" style:family="paragraph" style:name="812">
      <style:paragraph-properties fo:margin-top="1.8pt" fo:margin-bottom="1.8pt"/>
    </style:style>
    <style:style style:parent-style-name="750" style:display-name="Source Code" style:family="paragraph" style:name="813">
      <style:paragraph-properties/>
    </style:style>
    <style:style style:parent-style-name="749" style:display-name="Numbering Symbols" style:family="text" style:name="814">
      <style:paragraph-properties/>
      <style:text-properties style:font-family-asian="华文黑体 - Kelvin" fo:font-weight="bold"/>
    </style:style>
    <style:style style:parent-style-name="749" style:display-name="Bullet Symbols" style:family="text" style:name="815">
      <style:paragraph-properties/>
      <style:text-properties fo:font-family="OpenSymbol" style:font-family-asian="OpenSymbol" style:font-family-complex="OpenSymbol"/>
    </style:style>
    <style:style style:parent-style-name="749" style:display-name="Internet link" style:family="text" style:name="816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49" style:display-name="Index Link" style:family="text" style:name="817">
      <style:paragraph-properties/>
      <style:text-properties/>
    </style:style>
    <style:style style:parent-style-name="749" style:display-name="Zeichenformat" style:family="text" style:name="818">
      <style:paragraph-properties/>
    </style:style>
    <style:style style:parent-style-name="749" style:display-name="Strong Emphasis" style:family="text" style:name="819">
      <style:paragraph-properties/>
      <style:text-properties fo:font-weight="bold"/>
    </style:style>
    <style:style style:parent-style-name="749" style:display-name="Source Text" style:family="text" style:name="820">
      <style:paragraph-properties/>
      <style:text-properties fo:font-family="Liberation Mono" style:font-family-asian="Noto Sans Mono CJK SC" style:font-family-complex="Liberation Mono"/>
    </style:style>
    <style:style style:parent-style-name="749" style:class="default" style:display-name="Default Paragraph Font" style:family="text" style:name="821">
      <style:paragraph-properties/>
    </style:style>
    <style:style style:parent-style-name="821" style:display-name="Body Text Char" style:family="text" style:name="822">
      <style:paragraph-properties/>
    </style:style>
    <style:style style:parent-style-name="822" style:display-name="Verbatim Char" style:family="text" style:name="823">
      <style:paragraph-properties/>
      <style:text-properties fo:font-family="Consolas" style:font-family-complex="Consolas" fo:font-size="11pt"/>
    </style:style>
    <style:style style:family="text" style:name="T1">
      <style:text-properties/>
    </style:style>
    <style:style style:family="text" style:name="T2">
      <style:text-properties fo:font-family="OpenSymbol"/>
    </style:style>
    <style:style style:family="text" style:name="T3">
      <style:text-properties fo:font-family="OpenSymbol"/>
    </style:style>
    <style:style style:family="text" style:name="T4">
      <style:text-properties fo:font-family="OpenSymbol"/>
    </style:style>
    <style:style style:family="text" style:name="T5">
      <style:text-properties fo:font-family="OpenSymbol"/>
    </style:style>
    <style:style style:family="text" style:name="T6">
      <style:text-properties fo:font-family="OpenSymbol"/>
    </style:style>
    <style:style style:family="text" style:name="T7">
      <style:text-properties fo:font-family="OpenSymbol"/>
    </style:style>
    <style:style style:family="text" style:name="T8">
      <style:text-properties fo:font-family="OpenSymbol"/>
    </style:style>
    <style:style style:family="text" style:name="T9">
      <style:text-properties fo:font-family="OpenSymbol"/>
    </style:style>
    <style:style style:family="text" style:name="T10">
      <style:text-properties fo:font-family="OpenSymbol"/>
    </style:style>
    <style:style style:family="text" style:name="T11">
      <style:text-properties fo:font-family="OpenSymbol"/>
    </style:style>
    <style:style style:family="text" style:name="T12">
      <style:text-properties fo:font-family="OpenSymbol"/>
    </style:style>
    <style:style style:family="text" style:name="T13">
      <style:text-properties fo:font-family="OpenSymbol"/>
    </style:style>
    <style:style style:family="text" style:name="T14">
      <style:text-properties fo:font-family="OpenSymbol"/>
    </style:style>
    <style:style style:family="text" style:name="T15">
      <style:text-properties fo:font-family="OpenSymbol"/>
    </style:style>
    <style:style style:family="text" style:name="T16">
      <style:text-properties fo:font-family="OpenSymbol"/>
    </style:style>
    <style:style style:family="text" style:name="T17">
      <style:text-properties fo:font-family="OpenSymbol"/>
    </style:style>
    <style:style style:family="text" style:name="T18">
      <style:text-properties fo:font-family="OpenSymbol"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 fo:font-family="OpenSymbol" style:font-family-complex="OpenSymbol"/>
    </style:style>
    <style:style style:family="text" style:name="T29">
      <style:text-properties fo:font-family="OpenSymbol" style:font-family-complex="OpenSymbol"/>
    </style:style>
    <style:style style:family="text" style:name="T30">
      <style:text-properties fo:font-family="OpenSymbol" style:font-family-complex="OpenSymbol"/>
    </style:style>
    <style:style style:family="text" style:name="T31">
      <style:text-properties fo:font-family="OpenSymbol" style:font-family-complex="OpenSymbol"/>
    </style:style>
    <style:style style:family="text" style:name="T32">
      <style:text-properties fo:font-family="OpenSymbol" style:font-family-complex="OpenSymbol"/>
    </style:style>
    <style:style style:family="text" style:name="T33">
      <style:text-properties fo:font-family="OpenSymbol" style:font-family-complex="OpenSymbol"/>
    </style:style>
    <style:style style:family="text" style:name="T34">
      <style:text-properties fo:font-family="OpenSymbol" style:font-family-complex="OpenSymbol"/>
    </style:style>
    <style:style style:family="text" style:name="T35">
      <style:text-properties fo:font-family="OpenSymbol" style:font-family-complex="OpenSymbol"/>
    </style:style>
    <style:style style:family="text" style:name="T36">
      <style:text-properties fo:font-family="OpenSymbol" style:font-family-complex="OpenSymbol"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 fo:font-family="OpenSymbol" style:font-family-complex="OpenSymbol"/>
    </style:style>
    <style:style style:family="text" style:name="T77">
      <style:text-properties fo:font-family="OpenSymbol" style:font-family-complex="OpenSymbol"/>
    </style:style>
    <style:style style:family="text" style:name="T78">
      <style:text-properties fo:font-family="OpenSymbol" style:font-family-complex="OpenSymbol"/>
    </style:style>
    <style:style style:family="text" style:name="T79">
      <style:text-properties fo:font-family="OpenSymbol" style:font-family-complex="OpenSymbol"/>
    </style:style>
    <style:style style:family="text" style:name="T80">
      <style:text-properties fo:font-family="OpenSymbol" style:font-family-complex="OpenSymbol"/>
    </style:style>
    <style:style style:family="text" style:name="T81">
      <style:text-properties fo:font-family="OpenSymbol" style:font-family-complex="OpenSymbol"/>
    </style:style>
    <style:style style:family="text" style:name="T82">
      <style:text-properties fo:font-family="Wingdings" style:font-family-complex="Wingdings"/>
    </style:style>
    <style:style style:family="text" style:name="T83">
      <style:text-properties fo:font-family="Wingdings" style:font-family-complex="Wingdings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Wingdings" style:font-family-complex="Wingdings"/>
    </style:style>
    <style:style style:family="text" style:name="T86">
      <style:text-properties fo:font-family="Wingdings" style:font-family-complex="Wingdings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Wingdings" style:font-family-complex="Wingdings"/>
    </style:style>
    <style:style style:family="text" style:name="T89">
      <style:text-properties fo:font-family="Wingdings" style:font-family-complex="Wingdings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Wingdings" style:font-family-complex="Wingdings"/>
    </style:style>
    <style:style style:family="text" style:name="T92">
      <style:text-properties fo:font-family="Wingdings" style:font-family-complex="Wingdings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Wingdings" style:font-family-complex="Wingdings"/>
    </style:style>
    <style:style style:family="text" style:name="T95">
      <style:text-properties fo:font-family="Wingdings" style:font-family-complex="Wingdings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Wingdings" style:font-family-complex="Wingdings"/>
    </style:style>
    <style:style style:family="text" style:name="T98">
      <style:text-properties fo:font-family="Wingdings" style:font-family-complex="Wingdings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Wingdings" style:font-family-complex="Wingdings"/>
    </style:style>
    <style:style style:family="text" style:name="T101">
      <style:text-properties fo:font-family="Wingdings" style:font-family-complex="Wingdings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Wingdings" style:font-family-complex="Wingdings"/>
    </style:style>
    <style:style style:family="text" style:name="T104">
      <style:text-properties fo:font-family="Wingdings" style:font-family-complex="Wingdings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Wingdings" style:font-family-complex="Wingdings"/>
    </style:style>
    <style:style style:family="text" style:name="T107">
      <style:text-properties fo:font-family="Wingdings" style:font-family-complex="Wingdings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Wingdings" style:font-family-complex="Wingdings"/>
    </style:style>
    <style:style style:family="text" style:name="T110">
      <style:text-properties fo:font-family="Wingdings" style:font-family-complex="Wingdings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Wingdings" style:font-family-complex="Wingdings"/>
    </style:style>
    <style:style style:family="text" style:name="T113">
      <style:text-properties fo:font-family="Wingdings" style:font-family-complex="Wingdings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Wingdings" style:font-family-complex="Wingdings"/>
    </style:style>
    <style:style style:family="text" style:name="T116">
      <style:text-properties fo:font-family="Wingdings" style:font-family-complex="Wingdings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Wingdings" style:font-family-complex="Wingdings"/>
    </style:style>
    <style:style style:family="text" style:name="T119">
      <style:text-properties fo:font-family="Wingdings" style:font-family-complex="Wingdings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Wingdings" style:font-family-complex="Wingdings"/>
    </style:style>
    <style:style style:family="text" style:name="T122">
      <style:text-properties fo:font-family="Wingdings" style:font-family-complex="Wingdings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Wingdings" style:font-family-complex="Wingdings"/>
    </style:style>
    <style:style style:family="text" style:name="T125">
      <style:text-properties fo:font-family="Wingdings" style:font-family-complex="Wingdings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Wingdings" style:font-family-complex="Wingdings"/>
    </style:style>
    <style:style style:family="text" style:name="T128">
      <style:text-properties fo:font-family="Wingdings" style:font-family-complex="Wingdings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Wingdings" style:font-family-complex="Wingdings"/>
    </style:style>
    <style:style style:family="text" style:name="T131">
      <style:text-properties fo:font-family="Wingdings" style:font-family-complex="Wingdings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Wingdings" style:font-family-complex="Wingdings"/>
    </style:style>
    <style:style style:family="text" style:name="T134">
      <style:text-properties fo:font-family="Wingdings" style:font-family-complex="Wingdings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Wingdings" style:font-family-complex="Wingdings"/>
    </style:style>
    <style:style style:family="text" style:name="T137">
      <style:text-properties fo:font-family="Wingdings" style:font-family-complex="Wingdings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Wingdings" style:font-family-complex="Wingdings"/>
    </style:style>
    <style:style style:family="text" style:name="T140">
      <style:text-properties fo:font-family="Wingdings" style:font-family-complex="Wingdings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Wingdings" style:font-family-complex="Wingdings"/>
    </style:style>
    <style:style style:family="text" style:name="T143">
      <style:text-properties fo:font-family="Wingdings" style:font-family-complex="Wingdings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Wingdings" style:font-family-complex="Wingdings"/>
    </style:style>
    <style:style style:family="text" style:name="T146">
      <style:text-properties fo:font-family="Wingdings" style:font-family-complex="Wingdings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Wingdings" style:font-family-complex="Wingdings"/>
    </style:style>
    <style:style style:family="text" style:name="T149">
      <style:text-properties fo:font-family="Wingdings" style:font-family-complex="Wingdings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Wingdings" style:font-family-complex="Wingdings"/>
    </style:style>
    <style:style style:family="text" style:name="T152">
      <style:text-properties fo:font-family="Wingdings" style:font-family-complex="Wingdings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Wingdings" style:font-family-complex="Wingdings"/>
    </style:style>
    <style:style style:family="text" style:name="T155">
      <style:text-properties fo:font-family="Wingdings" style:font-family-complex="Wingdings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Wingdings" style:font-family-complex="Wingdings"/>
    </style:style>
    <style:style style:family="text" style:name="T158">
      <style:text-properties fo:font-family="Wingdings" style:font-family-complex="Wingdings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Wingdings" style:font-family-complex="Wingdings"/>
    </style:style>
    <style:style style:family="text" style:name="T161">
      <style:text-properties fo:font-family="Wingdings" style:font-family-complex="Wingdings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Wingdings" style:font-family-complex="Wingdings"/>
    </style:style>
    <style:style style:family="text" style:name="T164">
      <style:text-properties fo:font-family="Wingdings" style:font-family-complex="Wingdings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Wingdings" style:font-family-complex="Wingdings"/>
    </style:style>
    <style:style style:family="text" style:name="T167">
      <style:text-properties fo:font-family="Wingdings" style:font-family-complex="Wingdings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Wingdings" style:font-family-complex="Wingdings"/>
    </style:style>
    <style:style style:family="text" style:name="T170">
      <style:text-properties fo:font-family="Wingdings" style:font-family-complex="Wingdings"/>
    </style:style>
    <style:style style:family="text" style:name="T171">
      <style:text-properties fo:font-family="Wingdings" style:font-family-complex="Wingdings"/>
    </style:style>
    <style:style style:family="text" style:name="T172">
      <style:text-properties fo:font-family="Wingdings" style:font-family-complex="Wingdings"/>
    </style:style>
    <style:style style:family="text" style:name="T173">
      <style:text-properties fo:font-family="Wingdings" style:font-family-complex="Wingdings"/>
    </style:style>
    <style:style style:family="text" style:name="T174">
      <style:text-properties fo:font-family="Wingdings" style:font-family-complex="Wingdings"/>
    </style:style>
    <style:style style:family="text" style:name="T175">
      <style:text-properties fo:font-family="Wingdings" style:font-family-complex="Wingdings"/>
    </style:style>
    <style:style style:family="text" style:name="T176">
      <style:text-properties fo:font-family="Wingdings" style:font-family-complex="Wingdings"/>
    </style:style>
    <style:style style:family="text" style:name="T177">
      <style:text-properties fo:font-family="Wingdings" style:font-family-complex="Wingdings"/>
    </style:style>
    <style:style style:family="text" style:name="T178">
      <style:text-properties fo:font-family="Wingdings" style:font-family-complex="Wingdings"/>
    </style:style>
    <style:style style:family="text" style:name="T179">
      <style:text-properties fo:font-family="Wingdings" style:font-family-complex="Wingdings"/>
    </style:style>
    <style:style style:family="text" style:name="T180">
      <style:text-properties fo:font-family="Wingdings" style:font-family-complex="Wingdings"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/>
    </style:style>
    <style:style style:family="text" style:name="T308">
      <style:text-properties/>
    </style:style>
    <style:style style:family="text" style:name="T309">
      <style:text-properties/>
    </style:style>
    <style:style style:family="text" style:name="T310">
      <style:text-properties/>
    </style:style>
    <style:style style:family="text" style:name="T311">
      <style:text-properties/>
    </style:style>
    <style:style style:family="text" style:name="T312">
      <style:text-properties/>
    </style:style>
    <style:style style:family="text" style:name="T313">
      <style:text-properties/>
    </style:style>
    <style:style style:family="text" style:name="T314">
      <style:text-properties/>
    </style:style>
    <style:style style:family="text" style:name="T315">
      <style:text-properties/>
    </style:style>
    <style:style style:family="text" style:name="T316">
      <style:text-properties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text:list-style style:name="WWNum1">
      <text:list-level-style-number text:level="1" text:style-name="T1" style:num-format="1" style:num-prefix="[" style:num-suffix="]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/>
      </text:list-level-style-bullet>
    </text:list-style>
    <text:list-style style:name="WWNum2">
      <text:list-level-style-bullet text:level="1" text:style-name="T10" text:bullet-char="–">
        <style:list-level-properties text:list-level-position-and-space-mode="label-alignment">
          <style:list-level-label-alignment fo:text-indent="-0.2999cm" fo:margin-left="0.2999cm"/>
        </style:list-level-properties>
        <style:text-properties fo:font-family="OpenSymbol"/>
      </text:list-level-style-bullet>
      <text:list-level-style-bullet text:level="2" text:style-name="T11" text:bullet-char="–">
        <style:list-level-properties text:list-level-position-and-space-mode="label-alignment">
          <style:list-level-label-alignment fo:text-indent="-0.2999cm" fo:margin-left="0.5998cm"/>
        </style:list-level-properties>
        <style:text-properties fo:font-family="OpenSymbol"/>
      </text:list-level-style-bullet>
      <text:list-level-style-bullet text:level="3" text:style-name="T12" text:bullet-char="–">
        <style:list-level-properties text:list-level-position-and-space-mode="label-alignment">
          <style:list-level-label-alignment fo:text-indent="-0.2999cm" fo:margin-left="0.8996cm"/>
        </style:list-level-properties>
        <style:text-properties fo:font-family="OpenSymbol"/>
      </text:list-level-style-bullet>
      <text:list-level-style-bullet text:level="4" text:style-name="T13" text:bullet-char="–">
        <style:list-level-properties text:list-level-position-and-space-mode="label-alignment">
          <style:list-level-label-alignment fo:text-indent="-0.2999cm" fo:margin-left="1.2cm"/>
        </style:list-level-properties>
        <style:text-properties fo:font-family="OpenSymbol"/>
      </text:list-level-style-bullet>
      <text:list-level-style-bullet text:level="5" text:style-name="T14" text:bullet-char="–">
        <style:list-level-properties text:list-level-position-and-space-mode="label-alignment">
          <style:list-level-label-alignment fo:text-indent="-0.2999cm" fo:margin-left="1.499cm"/>
        </style:list-level-properties>
        <style:text-properties fo:font-family="OpenSymbol"/>
      </text:list-level-style-bullet>
      <text:list-level-style-bullet text:level="6" text:style-name="T15" text:bullet-char="–">
        <style:list-level-properties text:list-level-position-and-space-mode="label-alignment">
          <style:list-level-label-alignment fo:text-indent="-0.2999cm" fo:margin-left="1.799cm"/>
        </style:list-level-properties>
        <style:text-properties fo:font-family="OpenSymbol"/>
      </text:list-level-style-bullet>
      <text:list-level-style-bullet text:level="7" text:style-name="T16" text:bullet-char="–">
        <style:list-level-properties text:list-level-position-and-space-mode="label-alignment">
          <style:list-level-label-alignment fo:text-indent="-0.2999cm" fo:margin-left="2.101cm"/>
        </style:list-level-properties>
        <style:text-properties fo:font-family="OpenSymbol"/>
      </text:list-level-style-bullet>
      <text:list-level-style-bullet text:level="8" text:style-name="T17" text:bullet-char="–">
        <style:list-level-properties text:list-level-position-and-space-mode="label-alignment">
          <style:list-level-label-alignment fo:text-indent="-0.2999cm" fo:margin-left="2.401cm"/>
        </style:list-level-properties>
        <style:text-properties fo:font-family="OpenSymbol"/>
      </text:list-level-style-bullet>
      <text:list-level-style-bullet text:level="9" text:style-name="T18" text:bullet-char="–">
        <style:list-level-properties text:list-level-position-and-space-mode="label-alignment">
          <style:list-level-label-alignment fo:text-indent="-0.2999cm" fo:margin-left="2.701cm"/>
        </style:list-level-properties>
        <style:text-properties fo:font-family="OpenSymbol"/>
      </text:list-level-style-bullet>
    </text:list-style>
    <text:list-style style:name="WWNum3">
      <text:list-level-style-bullet text:level="1" text:style-name="T19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2" text:style-name="T20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3" text:style-name="T21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4" text:style-name="T22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5" text:style-name="T23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6" text:style-name="T24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7" text:style-name="T25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8" text:style-name="T26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9" text:style-name="T27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 text:bullet-char="">
        <style:list-level-properties text:list-level-position-and-space-mode="label-alignment">
          <style:list-level-label-alignment fo:text-indent="-0.4004cm" fo:margin-left="0.4004cm"/>
        </style:list-level-properties>
        <style:text-properties fo:font-family="OpenSymbol" style:font-family-complex="OpenSymbol"/>
      </text:list-level-style-bullet>
      <text:list-level-style-bullet text:level="2" text:style-name="T29" text:bullet-char="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 style:font-family-complex="OpenSymbol"/>
      </text:list-level-style-bullet>
      <text:list-level-style-bullet text:level="3" text:style-name="T30" text:bullet-char="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 style:font-family-complex="OpenSymbol"/>
      </text:list-level-style-bullet>
      <text:list-level-style-bullet text:level="4" text:style-name="T31" text:bullet-char="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 style:font-family-complex="OpenSymbol"/>
      </text:list-level-style-bullet>
      <text:list-level-style-bullet text:level="5" text:style-name="T32" text:bullet-char="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 style:font-family-complex="OpenSymbol"/>
      </text:list-level-style-bullet>
      <text:list-level-style-bullet text:level="6" text:style-name="T33" text:bullet-char="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 style:font-family-complex="OpenSymbol"/>
      </text:list-level-style-bullet>
      <text:list-level-style-bullet text:level="7" text:style-name="T34" text:bullet-char="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 style:font-family-complex="OpenSymbol"/>
      </text:list-level-style-bullet>
      <text:list-level-style-bullet text:level="8" text:style-name="T35" text:bullet-char="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 style:font-family-complex="OpenSymbol"/>
      </text:list-level-style-bullet>
      <text:list-level-style-bullet text:level="9" text:style-name="T36" text:bullet-char="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 style:font-family-complex="OpenSymbol"/>
      </text:list-level-style-bullet>
    </text:list-style>
    <text:list-style style:name="WWNum5">
      <text:list-level-style-number text:level="1" text:style-name="T37" style:num-format="1" style:num-prefix="第" style:num-suffix="章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text:list-tab-stop-position="1cm" fo:text-indent="-0.4992cm" fo:margin-left="1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text:list-tab-stop-position="1.499cm" fo:text-indent="-0.4992cm" fo:margin-left="1.499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text:list-tab-stop-position="2cm" fo:text-indent="-0.4992cm" fo:margin-left="2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text:list-tab-stop-position="2.5cm" fo:text-indent="-0.4992cm" fo:margin-left="2.5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text:list-tab-stop-position="3.001cm" fo:text-indent="-0.4992cm" fo:margin-left="3.0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text:list-tab-stop-position="3.5cm" fo:text-indent="-0.4992cm" fo:margin-left="3.5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text:list-tab-stop-position="4.001cm" fo:text-indent="-0.4992cm" fo:margin-left="4.001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text:list-tab-stop-position="4.5cm" fo:text-indent="-0.4992cm" fo:margin-left="4.5cm"/>
        </style:list-level-properties>
        <style:text-properties/>
      </text:list-level-style-number>
    </text:list-style>
    <text:list-style style:name="WWNum6">
      <text:list-level-style-number text:level="1" text:style-name="T46" style:num-format="1">
        <style:list-level-properties text:list-level-position-and-space-mode="label-alignment">
          <style:list-level-label-alignment text:list-tab-stop-position="0.4992cm" fo:text-indent="-0.4992cm" fo:margin-left="0.4992cm"/>
        </style:list-level-properties>
        <style:text-properties/>
      </text:list-level-style-number>
      <text:list-level-style-number text:level="2" text:style-name="T47" text:start-value="2" style:num-format="1">
        <style:list-level-properties text:list-level-position-and-space-mode="label-alignment">
          <style:list-level-label-alignment text:list-tab-stop-position="0.9984cm" fo:text-indent="-0.4992cm" fo:margin-left="0.9984cm"/>
        </style:list-level-properties>
        <style:text-properties/>
      </text:list-level-style-number>
      <text:list-level-style-number text:level="3" text:style-name="T48" text:start-value="3" style:num-format="1">
        <style:list-level-properties text:list-level-position-and-space-mode="label-alignment">
          <style:list-level-label-alignment text:list-tab-stop-position="1.999cm" fo:text-indent="-1cm" fo:margin-left="1.999cm"/>
        </style:list-level-properties>
        <style:text-properties/>
      </text:list-level-style-number>
      <text:list-level-style-number text:level="4" text:style-name="T49" text:start-value="4" style:num-format="1">
        <style:list-level-properties text:list-level-position-and-space-mode="label-alignment">
          <style:list-level-label-alignment text:list-tab-stop-position="3.249cm" fo:text-indent="-1.251cm" fo:margin-left="3.249cm"/>
        </style:list-level-properties>
        <style:text-properties/>
      </text:list-level-style-number>
      <text:list-level-style-number text:level="5" text:style-name="T50" text:start-value="5" style:num-format="1">
        <style:list-level-properties text:list-level-position-and-space-mode="label-alignment">
          <style:list-level-label-alignment text:list-tab-stop-position="4.749cm" fo:text-indent="-1.499cm" fo:margin-left="4.749cm"/>
        </style:list-level-properties>
        <style:text-properties/>
      </text:list-level-style-number>
      <text:list-level-style-number text:level="6" text:style-name="T51" text:start-value="6" style:num-format="1">
        <style:list-level-properties text:list-level-position-and-space-mode="label-alignment">
          <style:list-level-label-alignment text:list-tab-stop-position="6.55cm" fo:text-indent="-1.801cm" fo:margin-left="6.55cm"/>
        </style:list-level-properties>
        <style:text-properties/>
      </text:list-level-style-number>
      <text:list-level-style-number text:level="7" text:style-name="T52" text:start-value="7" style:num-format="1">
        <style:list-level-properties text:list-level-position-and-space-mode="label-alignment">
          <style:list-level-label-alignment text:list-tab-stop-position="8.85cm" fo:text-indent="-2.3cm" fo:margin-left="8.85cm"/>
        </style:list-level-properties>
        <style:text-properties/>
      </text:list-level-style-number>
      <text:list-level-style-number text:level="8" text:style-name="T53" text:start-value="8" style:num-format="1">
        <style:list-level-properties text:list-level-position-and-space-mode="label-alignment">
          <style:list-level-label-alignment text:list-tab-stop-position="11.45cm" fo:text-indent="-2.6cm" fo:margin-left="11.45cm"/>
        </style:list-level-properties>
        <style:text-properties/>
      </text:list-level-style-number>
      <text:list-level-style-number text:level="9" text:style-name="T54" text:start-value="9" style:num-format="1">
        <style:list-level-properties text:list-level-position-and-space-mode="label-alignment">
          <style:list-level-label-alignment text:list-tab-stop-position="14.25cm" fo:text-indent="-2.801cm" fo:margin-left="14.25cm"/>
        </style:list-level-properties>
        <style:text-properties/>
      </text:list-level-style-number>
    </text:list-style>
    <text:list-style style:name="WWNum7">
      <text:list-level-style-number text:level="1" text:style-name="T55" style:num-format="1">
        <style:list-level-properties text:list-level-position-and-space-mode="label-alignment">
          <style:list-level-label-alignment text:list-tab-stop-position="3.001cm" fo:text-indent="-3.001cm" fo:margin-left="3.001cm"/>
        </style:list-level-properties>
        <style:text-properties/>
      </text:list-level-style-number>
      <text:list-level-style-number text:level="2" text:style-name="T56" text:start-value="2" style:num-format="1">
        <style:list-level-properties text:list-level-position-and-space-mode="label-alignment">
          <style:list-level-label-alignment text:list-tab-stop-position="6.001cm" fo:text-indent="-3.001cm" fo:margin-left="6.001cm"/>
        </style:list-level-properties>
        <style:text-properties/>
      </text:list-level-style-number>
      <text:list-level-style-number text:level="3" text:style-name="T57" text:start-value="3" style:num-format="1">
        <style:list-level-properties text:list-level-position-and-space-mode="label-alignment">
          <style:list-level-label-alignment text:list-tab-stop-position="9.002cm" fo:text-indent="-3.001cm" fo:margin-left="9.002cm"/>
        </style:list-level-properties>
        <style:text-properties/>
      </text:list-level-style-number>
      <text:list-level-style-number text:level="4" text:style-name="T58" text:start-value="4" style:num-format="1">
        <style:list-level-properties text:list-level-position-and-space-mode="label-alignment">
          <style:list-level-label-alignment text:list-tab-stop-position="12cm" fo:text-indent="-3.001cm" fo:margin-left="12cm"/>
        </style:list-level-properties>
        <style:text-properties/>
      </text:list-level-style-number>
      <text:list-level-style-number text:level="5" text:style-name="T59" text:start-value="5" style:num-format="1">
        <style:list-level-properties text:list-level-position-and-space-mode="label-alignment">
          <style:list-level-label-alignment text:list-tab-stop-position="15cm" fo:text-indent="-3.001cm" fo:margin-left="15cm"/>
        </style:list-level-properties>
        <style:text-properties/>
      </text:list-level-style-number>
      <text:list-level-style-number text:level="6" text:style-name="T60" text:start-value="6" style:num-format="1">
        <style:list-level-properties text:list-level-position-and-space-mode="label-alignment">
          <style:list-level-label-alignment text:list-tab-stop-position="18cm" fo:text-indent="-3.001cm" fo:margin-left="18cm"/>
        </style:list-level-properties>
        <style:text-properties/>
      </text:list-level-style-number>
      <text:list-level-style-number text:level="7" text:style-name="T61" text:start-value="7" style:num-format="1">
        <style:list-level-properties text:list-level-position-and-space-mode="label-alignment">
          <style:list-level-label-alignment text:list-tab-stop-position="21cm" fo:text-indent="-3.001cm" fo:margin-left="21cm"/>
        </style:list-level-properties>
        <style:text-properties/>
      </text:list-level-style-number>
      <text:list-level-style-number text:level="8" text:style-name="T62" text:start-value="8" style:num-format="1">
        <style:list-level-properties text:list-level-position-and-space-mode="label-alignment">
          <style:list-level-label-alignment text:list-tab-stop-position="24cm" fo:text-indent="-3.001cm" fo:margin-left="24cm"/>
        </style:list-level-properties>
        <style:text-properties/>
      </text:list-level-style-number>
      <text:list-level-style-number text:level="9" text:style-name="T63" text:start-value="9" style:num-format="1">
        <style:list-level-properties text:list-level-position-and-space-mode="label-alignment">
          <style:list-level-label-alignment text:list-tab-stop-position="27.01cm" fo:text-indent="-3.001cm" fo:margin-left="27.01cm"/>
        </style:list-level-properties>
        <style:text-properties/>
      </text:list-level-style-number>
    </text:list-style>
    <text:list-style style:name="WWNum8">
      <text:list-level-style-number text:level="1" text:style-name="T64" style:num-format="I" style:num-suffix=".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65" text:start-value="2" style:num-format="I" style:num-suffix=".">
        <style:list-level-properties text:list-level-position-and-space-mode="label-alignment">
          <style:list-level-label-alignment fo:text-indent="-0.4992cm" fo:margin-left="1cm"/>
        </style:list-level-properties>
        <style:text-properties/>
      </text:list-level-style-number>
      <text:list-level-style-number text:level="3" text:style-name="T66" text:start-value="3" style:num-format="I" style:num-suffix=".">
        <style:list-level-properties text:list-level-position-and-space-mode="label-alignment">
          <style:list-level-label-alignment fo:text-indent="-0.4992cm" fo:margin-left="1.499cm"/>
        </style:list-level-properties>
        <style:text-properties/>
      </text:list-level-style-number>
      <text:list-level-style-number text:level="4" text:style-name="T67" text:start-value="4" style:num-format="I" style:num-suffix=".">
        <style:list-level-properties text:list-level-position-and-space-mode="label-alignment">
          <style:list-level-label-alignment fo:text-indent="-0.4992cm" fo:margin-left="2cm"/>
        </style:list-level-properties>
        <style:text-properties/>
      </text:list-level-style-number>
      <text:list-level-style-number text:level="5" text:style-name="T68" text:start-value="5" style:num-format="I" style:num-suffix=".">
        <style:list-level-properties text:list-level-position-and-space-mode="label-alignment">
          <style:list-level-label-alignment fo:text-indent="-0.4992cm" fo:margin-left="2.5cm"/>
        </style:list-level-properties>
        <style:text-properties/>
      </text:list-level-style-number>
      <text:list-level-style-number text:level="6" text:style-name="T69" text:start-value="6" style:num-format="I" style:num-suffix=".">
        <style:list-level-properties text:list-level-position-and-space-mode="label-alignment">
          <style:list-level-label-alignment fo:text-indent="-0.4992cm" fo:margin-left="3.001cm"/>
        </style:list-level-properties>
        <style:text-properties/>
      </text:list-level-style-number>
      <text:list-level-style-number text:level="7" text:style-name="T70" text:start-value="7" style:num-format="I" style:num-suffix=".">
        <style:list-level-properties text:list-level-position-and-space-mode="label-alignment">
          <style:list-level-label-alignment fo:text-indent="-0.4992cm" fo:margin-left="3.5cm"/>
        </style:list-level-properties>
        <style:text-properties/>
      </text:list-level-style-number>
      <text:list-level-style-number text:level="8" text:style-name="T71" text:start-value="8" style:num-format="I" style:num-suffix=".">
        <style:list-level-properties text:list-level-position-and-space-mode="label-alignment">
          <style:list-level-label-alignment fo:text-indent="-0.4992cm" fo:margin-left="4.001cm"/>
        </style:list-level-properties>
        <style:text-properties/>
      </text:list-level-style-number>
      <text:list-level-style-number text:level="9" text:style-name="T72" text:start-value="9" style:num-format="I" style:num-suffix=".">
        <style:list-level-properties text:list-level-position-and-space-mode="label-alignment">
          <style:list-level-label-alignment fo:text-indent="-0.4992cm" fo:margin-left="4.5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text:list-tab-stop-position="0.4004cm" fo:text-indent="-0.4004cm" fo:margin-left="0.4004cm"/>
        </style:list-level-properties>
        <style:text-properties/>
      </text:list-level-style-number>
      <text:list-level-style-number text:level="2" text:style-name="T74" text:display-levels="2" text:start-value="2" style:num-format="1" style:num-suffix=".">
        <style:list-level-properties text:list-level-position-and-space-mode="label-alignment">
          <style:list-level-label-alignment text:list-tab-stop-position="1.101cm" fo:text-indent="-0.6509cm" fo:margin-left="1.101cm"/>
        </style:list-level-properties>
        <style:text-properties/>
      </text:list-level-style-number>
      <text:list-level-style-number text:level="3" text:style-name="T75" text:start-value="3" style:num-format="a" style:num-letter-sync="true" style:num-suffix=")">
        <style:list-level-properties text:list-level-position-and-space-mode="label-alignment">
          <style:list-level-label-alignment text:list-tab-stop-position="1.551cm" fo:text-indent="-0.4498cm" fo:margin-left="1.551cm"/>
        </style:list-level-properties>
        <style:text-properties/>
      </text:list-level-style-number>
      <text:list-level-style-bullet text:level="4" text:style-name="T76" text:bullet-char="• ">
        <style:list-level-properties text:list-level-position-and-space-mode="label-alignment">
          <style:list-level-label-alignment fo:text-indent="-0.3951cm" fo:margin-left="2cm"/>
        </style:list-level-properties>
        <style:text-properties fo:font-family="OpenSymbol" style:font-family-complex="OpenSymbol"/>
      </text:list-level-style-bullet>
      <text:list-level-style-bullet text:level="5" text:style-name="T77" text:bullet-char="• ">
        <style:list-level-properties text:list-level-position-and-space-mode="label-alignment">
          <style:list-level-label-alignment fo:text-indent="-0.3951cm" fo:margin-left="2.396cm"/>
        </style:list-level-properties>
        <style:text-properties fo:font-family="OpenSymbol" style:font-family-complex="OpenSymbol"/>
      </text:list-level-style-bullet>
      <text:list-level-style-bullet text:level="6" text:style-name="T78" text:bullet-char="• ">
        <style:list-level-properties text:list-level-position-and-space-mode="label-alignment">
          <style:list-level-label-alignment fo:text-indent="-0.3951cm" fo:margin-left="2.791cm"/>
        </style:list-level-properties>
        <style:text-properties fo:font-family="OpenSymbol" style:font-family-complex="OpenSymbol"/>
      </text:list-level-style-bullet>
      <text:list-level-style-bullet text:level="7" text:style-name="T79" text:bullet-char="• ">
        <style:list-level-properties text:list-level-position-and-space-mode="label-alignment">
          <style:list-level-label-alignment fo:text-indent="-0.3951cm" fo:margin-left="3.186cm"/>
        </style:list-level-properties>
        <style:text-properties fo:font-family="OpenSymbol" style:font-family-complex="OpenSymbol"/>
      </text:list-level-style-bullet>
      <text:list-level-style-bullet text:level="8" text:style-name="T80" text:bullet-char="• ">
        <style:list-level-properties text:list-level-position-and-space-mode="label-alignment">
          <style:list-level-label-alignment fo:text-indent="-0.3951cm" fo:margin-left="3.581cm"/>
        </style:list-level-properties>
        <style:text-properties fo:font-family="OpenSymbol" style:font-family-complex="OpenSymbol"/>
      </text:list-level-style-bullet>
      <text:list-level-style-bullet text:level="9" text:style-name="T81" text:bullet-char="• ">
        <style:list-level-properties text:list-level-position-and-space-mode="label-alignment">
          <style:list-level-label-alignment fo:text-indent="-0.3951cm" fo:margin-left="3.976cm"/>
        </style:list-level-properties>
        <style:text-properties fo:font-family="OpenSymbol" style:font-family-complex="OpenSymbol"/>
      </text:list-level-style-bullet>
    </text:list-style>
    <text:list-style style:name="WWNum10">
      <text:list-level-style-bullet text:level="1" text:style-name="T82" text:bullet-char="">
        <style:list-level-properties text:list-level-position-and-space-mode="label-alignment">
          <style:list-level-label-alignment fo:text-indent="-0.7409cm" fo:margin-left="2.21cm"/>
        </style:list-level-properties>
        <style:text-properties fo:font-family="Wingdings" style:font-family-complex="Wingdings"/>
      </text:list-level-style-bullet>
      <text:list-level-style-bullet text:level="2" text:style-name="T83" text:bullet-char="">
        <style:list-level-properties text:list-level-position-and-space-mode="label-alignment">
          <style:list-level-label-alignment fo:text-indent="-0.7409cm" fo:margin-left="2.951cm"/>
        </style:list-level-properties>
        <style:text-properties fo:font-family="Wingdings" style:font-family-complex="Wingdings"/>
      </text:list-level-style-bullet>
      <text:list-level-style-bullet text:level="3" text:style-name="T84" text:bullet-char="">
        <style:list-level-properties text:list-level-position-and-space-mode="label-alignment">
          <style:list-level-label-alignment fo:text-indent="-0.7409cm" fo:margin-left="3.692cm"/>
        </style:list-level-properties>
        <style:text-properties fo:font-family="Wingdings" style:font-family-complex="Wingdings"/>
      </text:list-level-style-bullet>
      <text:list-level-style-bullet text:level="4" text:style-name="T85" text:bullet-char="">
        <style:list-level-properties text:list-level-position-and-space-mode="label-alignment">
          <style:list-level-label-alignment fo:text-indent="-0.7409cm" fo:margin-left="4.433cm"/>
        </style:list-level-properties>
        <style:text-properties fo:font-family="Wingdings" style:font-family-complex="Wingdings"/>
      </text:list-level-style-bullet>
      <text:list-level-style-bullet text:level="5" text:style-name="T86" text:bullet-char="">
        <style:list-level-properties text:list-level-position-and-space-mode="label-alignment">
          <style:list-level-label-alignment fo:text-indent="-0.7409cm" fo:margin-left="5.174cm"/>
        </style:list-level-properties>
        <style:text-properties fo:font-family="Wingdings" style:font-family-complex="Wingdings"/>
      </text:list-level-style-bullet>
      <text:list-level-style-bullet text:level="6" text:style-name="T87" text:bullet-char="">
        <style:list-level-properties text:list-level-position-and-space-mode="label-alignment">
          <style:list-level-label-alignment fo:text-indent="-0.7409cm" fo:margin-left="5.915cm"/>
        </style:list-level-properties>
        <style:text-properties fo:font-family="Wingdings" style:font-family-complex="Wingdings"/>
      </text:list-level-style-bullet>
      <text:list-level-style-bullet text:level="7" text:style-name="T88" text:bullet-char="">
        <style:list-level-properties text:list-level-position-and-space-mode="label-alignment">
          <style:list-level-label-alignment fo:text-indent="-0.7409cm" fo:margin-left="6.656cm"/>
        </style:list-level-properties>
        <style:text-properties fo:font-family="Wingdings" style:font-family-complex="Wingdings"/>
      </text:list-level-style-bullet>
      <text:list-level-style-bullet text:level="8" text:style-name="T89" text:bullet-char="">
        <style:list-level-properties text:list-level-position-and-space-mode="label-alignment">
          <style:list-level-label-alignment fo:text-indent="-0.7409cm" fo:margin-left="7.396cm"/>
        </style:list-level-properties>
        <style:text-properties fo:font-family="Wingdings" style:font-family-complex="Wingdings"/>
      </text:list-level-style-bullet>
      <text:list-level-style-bullet text:level="9" text:style-name="T90" text:bullet-char="">
        <style:list-level-properties text:list-level-position-and-space-mode="label-alignment">
          <style:list-level-label-alignment fo:text-indent="-0.7409cm" fo:margin-left="8.137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91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92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93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94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95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96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97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98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99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100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101" text:bullet-char="">
        <style:list-level-properties text:list-level-position-and-space-mode="label-alignment">
          <style:list-level-label-alignment fo:text-indent="-0.7409cm" fo:margin-left="1.693cm"/>
        </style:list-level-properties>
        <style:text-properties fo:font-family="Wingdings" style:font-family-complex="Wingdings"/>
      </text:list-level-style-bullet>
      <text:list-level-style-bullet text:level="3" text:style-name="T102" text:bullet-char="">
        <style:list-level-properties text:list-level-position-and-space-mode="label-alignment">
          <style:list-level-label-alignment fo:text-indent="-0.7409cm" fo:margin-left="2.434cm"/>
        </style:list-level-properties>
        <style:text-properties fo:font-family="Wingdings" style:font-family-complex="Wingdings"/>
      </text:list-level-style-bullet>
      <text:list-level-style-bullet text:level="4" text:style-name="T103" text:bullet-char="">
        <style:list-level-properties text:list-level-position-and-space-mode="label-alignment">
          <style:list-level-label-alignment fo:text-indent="-0.7409cm" fo:margin-left="3.175cm"/>
        </style:list-level-properties>
        <style:text-properties fo:font-family="Wingdings" style:font-family-complex="Wingdings"/>
      </text:list-level-style-bullet>
      <text:list-level-style-bullet text:level="5" text:style-name="T104" text:bullet-char="">
        <style:list-level-properties text:list-level-position-and-space-mode="label-alignment">
          <style:list-level-label-alignment fo:text-indent="-0.7409cm" fo:margin-left="3.916cm"/>
        </style:list-level-properties>
        <style:text-properties fo:font-family="Wingdings" style:font-family-complex="Wingdings"/>
      </text:list-level-style-bullet>
      <text:list-level-style-bullet text:level="6" text:style-name="T105" text:bullet-char="">
        <style:list-level-properties text:list-level-position-and-space-mode="label-alignment">
          <style:list-level-label-alignment fo:text-indent="-0.7409cm" fo:margin-left="4.657cm"/>
        </style:list-level-properties>
        <style:text-properties fo:font-family="Wingdings" style:font-family-complex="Wingdings"/>
      </text:list-level-style-bullet>
      <text:list-level-style-bullet text:level="7" text:style-name="T106" text:bullet-char="">
        <style:list-level-properties text:list-level-position-and-space-mode="label-alignment">
          <style:list-level-label-alignment fo:text-indent="-0.7409cm" fo:margin-left="5.398cm"/>
        </style:list-level-properties>
        <style:text-properties fo:font-family="Wingdings" style:font-family-complex="Wingdings"/>
      </text:list-level-style-bullet>
      <text:list-level-style-bullet text:level="8" text:style-name="T107" text:bullet-char="">
        <style:list-level-properties text:list-level-position-and-space-mode="label-alignment">
          <style:list-level-label-alignment fo:text-indent="-0.7409cm" fo:margin-left="6.139cm"/>
        </style:list-level-properties>
        <style:text-properties fo:font-family="Wingdings" style:font-family-complex="Wingdings"/>
      </text:list-level-style-bullet>
      <text:list-level-style-bullet text:level="9" text:style-name="T108" text:bullet-char="">
        <style:list-level-properties text:list-level-position-and-space-mode="label-alignment">
          <style:list-level-label-alignment fo:text-indent="-0.7409cm" fo:margin-left="6.88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9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0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11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12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13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14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15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16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17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18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9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0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21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22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23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24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25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26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28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9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30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31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32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33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34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35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">
        <style:list-level-properties text:list-level-position-and-space-mode="label-alignment">
          <style:list-level-label-alignment fo:text-indent="-0.7409cm" fo:margin-left="0.9878cm"/>
        </style:list-level-properties>
        <style:text-properties fo:font-family="Wingdings" style:font-family-complex="Wingdings"/>
      </text:list-level-style-bullet>
      <text:list-level-style-bullet text:level="2" text:style-name="T137" text:bullet-char="">
        <style:list-level-properties text:list-level-position-and-space-mode="label-alignment">
          <style:list-level-label-alignment fo:text-indent="-0.7409cm" fo:margin-left="1.729cm"/>
        </style:list-level-properties>
        <style:text-properties fo:font-family="Wingdings" style:font-family-complex="Wingdings"/>
      </text:list-level-style-bullet>
      <text:list-level-style-bullet text:level="3" text:style-name="T138" text:bullet-char="">
        <style:list-level-properties text:list-level-position-and-space-mode="label-alignment">
          <style:list-level-label-alignment fo:text-indent="-0.7409cm" fo:margin-left="2.47cm"/>
        </style:list-level-properties>
        <style:text-properties fo:font-family="Wingdings" style:font-family-complex="Wingdings"/>
      </text:list-level-style-bullet>
      <text:list-level-style-bullet text:level="4" text:style-name="T139" text:bullet-char="">
        <style:list-level-properties text:list-level-position-and-space-mode="label-alignment">
          <style:list-level-label-alignment fo:text-indent="-0.7409cm" fo:margin-left="3.21cm"/>
        </style:list-level-properties>
        <style:text-properties fo:font-family="Wingdings" style:font-family-complex="Wingdings"/>
      </text:list-level-style-bullet>
      <text:list-level-style-bullet text:level="5" text:style-name="T140" text:bullet-char="">
        <style:list-level-properties text:list-level-position-and-space-mode="label-alignment">
          <style:list-level-label-alignment fo:text-indent="-0.7409cm" fo:margin-left="3.951cm"/>
        </style:list-level-properties>
        <style:text-properties fo:font-family="Wingdings" style:font-family-complex="Wingdings"/>
      </text:list-level-style-bullet>
      <text:list-level-style-bullet text:level="6" text:style-name="T141" text:bullet-char="">
        <style:list-level-properties text:list-level-position-and-space-mode="label-alignment">
          <style:list-level-label-alignment fo:text-indent="-0.7409cm" fo:margin-left="4.692cm"/>
        </style:list-level-properties>
        <style:text-properties fo:font-family="Wingdings" style:font-family-complex="Wingdings"/>
      </text:list-level-style-bullet>
      <text:list-level-style-bullet text:level="7" text:style-name="T142" text:bullet-char="">
        <style:list-level-properties text:list-level-position-and-space-mode="label-alignment">
          <style:list-level-label-alignment fo:text-indent="-0.7409cm" fo:margin-left="5.433cm"/>
        </style:list-level-properties>
        <style:text-properties fo:font-family="Wingdings" style:font-family-complex="Wingdings"/>
      </text:list-level-style-bullet>
      <text:list-level-style-bullet text:level="8" text:style-name="T143" text:bullet-char="">
        <style:list-level-properties text:list-level-position-and-space-mode="label-alignment">
          <style:list-level-label-alignment fo:text-indent="-0.7409cm" fo:margin-left="6.174cm"/>
        </style:list-level-properties>
        <style:text-properties fo:font-family="Wingdings" style:font-family-complex="Wingdings"/>
      </text:list-level-style-bullet>
      <text:list-level-style-bullet text:level="9" text:style-name="T144" text:bullet-char="">
        <style:list-level-properties text:list-level-position-and-space-mode="label-alignment">
          <style:list-level-label-alignment fo:text-indent="-0.7409cm" fo:margin-left="6.915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46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47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48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49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0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51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52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53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55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56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57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58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9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60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61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62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63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64" text:bullet-char="">
        <style:list-level-properties text:list-level-position-and-space-mode="label-alignment">
          <style:list-level-label-alignment fo:text-indent="-0.7409cm" fo:margin-left="1.667cm"/>
        </style:list-level-properties>
        <style:text-properties fo:font-family="Wingdings" style:font-family-complex="Wingdings"/>
      </text:list-level-style-bullet>
      <text:list-level-style-bullet text:level="3" text:style-name="T165" text:bullet-char="">
        <style:list-level-properties text:list-level-position-and-space-mode="label-alignment">
          <style:list-level-label-alignment fo:text-indent="-0.7409cm" fo:margin-left="2.408cm"/>
        </style:list-level-properties>
        <style:text-properties fo:font-family="Wingdings" style:font-family-complex="Wingdings"/>
      </text:list-level-style-bullet>
      <text:list-level-style-bullet text:level="4" text:style-name="T166" text:bullet-char="">
        <style:list-level-properties text:list-level-position-and-space-mode="label-alignment">
          <style:list-level-label-alignment fo:text-indent="-0.7409cm" fo:margin-left="3.149cm"/>
        </style:list-level-properties>
        <style:text-properties fo:font-family="Wingdings" style:font-family-complex="Wingdings"/>
      </text:list-level-style-bullet>
      <text:list-level-style-bullet text:level="5" text:style-name="T167" text:bullet-char="">
        <style:list-level-properties text:list-level-position-and-space-mode="label-alignment">
          <style:list-level-label-alignment fo:text-indent="-0.7409cm" fo:margin-left="3.89cm"/>
        </style:list-level-properties>
        <style:text-properties fo:font-family="Wingdings" style:font-family-complex="Wingdings"/>
      </text:list-level-style-bullet>
      <text:list-level-style-bullet text:level="6" text:style-name="T168" text:bullet-char="">
        <style:list-level-properties text:list-level-position-and-space-mode="label-alignment">
          <style:list-level-label-alignment fo:text-indent="-0.7409cm" fo:margin-left="4.63cm"/>
        </style:list-level-properties>
        <style:text-properties fo:font-family="Wingdings" style:font-family-complex="Wingdings"/>
      </text:list-level-style-bullet>
      <text:list-level-style-bullet text:level="7" text:style-name="T169" text:bullet-char="">
        <style:list-level-properties text:list-level-position-and-space-mode="label-alignment">
          <style:list-level-label-alignment fo:text-indent="-0.7409cm" fo:margin-left="5.371cm"/>
        </style:list-level-properties>
        <style:text-properties fo:font-family="Wingdings" style:font-family-complex="Wingdings"/>
      </text:list-level-style-bullet>
      <text:list-level-style-bullet text:level="8" text:style-name="T170" text:bullet-char="">
        <style:list-level-properties text:list-level-position-and-space-mode="label-alignment">
          <style:list-level-label-alignment fo:text-indent="-0.7409cm" fo:margin-left="6.112cm"/>
        </style:list-level-properties>
        <style:text-properties fo:font-family="Wingdings" style:font-family-complex="Wingdings"/>
      </text:list-level-style-bullet>
      <text:list-level-style-bullet text:level="9" text:style-name="T171" text:bullet-char="">
        <style:list-level-properties text:list-level-position-and-space-mode="label-alignment">
          <style:list-level-label-alignment fo:text-indent="-0.7409cm" fo:margin-left="6.853cm"/>
        </style:list-level-properties>
        <style:text-properties fo:font-family="Wingdings" style:font-family-complex="Wingdings"/>
      </text:list-level-style-bullet>
    </text:list-style>
    <text:list-style style:name="WWNum20">
      <text:list-level-style-bullet text:level="1" text:style-name="T172" text:bullet-char="">
        <style:list-level-properties text:list-level-position-and-space-mode="label-alignment">
          <style:list-level-label-alignment fo:text-indent="-0.7409cm" fo:margin-left="1.429cm"/>
        </style:list-level-properties>
        <style:text-properties fo:font-family="Wingdings" style:font-family-complex="Wingdings"/>
      </text:list-level-style-bullet>
      <text:list-level-style-bullet text:level="2" text:style-name="T173" text:bullet-char="">
        <style:list-level-properties text:list-level-position-and-space-mode="label-alignment">
          <style:list-level-label-alignment fo:text-indent="-0.7409cm" fo:margin-left="1.958cm"/>
        </style:list-level-properties>
        <style:text-properties fo:font-family="Wingdings" style:font-family-complex="Wingdings"/>
      </text:list-level-style-bullet>
      <text:list-level-style-bullet text:level="3" text:style-name="T174" text:bullet-char="">
        <style:list-level-properties text:list-level-position-and-space-mode="label-alignment">
          <style:list-level-label-alignment fo:text-indent="-0.7409cm" fo:margin-left="2.699cm"/>
        </style:list-level-properties>
        <style:text-properties fo:font-family="Wingdings" style:font-family-complex="Wingdings"/>
      </text:list-level-style-bullet>
      <text:list-level-style-bullet text:level="4" text:style-name="T175" text:bullet-char="">
        <style:list-level-properties text:list-level-position-and-space-mode="label-alignment">
          <style:list-level-label-alignment fo:text-indent="-0.7409cm" fo:margin-left="3.44cm"/>
        </style:list-level-properties>
        <style:text-properties fo:font-family="Wingdings" style:font-family-complex="Wingdings"/>
      </text:list-level-style-bullet>
      <text:list-level-style-bullet text:level="5" text:style-name="T176" text:bullet-char="">
        <style:list-level-properties text:list-level-position-and-space-mode="label-alignment">
          <style:list-level-label-alignment fo:text-indent="-0.7409cm" fo:margin-left="4.181cm"/>
        </style:list-level-properties>
        <style:text-properties fo:font-family="Wingdings" style:font-family-complex="Wingdings"/>
      </text:list-level-style-bullet>
      <text:list-level-style-bullet text:level="6" text:style-name="T177" text:bullet-char="">
        <style:list-level-properties text:list-level-position-and-space-mode="label-alignment">
          <style:list-level-label-alignment fo:text-indent="-0.7409cm" fo:margin-left="4.922cm"/>
        </style:list-level-properties>
        <style:text-properties fo:font-family="Wingdings" style:font-family-complex="Wingdings"/>
      </text:list-level-style-bullet>
      <text:list-level-style-bullet text:level="7" text:style-name="T178" text:bullet-char="">
        <style:list-level-properties text:list-level-position-and-space-mode="label-alignment">
          <style:list-level-label-alignment fo:text-indent="-0.7409cm" fo:margin-left="5.662cm"/>
        </style:list-level-properties>
        <style:text-properties fo:font-family="Wingdings" style:font-family-complex="Wingdings"/>
      </text:list-level-style-bullet>
      <text:list-level-style-bullet text:level="8" text:style-name="T179" text:bullet-char="">
        <style:list-level-properties text:list-level-position-and-space-mode="label-alignment">
          <style:list-level-label-alignment fo:text-indent="-0.7409cm" fo:margin-left="6.403cm"/>
        </style:list-level-properties>
        <style:text-properties fo:font-family="Wingdings" style:font-family-complex="Wingdings"/>
      </text:list-level-style-bullet>
      <text:list-level-style-bullet text:level="9" text:style-name="T180" text:bullet-char="">
        <style:list-level-properties text:list-level-position-and-space-mode="label-alignment">
          <style:list-level-label-alignment fo:text-indent="-0.7409cm" fo:margin-left="7.144cm"/>
        </style:list-level-properties>
        <style:text-properties fo:font-family="Wingdings" style:font-family-complex="Wingdings"/>
      </text:list-level-style-bullet>
    </text:list-style>
    <text:list-style style:name="WWNum21">
      <text:list-level-style-number text:level="1" text:style-name="T181" style:num-format="1" style:num-prefix="（" style:num-suffix="）">
        <style:list-level-properties text:list-level-position-and-space-mode="label-alignment">
          <style:list-level-label-alignment text:list-tab-stop-position="1.519cm" fo:text-indent="-1.27cm" fo:margin-left="1.519cm"/>
        </style:list-level-properties>
        <style:text-properties/>
      </text:list-level-style-number>
      <text:list-level-style-number text:level="2" text:style-name="T182" style:num-format="a" style:num-letter-sync="true" style:num-suffix=")">
        <style:list-level-properties text:list-level-position-and-space-mode="label-alignment">
          <style:list-level-label-alignment text:list-tab-stop-position="1.73cm" fo:text-indent="-0.7409cm" fo:margin-left="1.73cm"/>
        </style:list-level-properties>
        <style:text-properties/>
      </text:list-level-style-number>
      <text:list-level-style-number text:level="3" text:style-name="T183" style:num-format="i" style:num-suffix=".">
        <style:list-level-properties text:list-level-position-and-space-mode="label-alignment">
          <style:list-level-label-alignment text:list-tab-stop-position="2.471cm" fo:text-indent="-0.7409cm" fo:margin-left="2.471cm"/>
        </style:list-level-properties>
        <style:text-properties/>
      </text:list-level-style-number>
      <text:list-level-style-number text:level="4" text:style-name="T184" style:num-format="1" style:num-suffix=".">
        <style:list-level-properties text:list-level-position-and-space-mode="label-alignment">
          <style:list-level-label-alignment text:list-tab-stop-position="3.212cm" fo:text-indent="-0.7409cm" fo:margin-left="3.212cm"/>
        </style:list-level-properties>
        <style:text-properties/>
      </text:list-level-style-number>
      <text:list-level-style-number text:level="5" text:style-name="T185" style:num-format="a" style:num-letter-sync="true" style:num-suffix=")">
        <style:list-level-properties text:list-level-position-and-space-mode="label-alignment">
          <style:list-level-label-alignment text:list-tab-stop-position="3.953cm" fo:text-indent="-0.7409cm" fo:margin-left="3.953cm"/>
        </style:list-level-properties>
        <style:text-properties/>
      </text:list-level-style-number>
      <text:list-level-style-number text:level="6" text:style-name="T186" style:num-format="i" style:num-suffix=".">
        <style:list-level-properties text:list-level-position-and-space-mode="label-alignment">
          <style:list-level-label-alignment text:list-tab-stop-position="4.694cm" fo:text-indent="-0.7409cm" fo:margin-left="4.694cm"/>
        </style:list-level-properties>
        <style:text-properties/>
      </text:list-level-style-number>
      <text:list-level-style-number text:level="7" text:style-name="T187" style:num-format="1" style:num-suffix=".">
        <style:list-level-properties text:list-level-position-and-space-mode="label-alignment">
          <style:list-level-label-alignment text:list-tab-stop-position="5.435cm" fo:text-indent="-0.7409cm" fo:margin-left="5.435cm"/>
        </style:list-level-properties>
        <style:text-properties/>
      </text:list-level-style-number>
      <text:list-level-style-number text:level="8" text:style-name="T188" style:num-format="a" style:num-letter-sync="true" style:num-suffix=")">
        <style:list-level-properties text:list-level-position-and-space-mode="label-alignment">
          <style:list-level-label-alignment text:list-tab-stop-position="6.176cm" fo:text-indent="-0.7409cm" fo:margin-left="6.176cm"/>
        </style:list-level-properties>
        <style:text-properties/>
      </text:list-level-style-number>
      <text:list-level-style-number text:level="9" text:style-name="T189" style:num-format="i" style:num-suffix=".">
        <style:list-level-properties text:list-level-position-and-space-mode="label-alignment">
          <style:list-level-label-alignment text:list-tab-stop-position="6.917cm" fo:text-indent="-0.7409cm" fo:margin-left="6.917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191" style:num-format="a" style:num-letter-sync="true" style:num-suffix=")">
        <style:list-level-properties text:list-level-position-and-space-mode="label-alignment">
          <style:list-level-label-alignment text:list-tab-stop-position="0.8467cm" fo:text-indent="-0.7409cm" fo:margin-left="0.8467cm"/>
        </style:list-level-properties>
        <style:text-properties/>
      </text:list-level-style-number>
      <text:list-level-style-number text:level="3" text:style-name="T192" style:num-format="i" style:num-suffix=".">
        <style:list-level-properties text:list-level-position-and-space-mode="label-alignment">
          <style:list-level-label-alignment text:list-tab-stop-position="1.588cm" fo:text-indent="-0.7409cm" fo:margin-left="1.588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text:list-tab-stop-position="2.328cm" fo:text-indent="-0.7409cm" fo:margin-left="2.328cm"/>
        </style:list-level-properties>
        <style:text-properties/>
      </text:list-level-style-number>
      <text:list-level-style-number text:level="5" text:style-name="T194" style:num-format="a" style:num-letter-sync="true" style:num-suffix=")">
        <style:list-level-properties text:list-level-position-and-space-mode="label-alignment">
          <style:list-level-label-alignment text:list-tab-stop-position="3.069cm" fo:text-indent="-0.7409cm" fo:margin-left="3.069cm"/>
        </style:list-level-properties>
        <style:text-properties/>
      </text:list-level-style-number>
      <text:list-level-style-number text:level="6" text:style-name="T195" style:num-format="i" style:num-suffix=".">
        <style:list-level-properties text:list-level-position-and-space-mode="label-alignment">
          <style:list-level-label-alignment text:list-tab-stop-position="3.81cm" fo:text-indent="-0.7409cm" fo:margin-left="3.8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text:list-tab-stop-position="4.551cm" fo:text-indent="-0.7409cm" fo:margin-left="4.551cm"/>
        </style:list-level-properties>
        <style:text-properties/>
      </text:list-level-style-number>
      <text:list-level-style-number text:level="8" text:style-name="T197" style:num-format="a" style:num-letter-sync="true" style:num-suffix=")">
        <style:list-level-properties text:list-level-position-and-space-mode="label-alignment">
          <style:list-level-label-alignment text:list-tab-stop-position="5.292cm" fo:text-indent="-0.7409cm" fo:margin-left="5.292cm"/>
        </style:list-level-properties>
        <style:text-properties/>
      </text:list-level-style-number>
      <text:list-level-style-number text:level="9" text:style-name="T198" style:num-format="i" style:num-suffix=".">
        <style:list-level-properties text:list-level-position-and-space-mode="label-alignment">
          <style:list-level-label-alignment text:list-tab-stop-position="6.033cm" fo:text-indent="-0.7409cm" fo:margin-left="6.033cm"/>
        </style:list-level-properties>
        <style:text-properties/>
      </text:list-level-style-number>
    </text:list-style>
    <text:list-style style:name="WWNum23">
      <text:list-level-style-number text:level="1" text:style-name="T199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0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03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06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4">
      <text:list-level-style-number text:level="1" text:style-name="T208" style:num-format="1" style:num-prefix="[" style:num-suffix="]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9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10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12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13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15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16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5">
      <text:list-level-style-bullet text:level="1" text:style-name="T217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18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19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21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2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2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25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6">
      <text:list-level-style-bullet text:level="1" text:style-name="T226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27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28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30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31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3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3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7">
      <text:list-level-style-bullet text:level="1" text:style-name="T23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3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3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3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4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4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43" text:bullet-char="•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28">
      <text:list-level-style-bullet text:level="1" text:style-name="T244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45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46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48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49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51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5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9">
      <text:list-level-style-number text:level="1" text:style-name="T253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54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55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56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57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58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59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60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61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63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1">
      <text:list-level-style-number text:level="1" text:style-name="T27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7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7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7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7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7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7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7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79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81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3">
      <text:list-level-style-number text:level="1" text:style-name="T289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90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91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92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93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94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95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96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97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4">
      <text:list-level-style-number text:level="1" text:style-name="T298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99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00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01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02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03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04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05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06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5">
      <text:list-level-style-number text:level="1" text:style-name="T307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08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09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10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11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12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13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14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15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17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7">
      <text:list-level-style-number text:level="1" text:style-name="T325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26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27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28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29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30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31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32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33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8">
      <text:list-level-style-number text:level="1" text:style-name="T334" style:num-format="1" style:num-prefix="第" style:num-suffix="章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2" text:style-name="T335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336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337" text:display-levels="2" style:num-format="1" style:num-prefix="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38" text:display-levels="5" style:num-format="1" style:num-prefix=" " style:num-suffix=".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number>
      <text:list-level-style-number text:level="6" text:style-name="T339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340" text:display-levels="7" style:num-format="1" style:num-prefix=" " style:num-suffix=".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number>
      <text:list-level-style-number text:level="8" text:style-name="T341" text:display-levels="8" style:num-format="1" style:num-prefix=" " style:num-suffix=".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number>
      <text:list-level-style-number text:level="9" text:style-name="T342" text:display-levels="9" style:num-format="1" style:num-prefix=" " style:num-suffix=".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3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4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5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6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7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8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9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style style:parent-style-name="766" style:family="paragraph" style:name="P8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11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12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251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517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527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530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66" style:family="paragraph" style:name="P539">
      <style:paragraph-properties>
        <style:tab-stops>
          <style:tab-stop style:position="0.9984cm" style:type="left"/>
        </style:tab-stops>
      </style:paragraph-properties>
      <style:text-properties/>
    </style:style>
  </office:automatic-styles>
  <office:master-styles>
    <style:master-page style:name="Standard" style:page-layout-name="Mpm1"/>
    <style:master-page style:name="MasterPage2" style:page-layout-name="Mpm2">
      <style:header>
        <text:p text:style-name="P86"><text:span/><text:span/></text:p>
      </style:header>
    </style:master-page>
    <style:master-page style:name="MasterPage3" style:page-layout-name="Mpm3">
      <style:header>
        <text:p text:style-name="P116"><text:span/><text:span/></text:p>
      </style:header>
    </style:master-page>
    <style:master-page style:name="MasterPage4" style:page-layout-name="Mpm4">
      <style:header>
        <text:p text:style-name="P126"><text:span/><text:span/></text:p>
      </style:header>
    </style:master-page>
    <style:master-page style:name="MasterPage5" style:page-layout-name="Mpm5">
      <style:header>
        <text:p text:style-name="P251"><text:span/><text:span/></text:p>
      </style:header>
    </style:master-page>
    <style:master-page style:name="MasterPage6" style:page-layout-name="Mpm6">
      <style:header>
        <text:p text:style-name="P517"><text:span/><text:span/></text:p>
      </style:header>
    </style:master-page>
    <style:master-page style:name="MasterPage7" style:page-layout-name="Mpm7">
      <style:header>
        <text:p text:style-name="P527"><text:span/><text:span/></text:p>
      </style:header>
    </style:master-page>
    <style:master-page style:name="MasterPage8" style:page-layout-name="Mpm8">
      <style:header>
        <text:p text:style-name="P530"><text:span/><text:span/></text:p>
      </style:header>
    </style:master-page>
    <style:master-page style:name="MasterPage9" style:page-layout-name="Mpm9">
      <style:header>
        <text:p text:style-name="P539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2-06-27T02:17:34Z</meta:creation-date>
  </office:meta>
</office:document-meta>
</file>